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36pt"/>
    </style:style>
    <style:style style:name="co2" style:family="table-column">
      <style:table-column-properties fo:break-before="auto" style:column-width="60.46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est_data_consistency (copy 1)" table:style-name="ta1">
        <table:shapes>
          <draw:frame draw:z-index="0" draw:style-name="gr1" draw:text-style-name="P1" svg:width="10917.89pt" svg:height="3831.48pt" svg:x="90.03pt" svg:y="0pt">
            <loext:p draw:notify-on-update-of-ranges="'test_data_consistency (copy 1)'.A1:'test_data_consistency (copy 1)'.A1000 'test_data_consistency (copy 1)'.B1:'test_data_consistency (copy 1)'.B10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28040960" calcext:value-type="float">
            <text:p>-128040960</text:p>
          </table:table-cell>
          <table:table-cell office:value-type="string" calcext:value-type="string">
            <text:p>F85E4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26255104" calcext:value-type="float">
            <text:p>-126255104</text:p>
          </table:table-cell>
          <table:table-cell office:value-type="string" calcext:value-type="string">
            <text:p>F8798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24141568" calcext:value-type="float">
            <text:p>-124141568</text:p>
          </table:table-cell>
          <table:table-cell office:value-type="string" calcext:value-type="string">
            <text:p>F899C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22241024" calcext:value-type="float">
            <text:p>-122241024</text:p>
          </table:table-cell>
          <table:table-cell office:value-type="string" calcext:value-type="string">
            <text:p>F8B6C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20406016" calcext:value-type="float">
            <text:p>-120406016</text:p>
          </table:table-cell>
          <table:table-cell office:value-type="string" calcext:value-type="string">
            <text:p>F8D2C0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18652928" calcext:value-type="float">
            <text:p>-118652928</text:p>
          </table:table-cell>
          <table:table-cell office:value-type="string" calcext:value-type="string">
            <text:p>F8ED8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17260288" calcext:value-type="float">
            <text:p>-117260288</text:p>
          </table:table-cell>
          <table:table-cell office:value-type="string" calcext:value-type="string">
            <text:p>F902C0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15900416" calcext:value-type="float">
            <text:p>-115900416</text:p>
          </table:table-cell>
          <table:table-cell office:value-type="string" calcext:value-type="string">
            <text:p>F91780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14098176" calcext:value-type="float">
            <text:p>-114098176</text:p>
          </table:table-cell>
          <table:table-cell office:value-type="string" calcext:value-type="string">
            <text:p>F93300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12082944" calcext:value-type="float">
            <text:p>-112082944</text:p>
          </table:table-cell>
          <table:table-cell office:value-type="string" calcext:value-type="string">
            <text:p>F951C0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10264320" calcext:value-type="float">
            <text:p>-110264320</text:p>
          </table:table-cell>
          <table:table-cell office:value-type="string" calcext:value-type="string">
            <text:p>F96D80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08593152" calcext:value-type="float">
            <text:p>-108593152</text:p>
          </table:table-cell>
          <table:table-cell office:value-type="string" calcext:value-type="string">
            <text:p>F98700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06921984" calcext:value-type="float">
            <text:p>-106921984</text:p>
          </table:table-cell>
          <table:table-cell office:value-type="string" calcext:value-type="string">
            <text:p>F9A080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05136128" calcext:value-type="float">
            <text:p>-105136128</text:p>
          </table:table-cell>
          <table:table-cell office:value-type="string" calcext:value-type="string">
            <text:p>F9BBC0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03333888" calcext:value-type="float">
            <text:p>-103333888</text:p>
          </table:table-cell>
          <table:table-cell office:value-type="string" calcext:value-type="string">
            <text:p>F9D740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101744640" calcext:value-type="float">
            <text:p>-101744640</text:p>
          </table:table-cell>
          <table:table-cell office:value-type="string" calcext:value-type="string">
            <text:p>F9EF80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100433920" calcext:value-type="float">
            <text:p>-100433920</text:p>
          </table:table-cell>
          <table:table-cell office:value-type="string" calcext:value-type="string">
            <text:p>FA0380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99287040" calcext:value-type="float">
            <text:p>-99287040</text:p>
          </table:table-cell>
          <table:table-cell office:value-type="string" calcext:value-type="string">
            <text:p>FA1500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98287616" calcext:value-type="float">
            <text:p>-98287616</text:p>
          </table:table-cell>
          <table:table-cell office:value-type="string" calcext:value-type="string">
            <text:p>FA2440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97386496" calcext:value-type="float">
            <text:p>-97386496</text:p>
          </table:table-cell>
          <table:table-cell office:value-type="string" calcext:value-type="string">
            <text:p>FA32000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96321536" calcext:value-type="float">
            <text:p>-96321536</text:p>
          </table:table-cell>
          <table:table-cell office:value-type="string" calcext:value-type="string">
            <text:p>FA4240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95453184" calcext:value-type="float">
            <text:p>-95453184</text:p>
          </table:table-cell>
          <table:table-cell office:value-type="string" calcext:value-type="string">
            <text:p>FA4F80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95092736" calcext:value-type="float">
            <text:p>-95092736</text:p>
          </table:table-cell>
          <table:table-cell office:value-type="string" calcext:value-type="string">
            <text:p>FA55000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94846976" calcext:value-type="float">
            <text:p>-94846976</text:p>
          </table:table-cell>
          <table:table-cell office:value-type="string" calcext:value-type="string">
            <text:p>FA58C0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94846976" calcext:value-type="float">
            <text:p>-94846976</text:p>
          </table:table-cell>
          <table:table-cell office:value-type="string" calcext:value-type="string">
            <text:p>FA58C00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95354880" calcext:value-type="float">
            <text:p>-95354880</text:p>
          </table:table-cell>
          <table:table-cell office:value-type="string" calcext:value-type="string">
            <text:p>FA5100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96272384" calcext:value-type="float">
            <text:p>-96272384</text:p>
          </table:table-cell>
          <table:table-cell office:value-type="string" calcext:value-type="string">
            <text:p>FA4300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97419264" calcext:value-type="float">
            <text:p>-97419264</text:p>
          </table:table-cell>
          <table:table-cell office:value-type="string" calcext:value-type="string">
            <text:p>FA31800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98516992" calcext:value-type="float">
            <text:p>-98516992</text:p>
          </table:table-cell>
          <table:table-cell office:value-type="string" calcext:value-type="string">
            <text:p>FA20C00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99385344" calcext:value-type="float">
            <text:p>-99385344</text:p>
          </table:table-cell>
          <table:table-cell office:value-type="string" calcext:value-type="string">
            <text:p>FA1380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100220928" calcext:value-type="float">
            <text:p>-100220928</text:p>
          </table:table-cell>
          <table:table-cell office:value-type="string" calcext:value-type="string">
            <text:p>FA06C0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101318656" calcext:value-type="float">
            <text:p>-101318656</text:p>
          </table:table-cell>
          <table:table-cell office:value-type="string" calcext:value-type="string">
            <text:p>F9F600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102776832" calcext:value-type="float">
            <text:p>-102776832</text:p>
          </table:table-cell>
          <table:table-cell office:value-type="string" calcext:value-type="string">
            <text:p>F9DFC00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104726528" calcext:value-type="float">
            <text:p>-104726528</text:p>
          </table:table-cell>
          <table:table-cell office:value-type="string" calcext:value-type="string">
            <text:p>F9C2000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106872832" calcext:value-type="float">
            <text:p>-106872832</text:p>
          </table:table-cell>
          <table:table-cell office:value-type="string" calcext:value-type="string">
            <text:p>F9A1400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108707840" calcext:value-type="float">
            <text:p>-108707840</text:p>
          </table:table-cell>
          <table:table-cell office:value-type="string" calcext:value-type="string">
            <text:p>F985400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110493696" calcext:value-type="float">
            <text:p>-110493696</text:p>
          </table:table-cell>
          <table:table-cell office:value-type="string" calcext:value-type="string">
            <text:p>F96A00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112459776" calcext:value-type="float">
            <text:p>-112459776</text:p>
          </table:table-cell>
          <table:table-cell office:value-type="string" calcext:value-type="string">
            <text:p>F94C000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114475008" calcext:value-type="float">
            <text:p>-114475008</text:p>
          </table:table-cell>
          <table:table-cell office:value-type="string" calcext:value-type="string">
            <text:p>F92D40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116342784" calcext:value-type="float">
            <text:p>-116342784</text:p>
          </table:table-cell>
          <table:table-cell office:value-type="string" calcext:value-type="string">
            <text:p>F910C00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117964800" calcext:value-type="float">
            <text:p>-117964800</text:p>
          </table:table-cell>
          <table:table-cell office:value-type="string" calcext:value-type="string">
            <text:p>F8F8000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119439360" calcext:value-type="float">
            <text:p>-119439360</text:p>
          </table:table-cell>
          <table:table-cell office:value-type="string" calcext:value-type="string">
            <text:p>F8E1800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120635392" calcext:value-type="float">
            <text:p>-120635392</text:p>
          </table:table-cell>
          <table:table-cell office:value-type="string" calcext:value-type="string">
            <text:p>F8CF400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122028032" calcext:value-type="float">
            <text:p>-122028032</text:p>
          </table:table-cell>
          <table:table-cell office:value-type="string" calcext:value-type="string">
            <text:p>F8BA000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123830272" calcext:value-type="float">
            <text:p>-123830272</text:p>
          </table:table-cell>
          <table:table-cell office:value-type="string" calcext:value-type="string">
            <text:p>F89E800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125681664" calcext:value-type="float">
            <text:p>-125681664</text:p>
          </table:table-cell>
          <table:table-cell office:value-type="string" calcext:value-type="string">
            <text:p>F882400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127451136" calcext:value-type="float">
            <text:p>-127451136</text:p>
          </table:table-cell>
          <table:table-cell office:value-type="string" calcext:value-type="string">
            <text:p>F867400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128860160" calcext:value-type="float">
            <text:p>-128860160</text:p>
          </table:table-cell>
          <table:table-cell office:value-type="string" calcext:value-type="string">
            <text:p>F851C00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130203648" calcext:value-type="float">
            <text:p>-130203648</text:p>
          </table:table-cell>
          <table:table-cell office:value-type="string" calcext:value-type="string">
            <text:p>F83D400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131629056" calcext:value-type="float">
            <text:p>-131629056</text:p>
          </table:table-cell>
          <table:table-cell office:value-type="string" calcext:value-type="string">
            <text:p>F827800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132726784" calcext:value-type="float">
            <text:p>-132726784</text:p>
          </table:table-cell>
          <table:table-cell office:value-type="string" calcext:value-type="string">
            <text:p>F816C00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133660672" calcext:value-type="float">
            <text:p>-133660672</text:p>
          </table:table-cell>
          <table:table-cell office:value-type="string" calcext:value-type="string">
            <text:p>F808800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134692864" calcext:value-type="float">
            <text:p>-134692864</text:p>
          </table:table-cell>
          <table:table-cell office:value-type="string" calcext:value-type="string">
            <text:p>F7F8C00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135675904" calcext:value-type="float">
            <text:p>-135675904</text:p>
          </table:table-cell>
          <table:table-cell office:value-type="string" calcext:value-type="string">
            <text:p>F7E9C00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136724480" calcext:value-type="float">
            <text:p>-136724480</text:p>
          </table:table-cell>
          <table:table-cell office:value-type="string" calcext:value-type="string">
            <text:p>F7D9C00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137527296" calcext:value-type="float">
            <text:p>-137527296</text:p>
          </table:table-cell>
          <table:table-cell office:value-type="string" calcext:value-type="string">
            <text:p>F7CD800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138002432" calcext:value-type="float">
            <text:p>-138002432</text:p>
          </table:table-cell>
          <table:table-cell office:value-type="string" calcext:value-type="string">
            <text:p>F7C6400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138510336" calcext:value-type="float">
            <text:p>-138510336</text:p>
          </table:table-cell>
          <table:table-cell office:value-type="string" calcext:value-type="string">
            <text:p>F7BE800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139018240" calcext:value-type="float">
            <text:p>-139018240</text:p>
          </table:table-cell>
          <table:table-cell office:value-type="string" calcext:value-type="string">
            <text:p>F7B6C00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139476992" calcext:value-type="float">
            <text:p>-139476992</text:p>
          </table:table-cell>
          <table:table-cell office:value-type="string" calcext:value-type="string">
            <text:p>F7AFC00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139624448" calcext:value-type="float">
            <text:p>-139624448</text:p>
          </table:table-cell>
          <table:table-cell office:value-type="string" calcext:value-type="string">
            <text:p>F7AD800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139657216" calcext:value-type="float">
            <text:p>-139657216</text:p>
          </table:table-cell>
          <table:table-cell office:value-type="string" calcext:value-type="string">
            <text:p>F7AD000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139345920" calcext:value-type="float">
            <text:p>-139345920</text:p>
          </table:table-cell>
          <table:table-cell office:value-type="string" calcext:value-type="string">
            <text:p>F7B1C00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138477568" calcext:value-type="float">
            <text:p>-138477568</text:p>
          </table:table-cell>
          <table:table-cell office:value-type="string" calcext:value-type="string">
            <text:p>F7BF000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137822208" calcext:value-type="float">
            <text:p>-137822208</text:p>
          </table:table-cell>
          <table:table-cell office:value-type="string" calcext:value-type="string">
            <text:p>F7C9000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137117696" calcext:value-type="float">
            <text:p>-137117696</text:p>
          </table:table-cell>
          <table:table-cell office:value-type="string" calcext:value-type="string">
            <text:p>F7D3C00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136314880" calcext:value-type="float">
            <text:p>-136314880</text:p>
          </table:table-cell>
          <table:table-cell office:value-type="string" calcext:value-type="string">
            <text:p>F7E0000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135725056" calcext:value-type="float">
            <text:p>-135725056</text:p>
          </table:table-cell>
          <table:table-cell office:value-type="string" calcext:value-type="string">
            <text:p>F7E9000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134807552" calcext:value-type="float">
            <text:p>-134807552</text:p>
          </table:table-cell>
          <table:table-cell office:value-type="string" calcext:value-type="string">
            <text:p>F7F7000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133496832" calcext:value-type="float">
            <text:p>-133496832</text:p>
          </table:table-cell>
          <table:table-cell office:value-type="string" calcext:value-type="string">
            <text:p>F80B000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132104192" calcext:value-type="float">
            <text:p>-132104192</text:p>
          </table:table-cell>
          <table:table-cell office:value-type="string" calcext:value-type="string">
            <text:p>F820400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130809856" calcext:value-type="float">
            <text:p>-130809856</text:p>
          </table:table-cell>
          <table:table-cell office:value-type="string" calcext:value-type="string">
            <text:p>F834000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129646592" calcext:value-type="float">
            <text:p>-129646592</text:p>
          </table:table-cell>
          <table:table-cell office:value-type="string" calcext:value-type="string">
            <text:p>F845C00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128303104" calcext:value-type="float">
            <text:p>-128303104</text:p>
          </table:table-cell>
          <table:table-cell office:value-type="string" calcext:value-type="string">
            <text:p>F85A400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126451712" calcext:value-type="float">
            <text:p>-126451712</text:p>
          </table:table-cell>
          <table:table-cell office:value-type="string" calcext:value-type="string">
            <text:p>F876800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124256256" calcext:value-type="float">
            <text:p>-124256256</text:p>
          </table:table-cell>
          <table:table-cell office:value-type="string" calcext:value-type="string">
            <text:p>F898000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122191872" calcext:value-type="float">
            <text:p>-122191872</text:p>
          </table:table-cell>
          <table:table-cell office:value-type="string" calcext:value-type="string">
            <text:p>F8B7800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120422400" calcext:value-type="float">
            <text:p>-120422400</text:p>
          </table:table-cell>
          <table:table-cell office:value-type="string" calcext:value-type="string">
            <text:p>F8D2800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118800384" calcext:value-type="float">
            <text:p>-118800384</text:p>
          </table:table-cell>
          <table:table-cell office:value-type="string" calcext:value-type="string">
            <text:p>F8EB400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117374976" calcext:value-type="float">
            <text:p>-117374976</text:p>
          </table:table-cell>
          <table:table-cell office:value-type="string" calcext:value-type="string">
            <text:p>F901000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116031488" calcext:value-type="float">
            <text:p>-116031488</text:p>
          </table:table-cell>
          <table:table-cell office:value-type="string" calcext:value-type="string">
            <text:p>F915800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114262016" calcext:value-type="float">
            <text:p>-114262016</text:p>
          </table:table-cell>
          <table:table-cell office:value-type="string" calcext:value-type="string">
            <text:p>F930800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112263168" calcext:value-type="float">
            <text:p>-112263168</text:p>
          </table:table-cell>
          <table:table-cell office:value-type="string" calcext:value-type="string">
            <text:p>F94F000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110395392" calcext:value-type="float">
            <text:p>-110395392</text:p>
          </table:table-cell>
          <table:table-cell office:value-type="string" calcext:value-type="string">
            <text:p>F96B800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108707840" calcext:value-type="float">
            <text:p>-108707840</text:p>
          </table:table-cell>
          <table:table-cell office:value-type="string" calcext:value-type="string">
            <text:p>F985400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107053056" calcext:value-type="float">
            <text:p>-107053056</text:p>
          </table:table-cell>
          <table:table-cell office:value-type="string" calcext:value-type="string">
            <text:p>F99E800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105316352" calcext:value-type="float">
            <text:p>-105316352</text:p>
          </table:table-cell>
          <table:table-cell office:value-type="string" calcext:value-type="string">
            <text:p>F9B9000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103514112" calcext:value-type="float">
            <text:p>-103514112</text:p>
          </table:table-cell>
          <table:table-cell office:value-type="string" calcext:value-type="string">
            <text:p>F9D4800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101842944" calcext:value-type="float">
            <text:p>-101842944</text:p>
          </table:table-cell>
          <table:table-cell office:value-type="string" calcext:value-type="string">
            <text:p>F9EE000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100499456" calcext:value-type="float">
            <text:p>-100499456</text:p>
          </table:table-cell>
          <table:table-cell office:value-type="string" calcext:value-type="string">
            <text:p>FA02800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99450880" calcext:value-type="float">
            <text:p>-99450880</text:p>
          </table:table-cell>
          <table:table-cell office:value-type="string" calcext:value-type="string">
            <text:p>FA12800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98516992" calcext:value-type="float">
            <text:p>-98516992</text:p>
          </table:table-cell>
          <table:table-cell office:value-type="string" calcext:value-type="string">
            <text:p>FA20C00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97501184" calcext:value-type="float">
            <text:p>-97501184</text:p>
          </table:table-cell>
          <table:table-cell office:value-type="string" calcext:value-type="string">
            <text:p>FA30400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96468992" calcext:value-type="float">
            <text:p>-96468992</text:p>
          </table:table-cell>
          <table:table-cell office:value-type="string" calcext:value-type="string">
            <text:p>FA40000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95715328" calcext:value-type="float">
            <text:p>-95715328</text:p>
          </table:table-cell>
          <table:table-cell office:value-type="string" calcext:value-type="string">
            <text:p>FA4B800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-95289344" calcext:value-type="float">
            <text:p>-95289344</text:p>
          </table:table-cell>
          <table:table-cell office:value-type="string" calcext:value-type="string">
            <text:p>FA52000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-95092736" calcext:value-type="float">
            <text:p>-95092736</text:p>
          </table:table-cell>
          <table:table-cell office:value-type="string" calcext:value-type="string">
            <text:p>FA55000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95125504" calcext:value-type="float">
            <text:p>-95125504</text:p>
          </table:table-cell>
          <table:table-cell office:value-type="string" calcext:value-type="string">
            <text:p>FA54800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-95453184" calcext:value-type="float">
            <text:p>-95453184</text:p>
          </table:table-cell>
          <table:table-cell office:value-type="string" calcext:value-type="string">
            <text:p>FA4F800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96354304" calcext:value-type="float">
            <text:p>-96354304</text:p>
          </table:table-cell>
          <table:table-cell office:value-type="string" calcext:value-type="string">
            <text:p>FA41C00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-97533952" calcext:value-type="float">
            <text:p>-97533952</text:p>
          </table:table-cell>
          <table:table-cell office:value-type="string" calcext:value-type="string">
            <text:p>FA2FC00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-98615296" calcext:value-type="float">
            <text:p>-98615296</text:p>
          </table:table-cell>
          <table:table-cell office:value-type="string" calcext:value-type="string">
            <text:p>FA1F400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99516416" calcext:value-type="float">
            <text:p>-99516416</text:p>
          </table:table-cell>
          <table:table-cell office:value-type="string" calcext:value-type="string">
            <text:p>FA11800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-100335616" calcext:value-type="float">
            <text:p>-100335616</text:p>
          </table:table-cell>
          <table:table-cell office:value-type="string" calcext:value-type="string">
            <text:p>FA05000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-101384192" calcext:value-type="float">
            <text:p>-101384192</text:p>
          </table:table-cell>
          <table:table-cell office:value-type="string" calcext:value-type="string">
            <text:p>F9F5000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-102842368" calcext:value-type="float">
            <text:p>-102842368</text:p>
          </table:table-cell>
          <table:table-cell office:value-type="string" calcext:value-type="string">
            <text:p>F9DEC00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-104792064" calcext:value-type="float">
            <text:p>-104792064</text:p>
          </table:table-cell>
          <table:table-cell office:value-type="string" calcext:value-type="string">
            <text:p>F9C1000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106987520" calcext:value-type="float">
            <text:p>-106987520</text:p>
          </table:table-cell>
          <table:table-cell office:value-type="string" calcext:value-type="string">
            <text:p>F99F800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-108904448" calcext:value-type="float">
            <text:p>-108904448</text:p>
          </table:table-cell>
          <table:table-cell office:value-type="string" calcext:value-type="string">
            <text:p>F982400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-110641152" calcext:value-type="float">
            <text:p>-110641152</text:p>
          </table:table-cell>
          <table:table-cell office:value-type="string" calcext:value-type="string">
            <text:p>F967C00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112508928" calcext:value-type="float">
            <text:p>-112508928</text:p>
          </table:table-cell>
          <table:table-cell office:value-type="string" calcext:value-type="string">
            <text:p>F94B400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114475008" calcext:value-type="float">
            <text:p>-114475008</text:p>
          </table:table-cell>
          <table:table-cell office:value-type="string" calcext:value-type="string">
            <text:p>F92D400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116506624" calcext:value-type="float">
            <text:p>-116506624</text:p>
          </table:table-cell>
          <table:table-cell office:value-type="string" calcext:value-type="string">
            <text:p>F90E400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-118243328" calcext:value-type="float">
            <text:p>-118243328</text:p>
          </table:table-cell>
          <table:table-cell office:value-type="string" calcext:value-type="string">
            <text:p>F8F3C00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-119586816" calcext:value-type="float">
            <text:p>-119586816</text:p>
          </table:table-cell>
          <table:table-cell office:value-type="string" calcext:value-type="string">
            <text:p>F8DF400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-120848384" calcext:value-type="float">
            <text:p>-120848384</text:p>
          </table:table-cell>
          <table:table-cell office:value-type="string" calcext:value-type="string">
            <text:p>F8CC000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-122290176" calcext:value-type="float">
            <text:p>-122290176</text:p>
          </table:table-cell>
          <table:table-cell office:value-type="string" calcext:value-type="string">
            <text:p>F8B6000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123863040" calcext:value-type="float">
            <text:p>-123863040</text:p>
          </table:table-cell>
          <table:table-cell office:value-type="string" calcext:value-type="string">
            <text:p>F89E000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-125648896" calcext:value-type="float">
            <text:p>-125648896</text:p>
          </table:table-cell>
          <table:table-cell office:value-type="string" calcext:value-type="string">
            <text:p>F882C00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-127614976" calcext:value-type="float">
            <text:p>-127614976</text:p>
          </table:table-cell>
          <table:table-cell office:value-type="string" calcext:value-type="string">
            <text:p>F864C00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-129089536" calcext:value-type="float">
            <text:p>-129089536</text:p>
          </table:table-cell>
          <table:table-cell office:value-type="string" calcext:value-type="string">
            <text:p>F84E400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-130351104" calcext:value-type="float">
            <text:p>-130351104</text:p>
          </table:table-cell>
          <table:table-cell office:value-type="string" calcext:value-type="string">
            <text:p>F83B000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131891200" calcext:value-type="float">
            <text:p>-131891200</text:p>
          </table:table-cell>
          <table:table-cell office:value-type="string" calcext:value-type="string">
            <text:p>F823800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-133103616" calcext:value-type="float">
            <text:p>-133103616</text:p>
          </table:table-cell>
          <table:table-cell office:value-type="string" calcext:value-type="string">
            <text:p>F811000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-133873664" calcext:value-type="float">
            <text:p>-133873664</text:p>
          </table:table-cell>
          <table:table-cell office:value-type="string" calcext:value-type="string">
            <text:p>F805400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-134742016" calcext:value-type="float">
            <text:p>-134742016</text:p>
          </table:table-cell>
          <table:table-cell office:value-type="string" calcext:value-type="string">
            <text:p>F7F8000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-135806976" calcext:value-type="float">
            <text:p>-135806976</text:p>
          </table:table-cell>
          <table:table-cell office:value-type="string" calcext:value-type="string">
            <text:p>F7E7C00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-136577024" calcext:value-type="float">
            <text:p>-136577024</text:p>
          </table:table-cell>
          <table:table-cell office:value-type="string" calcext:value-type="string">
            <text:p>F7DC000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-137052160" calcext:value-type="float">
            <text:p>-137052160</text:p>
          </table:table-cell>
          <table:table-cell office:value-type="string" calcext:value-type="string">
            <text:p>F7D4C00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-137871360" calcext:value-type="float">
            <text:p>-137871360</text:p>
          </table:table-cell>
          <table:table-cell office:value-type="string" calcext:value-type="string">
            <text:p>F7C8400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-138657792" calcext:value-type="float">
            <text:p>-138657792</text:p>
          </table:table-cell>
          <table:table-cell office:value-type="string" calcext:value-type="string">
            <text:p>F7BC400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-139296768" calcext:value-type="float">
            <text:p>-139296768</text:p>
          </table:table-cell>
          <table:table-cell office:value-type="string" calcext:value-type="string">
            <text:p>F7B2800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-139722752" calcext:value-type="float">
            <text:p>-139722752</text:p>
          </table:table-cell>
          <table:table-cell office:value-type="string" calcext:value-type="string">
            <text:p>F7AC000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-139755520" calcext:value-type="float">
            <text:p>-139755520</text:p>
          </table:table-cell>
          <table:table-cell office:value-type="string" calcext:value-type="string">
            <text:p>F7AB800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-139870208" calcext:value-type="float">
            <text:p>-139870208</text:p>
          </table:table-cell>
          <table:table-cell office:value-type="string" calcext:value-type="string">
            <text:p>F7A9C00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-139542528" calcext:value-type="float">
            <text:p>-139542528</text:p>
          </table:table-cell>
          <table:table-cell office:value-type="string" calcext:value-type="string">
            <text:p>F7AEC00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-138723328" calcext:value-type="float">
            <text:p>-138723328</text:p>
          </table:table-cell>
          <table:table-cell office:value-type="string" calcext:value-type="string">
            <text:p>F7BB400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-138149888" calcext:value-type="float">
            <text:p>-138149888</text:p>
          </table:table-cell>
          <table:table-cell office:value-type="string" calcext:value-type="string">
            <text:p>F7C4000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-137412608" calcext:value-type="float">
            <text:p>-137412608</text:p>
          </table:table-cell>
          <table:table-cell office:value-type="string" calcext:value-type="string">
            <text:p>F7CF400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-136560640" calcext:value-type="float">
            <text:p>-136560640</text:p>
          </table:table-cell>
          <table:table-cell office:value-type="string" calcext:value-type="string">
            <text:p>F7DC400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-135872512" calcext:value-type="float">
            <text:p>-135872512</text:p>
          </table:table-cell>
          <table:table-cell office:value-type="string" calcext:value-type="string">
            <text:p>F7E6C00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-135020544" calcext:value-type="float">
            <text:p>-135020544</text:p>
          </table:table-cell>
          <table:table-cell office:value-type="string" calcext:value-type="string">
            <text:p>F7F3C00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-133791744" calcext:value-type="float">
            <text:p>-133791744</text:p>
          </table:table-cell>
          <table:table-cell office:value-type="string" calcext:value-type="string">
            <text:p>F806800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-96550912" calcext:value-type="float">
            <text:p>-96550912</text:p>
          </table:table-cell>
          <table:table-cell office:value-type="string" calcext:value-type="string">
            <text:p>FA3EC00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-95748096" calcext:value-type="float">
            <text:p>-95748096</text:p>
          </table:table-cell>
          <table:table-cell office:value-type="string" calcext:value-type="string">
            <text:p>FA4B000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-95289344" calcext:value-type="float">
            <text:p>-95289344</text:p>
          </table:table-cell>
          <table:table-cell office:value-type="string" calcext:value-type="string">
            <text:p>FA52000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-94961664" calcext:value-type="float">
            <text:p>-94961664</text:p>
          </table:table-cell>
          <table:table-cell office:value-type="string" calcext:value-type="string">
            <text:p>FA57000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-94978048" calcext:value-type="float">
            <text:p>-94978048</text:p>
          </table:table-cell>
          <table:table-cell office:value-type="string" calcext:value-type="string">
            <text:p>FA56C00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-95485952" calcext:value-type="float">
            <text:p>-95485952</text:p>
          </table:table-cell>
          <table:table-cell office:value-type="string" calcext:value-type="string">
            <text:p>FA4F000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-96370688" calcext:value-type="float">
            <text:p>-96370688</text:p>
          </table:table-cell>
          <table:table-cell office:value-type="string" calcext:value-type="string">
            <text:p>FA41800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-97484800" calcext:value-type="float">
            <text:p>-97484800</text:p>
          </table:table-cell>
          <table:table-cell office:value-type="string" calcext:value-type="string">
            <text:p>FA30800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-98648064" calcext:value-type="float">
            <text:p>-98648064</text:p>
          </table:table-cell>
          <table:table-cell office:value-type="string" calcext:value-type="string">
            <text:p>FA1EC00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-99614720" calcext:value-type="float">
            <text:p>-99614720</text:p>
          </table:table-cell>
          <table:table-cell office:value-type="string" calcext:value-type="string">
            <text:p>FA10000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-100433920" calcext:value-type="float">
            <text:p>-100433920</text:p>
          </table:table-cell>
          <table:table-cell office:value-type="string" calcext:value-type="string">
            <text:p>FA03800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-101466112" calcext:value-type="float">
            <text:p>-101466112</text:p>
          </table:table-cell>
          <table:table-cell office:value-type="string" calcext:value-type="string">
            <text:p>F9F3C00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-102907904" calcext:value-type="float">
            <text:p>-102907904</text:p>
          </table:table-cell>
          <table:table-cell office:value-type="string" calcext:value-type="string">
            <text:p>F9DDC00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-104857600" calcext:value-type="float">
            <text:p>-104857600</text:p>
          </table:table-cell>
          <table:table-cell office:value-type="string" calcext:value-type="string">
            <text:p>F9C0000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-106905600" calcext:value-type="float">
            <text:p>-106905600</text:p>
          </table:table-cell>
          <table:table-cell office:value-type="string" calcext:value-type="string">
            <text:p>F9A0C00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-108707840" calcext:value-type="float">
            <text:p>-108707840</text:p>
          </table:table-cell>
          <table:table-cell office:value-type="string" calcext:value-type="string">
            <text:p>F985400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-110444544" calcext:value-type="float">
            <text:p>-110444544</text:p>
          </table:table-cell>
          <table:table-cell office:value-type="string" calcext:value-type="string">
            <text:p>F96AC00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-112345088" calcext:value-type="float">
            <text:p>-112345088</text:p>
          </table:table-cell>
          <table:table-cell office:value-type="string" calcext:value-type="string">
            <text:p>F94DC00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-114425856" calcext:value-type="float">
            <text:p>-114425856</text:p>
          </table:table-cell>
          <table:table-cell office:value-type="string" calcext:value-type="string">
            <text:p>F92E000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-116424704" calcext:value-type="float">
            <text:p>-116424704</text:p>
          </table:table-cell>
          <table:table-cell office:value-type="string" calcext:value-type="string">
            <text:p>F90F800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-118095872" calcext:value-type="float">
            <text:p>-118095872</text:p>
          </table:table-cell>
          <table:table-cell office:value-type="string" calcext:value-type="string">
            <text:p>F8F6000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-119390208" calcext:value-type="float">
            <text:p>-119390208</text:p>
          </table:table-cell>
          <table:table-cell office:value-type="string" calcext:value-type="string">
            <text:p>F8E2400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-120504320" calcext:value-type="float">
            <text:p>-120504320</text:p>
          </table:table-cell>
          <table:table-cell office:value-type="string" calcext:value-type="string">
            <text:p>F8D1400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-121946112" calcext:value-type="float">
            <text:p>-121946112</text:p>
          </table:table-cell>
          <table:table-cell office:value-type="string" calcext:value-type="string">
            <text:p>F8BB400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-123633664" calcext:value-type="float">
            <text:p>-123633664</text:p>
          </table:table-cell>
          <table:table-cell office:value-type="string" calcext:value-type="string">
            <text:p>F8A1800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-125337600" calcext:value-type="float">
            <text:p>-125337600</text:p>
          </table:table-cell>
          <table:table-cell office:value-type="string" calcext:value-type="string">
            <text:p>F887800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-127238144" calcext:value-type="float">
            <text:p>-127238144</text:p>
          </table:table-cell>
          <table:table-cell office:value-type="string" calcext:value-type="string">
            <text:p>F86A800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-128827392" calcext:value-type="float">
            <text:p>-128827392</text:p>
          </table:table-cell>
          <table:table-cell office:value-type="string" calcext:value-type="string">
            <text:p>F852400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-129974272" calcext:value-type="float">
            <text:p>-129974272</text:p>
          </table:table-cell>
          <table:table-cell office:value-type="string" calcext:value-type="string">
            <text:p>F840C00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-131284992" calcext:value-type="float">
            <text:p>-131284992</text:p>
          </table:table-cell>
          <table:table-cell office:value-type="string" calcext:value-type="string">
            <text:p>F82CC00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-132677632" calcext:value-type="float">
            <text:p>-132677632</text:p>
          </table:table-cell>
          <table:table-cell office:value-type="string" calcext:value-type="string">
            <text:p>F817800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-133529600" calcext:value-type="float">
            <text:p>-133529600</text:p>
          </table:table-cell>
          <table:table-cell office:value-type="string" calcext:value-type="string">
            <text:p>F80A800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-134332416" calcext:value-type="float">
            <text:p>-134332416</text:p>
          </table:table-cell>
          <table:table-cell office:value-type="string" calcext:value-type="string">
            <text:p>F7FE400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-135495680" calcext:value-type="float">
            <text:p>-135495680</text:p>
          </table:table-cell>
          <table:table-cell office:value-type="string" calcext:value-type="string">
            <text:p>F7EC800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-136380416" calcext:value-type="float">
            <text:p>-136380416</text:p>
          </table:table-cell>
          <table:table-cell office:value-type="string" calcext:value-type="string">
            <text:p>F7DF000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-136921088" calcext:value-type="float">
            <text:p>-136921088</text:p>
          </table:table-cell>
          <table:table-cell office:value-type="string" calcext:value-type="string">
            <text:p>F7D6C00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-137494528" calcext:value-type="float">
            <text:p>-137494528</text:p>
          </table:table-cell>
          <table:table-cell office:value-type="string" calcext:value-type="string">
            <text:p>F7CE000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-138117120" calcext:value-type="float">
            <text:p>-138117120</text:p>
          </table:table-cell>
          <table:table-cell office:value-type="string" calcext:value-type="string">
            <text:p>F7C4800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-138756096" calcext:value-type="float">
            <text:p>-138756096</text:p>
          </table:table-cell>
          <table:table-cell office:value-type="string" calcext:value-type="string">
            <text:p>F7BAC00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-139198464" calcext:value-type="float">
            <text:p>-139198464</text:p>
          </table:table-cell>
          <table:table-cell office:value-type="string" calcext:value-type="string">
            <text:p>F7B4000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-139280384" calcext:value-type="float">
            <text:p>-139280384</text:p>
          </table:table-cell>
          <table:table-cell office:value-type="string" calcext:value-type="string">
            <text:p>F7B2C00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-139345920" calcext:value-type="float">
            <text:p>-139345920</text:p>
          </table:table-cell>
          <table:table-cell office:value-type="string" calcext:value-type="string">
            <text:p>F7B1C00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-139165696" calcext:value-type="float">
            <text:p>-139165696</text:p>
          </table:table-cell>
          <table:table-cell office:value-type="string" calcext:value-type="string">
            <text:p>F7B4800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-138428416" calcext:value-type="float">
            <text:p>-138428416</text:p>
          </table:table-cell>
          <table:table-cell office:value-type="string" calcext:value-type="string">
            <text:p>F7BFC00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-137707520" calcext:value-type="float">
            <text:p>-137707520</text:p>
          </table:table-cell>
          <table:table-cell office:value-type="string" calcext:value-type="string">
            <text:p>F7CAC00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-137101312" calcext:value-type="float">
            <text:p>-137101312</text:p>
          </table:table-cell>
          <table:table-cell office:value-type="string" calcext:value-type="string">
            <text:p>F7D4000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-136200192" calcext:value-type="float">
            <text:p>-136200192</text:p>
          </table:table-cell>
          <table:table-cell office:value-type="string" calcext:value-type="string">
            <text:p>F7E1C00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-135397376" calcext:value-type="float">
            <text:p>-135397376</text:p>
          </table:table-cell>
          <table:table-cell office:value-type="string" calcext:value-type="string">
            <text:p>F7EE000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-134742016" calcext:value-type="float">
            <text:p>-134742016</text:p>
          </table:table-cell>
          <table:table-cell office:value-type="string" calcext:value-type="string">
            <text:p>F7F8000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-133496832" calcext:value-type="float">
            <text:p>-133496832</text:p>
          </table:table-cell>
          <table:table-cell office:value-type="string" calcext:value-type="string">
            <text:p>F80B000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-132038656" calcext:value-type="float">
            <text:p>-132038656</text:p>
          </table:table-cell>
          <table:table-cell office:value-type="string" calcext:value-type="string">
            <text:p>F821400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-130908160" calcext:value-type="float">
            <text:p>-130908160</text:p>
          </table:table-cell>
          <table:table-cell office:value-type="string" calcext:value-type="string">
            <text:p>F832800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-129646592" calcext:value-type="float">
            <text:p>-129646592</text:p>
          </table:table-cell>
          <table:table-cell office:value-type="string" calcext:value-type="string">
            <text:p>F845C00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-128172032" calcext:value-type="float">
            <text:p>-128172032</text:p>
          </table:table-cell>
          <table:table-cell office:value-type="string" calcext:value-type="string">
            <text:p>F85C400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-126468096" calcext:value-type="float">
            <text:p>-126468096</text:p>
          </table:table-cell>
          <table:table-cell office:value-type="string" calcext:value-type="string">
            <text:p>F876400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-124469248" calcext:value-type="float">
            <text:p>-124469248</text:p>
          </table:table-cell>
          <table:table-cell office:value-type="string" calcext:value-type="string">
            <text:p>F894C00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-122388480" calcext:value-type="float">
            <text:p>-122388480</text:p>
          </table:table-cell>
          <table:table-cell office:value-type="string" calcext:value-type="string">
            <text:p>F8B4800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-120537088" calcext:value-type="float">
            <text:p>-120537088</text:p>
          </table:table-cell>
          <table:table-cell office:value-type="string" calcext:value-type="string">
            <text:p>F8D0C00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-118882304" calcext:value-type="float">
            <text:p>-118882304</text:p>
          </table:table-cell>
          <table:table-cell office:value-type="string" calcext:value-type="string">
            <text:p>F8EA000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-117391360" calcext:value-type="float">
            <text:p>-117391360</text:p>
          </table:table-cell>
          <table:table-cell office:value-type="string" calcext:value-type="string">
            <text:p>F900C00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-116129792" calcext:value-type="float">
            <text:p>-116129792</text:p>
          </table:table-cell>
          <table:table-cell office:value-type="string" calcext:value-type="string">
            <text:p>F914000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-114475008" calcext:value-type="float">
            <text:p>-114475008</text:p>
          </table:table-cell>
          <table:table-cell office:value-type="string" calcext:value-type="string">
            <text:p>F92D400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-112377856" calcext:value-type="float">
            <text:p>-112377856</text:p>
          </table:table-cell>
          <table:table-cell office:value-type="string" calcext:value-type="string">
            <text:p>F94D400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-110542848" calcext:value-type="float">
            <text:p>-110542848</text:p>
          </table:table-cell>
          <table:table-cell office:value-type="string" calcext:value-type="string">
            <text:p>F969400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-108888064" calcext:value-type="float">
            <text:p>-108888064</text:p>
          </table:table-cell>
          <table:table-cell office:value-type="string" calcext:value-type="string">
            <text:p>F982800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-107200512" calcext:value-type="float">
            <text:p>-107200512</text:p>
          </table:table-cell>
          <table:table-cell office:value-type="string" calcext:value-type="string">
            <text:p>F99C400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-105447424" calcext:value-type="float">
            <text:p>-105447424</text:p>
          </table:table-cell>
          <table:table-cell office:value-type="string" calcext:value-type="string">
            <text:p>F9B7000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-103546880" calcext:value-type="float">
            <text:p>-103546880</text:p>
          </table:table-cell>
          <table:table-cell office:value-type="string" calcext:value-type="string">
            <text:p>F9D4000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-101892096" calcext:value-type="float">
            <text:p>-101892096</text:p>
          </table:table-cell>
          <table:table-cell office:value-type="string" calcext:value-type="string">
            <text:p>F9ED400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-100515840" calcext:value-type="float">
            <text:p>-100515840</text:p>
          </table:table-cell>
          <table:table-cell office:value-type="string" calcext:value-type="string">
            <text:p>FA02400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-99385344" calcext:value-type="float">
            <text:p>-99385344</text:p>
          </table:table-cell>
          <table:table-cell office:value-type="string" calcext:value-type="string">
            <text:p>FA13800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-98500608" calcext:value-type="float">
            <text:p>-98500608</text:p>
          </table:table-cell>
          <table:table-cell office:value-type="string" calcext:value-type="string">
            <text:p>FA21000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-97501184" calcext:value-type="float">
            <text:p>-97501184</text:p>
          </table:table-cell>
          <table:table-cell office:value-type="string" calcext:value-type="string">
            <text:p>FA30400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-96452608" calcext:value-type="float">
            <text:p>-96452608</text:p>
          </table:table-cell>
          <table:table-cell office:value-type="string" calcext:value-type="string">
            <text:p>FA40400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-95715328" calcext:value-type="float">
            <text:p>-95715328</text:p>
          </table:table-cell>
          <table:table-cell office:value-type="string" calcext:value-type="string">
            <text:p>FA4B800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-95174656" calcext:value-type="float">
            <text:p>-95174656</text:p>
          </table:table-cell>
          <table:table-cell office:value-type="string" calcext:value-type="string">
            <text:p>FA53C00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-94797824" calcext:value-type="float">
            <text:p>-94797824</text:p>
          </table:table-cell>
          <table:table-cell office:value-type="string" calcext:value-type="string">
            <text:p>FA59800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-94797824" calcext:value-type="float">
            <text:p>-94797824</text:p>
          </table:table-cell>
          <table:table-cell office:value-type="string" calcext:value-type="string">
            <text:p>FA59800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-95207424" calcext:value-type="float">
            <text:p>-95207424</text:p>
          </table:table-cell>
          <table:table-cell office:value-type="string" calcext:value-type="string">
            <text:p>FA53400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-95944704" calcext:value-type="float">
            <text:p>-95944704</text:p>
          </table:table-cell>
          <table:table-cell office:value-type="string" calcext:value-type="string">
            <text:p>FA48000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-96993280" calcext:value-type="float">
            <text:p>-96993280</text:p>
          </table:table-cell>
          <table:table-cell office:value-type="string" calcext:value-type="string">
            <text:p>FA38000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-98205696" calcext:value-type="float">
            <text:p>-98205696</text:p>
          </table:table-cell>
          <table:table-cell office:value-type="string" calcext:value-type="string">
            <text:p>FA25800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-99123200" calcext:value-type="float">
            <text:p>-99123200</text:p>
          </table:table-cell>
          <table:table-cell office:value-type="string" calcext:value-type="string">
            <text:p>FA17800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-99909632" calcext:value-type="float">
            <text:p>-99909632</text:p>
          </table:table-cell>
          <table:table-cell office:value-type="string" calcext:value-type="string">
            <text:p>FA0B800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-100941824" calcext:value-type="float">
            <text:p>-100941824</text:p>
          </table:table-cell>
          <table:table-cell office:value-type="string" calcext:value-type="string">
            <text:p>F9FBC00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-102367232" calcext:value-type="float">
            <text:p>-102367232</text:p>
          </table:table-cell>
          <table:table-cell office:value-type="string" calcext:value-type="string">
            <text:p>F9E6000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-104218624" calcext:value-type="float">
            <text:p>-104218624</text:p>
          </table:table-cell>
          <table:table-cell office:value-type="string" calcext:value-type="string">
            <text:p>F9C9C00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-106266624" calcext:value-type="float">
            <text:p>-106266624</text:p>
          </table:table-cell>
          <table:table-cell office:value-type="string" calcext:value-type="string">
            <text:p>F9AA800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-108199936" calcext:value-type="float">
            <text:p>-108199936</text:p>
          </table:table-cell>
          <table:table-cell office:value-type="string" calcext:value-type="string">
            <text:p>F98D000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-109953024" calcext:value-type="float">
            <text:p>-109953024</text:p>
          </table:table-cell>
          <table:table-cell office:value-type="string" calcext:value-type="string">
            <text:p>F972400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-111853568" calcext:value-type="float">
            <text:p>-111853568</text:p>
          </table:table-cell>
          <table:table-cell office:value-type="string" calcext:value-type="string">
            <text:p>F955400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-113967104" calcext:value-type="float">
            <text:p>-113967104</text:p>
          </table:table-cell>
          <table:table-cell office:value-type="string" calcext:value-type="string">
            <text:p>F935000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-115916800" calcext:value-type="float">
            <text:p>-115916800</text:p>
          </table:table-cell>
          <table:table-cell office:value-type="string" calcext:value-type="string">
            <text:p>F917400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-117538816" calcext:value-type="float">
            <text:p>-117538816</text:p>
          </table:table-cell>
          <table:table-cell office:value-type="string" calcext:value-type="string">
            <text:p>F8FE800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-118947840" calcext:value-type="float">
            <text:p>-118947840</text:p>
          </table:table-cell>
          <table:table-cell office:value-type="string" calcext:value-type="string">
            <text:p>F8E9000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-120209408" calcext:value-type="float">
            <text:p>-120209408</text:p>
          </table:table-cell>
          <table:table-cell office:value-type="string" calcext:value-type="string">
            <text:p>F8D5C00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-121716736" calcext:value-type="float">
            <text:p>-121716736</text:p>
          </table:table-cell>
          <table:table-cell office:value-type="string" calcext:value-type="string">
            <text:p>F8BEC00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-123224064" calcext:value-type="float">
            <text:p>-123224064</text:p>
          </table:table-cell>
          <table:table-cell office:value-type="string" calcext:value-type="string">
            <text:p>F8A7C00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-124960768" calcext:value-type="float">
            <text:p>-124960768</text:p>
          </table:table-cell>
          <table:table-cell office:value-type="string" calcext:value-type="string">
            <text:p>F88D400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-126943232" calcext:value-type="float">
            <text:p>-126943232</text:p>
          </table:table-cell>
          <table:table-cell office:value-type="string" calcext:value-type="string">
            <text:p>F86F000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-128450560" calcext:value-type="float">
            <text:p>-128450560</text:p>
          </table:table-cell>
          <table:table-cell office:value-type="string" calcext:value-type="string">
            <text:p>F858000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-129744896" calcext:value-type="float">
            <text:p>-129744896</text:p>
          </table:table-cell>
          <table:table-cell office:value-type="string" calcext:value-type="string">
            <text:p>F84440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-131137536" calcext:value-type="float">
            <text:p>-131137536</text:p>
          </table:table-cell>
          <table:table-cell office:value-type="string" calcext:value-type="string">
            <text:p>F82F000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-132382720" calcext:value-type="float">
            <text:p>-132382720</text:p>
          </table:table-cell>
          <table:table-cell office:value-type="string" calcext:value-type="string">
            <text:p>F81C000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-133431296" calcext:value-type="float">
            <text:p>-133431296</text:p>
          </table:table-cell>
          <table:table-cell office:value-type="string" calcext:value-type="string">
            <text:p>F80C000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-134250496" calcext:value-type="float">
            <text:p>-134250496</text:p>
          </table:table-cell>
          <table:table-cell office:value-type="string" calcext:value-type="string">
            <text:p>F7FF800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-135086080" calcext:value-type="float">
            <text:p>-135086080</text:p>
          </table:table-cell>
          <table:table-cell office:value-type="string" calcext:value-type="string">
            <text:p>F7F2C00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-136069120" calcext:value-type="float">
            <text:p>-136069120</text:p>
          </table:table-cell>
          <table:table-cell office:value-type="string" calcext:value-type="string">
            <text:p>F7E3C00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-136757248" calcext:value-type="float">
            <text:p>-136757248</text:p>
          </table:table-cell>
          <table:table-cell office:value-type="string" calcext:value-type="string">
            <text:p>F7D9400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-137347072" calcext:value-type="float">
            <text:p>-137347072</text:p>
          </table:table-cell>
          <table:table-cell office:value-type="string" calcext:value-type="string">
            <text:p>F7D04000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-138051584" calcext:value-type="float">
            <text:p>-138051584</text:p>
          </table:table-cell>
          <table:table-cell office:value-type="string" calcext:value-type="string">
            <text:p>F7C58000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-138723328" calcext:value-type="float">
            <text:p>-138723328</text:p>
          </table:table-cell>
          <table:table-cell office:value-type="string" calcext:value-type="string">
            <text:p>F7BB4000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-139165696" calcext:value-type="float">
            <text:p>-139165696</text:p>
          </table:table-cell>
          <table:table-cell office:value-type="string" calcext:value-type="string">
            <text:p>F7B4800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-139264000" calcext:value-type="float">
            <text:p>-139264000</text:p>
          </table:table-cell>
          <table:table-cell office:value-type="string" calcext:value-type="string">
            <text:p>F7B30000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-139378688" calcext:value-type="float">
            <text:p>-139378688</text:p>
          </table:table-cell>
          <table:table-cell office:value-type="string" calcext:value-type="string">
            <text:p>F7B14000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-139067392" calcext:value-type="float">
            <text:p>-139067392</text:p>
          </table:table-cell>
          <table:table-cell office:value-type="string" calcext:value-type="string">
            <text:p>F7B6000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-138412032" calcext:value-type="float">
            <text:p>-138412032</text:p>
          </table:table-cell>
          <table:table-cell office:value-type="string" calcext:value-type="string">
            <text:p>F7C0000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-137805824" calcext:value-type="float">
            <text:p>-137805824</text:p>
          </table:table-cell>
          <table:table-cell office:value-type="string" calcext:value-type="string">
            <text:p>F7C94000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-136871936" calcext:value-type="float">
            <text:p>-136871936</text:p>
          </table:table-cell>
          <table:table-cell office:value-type="string" calcext:value-type="string">
            <text:p>F7D7800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-136036352" calcext:value-type="float">
            <text:p>-136036352</text:p>
          </table:table-cell>
          <table:table-cell office:value-type="string" calcext:value-type="string">
            <text:p>F7E44000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-135462912" calcext:value-type="float">
            <text:p>-135462912</text:p>
          </table:table-cell>
          <table:table-cell office:value-type="string" calcext:value-type="string">
            <text:p>F7ED0000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-134627328" calcext:value-type="float">
            <text:p>-134627328</text:p>
          </table:table-cell>
          <table:table-cell office:value-type="string" calcext:value-type="string">
            <text:p>F7F9C000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-133562368" calcext:value-type="float">
            <text:p>-133562368</text:p>
          </table:table-cell>
          <table:table-cell office:value-type="string" calcext:value-type="string">
            <text:p>F80A000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-132300800" calcext:value-type="float">
            <text:p>-132300800</text:p>
          </table:table-cell>
          <table:table-cell office:value-type="string" calcext:value-type="string">
            <text:p>F81D4000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-130924544" calcext:value-type="float">
            <text:p>-130924544</text:p>
          </table:table-cell>
          <table:table-cell office:value-type="string" calcext:value-type="string">
            <text:p>F8324000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-129728512" calcext:value-type="float">
            <text:p>-129728512</text:p>
          </table:table-cell>
          <table:table-cell office:value-type="string" calcext:value-type="string">
            <text:p>F8448000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-128385024" calcext:value-type="float">
            <text:p>-128385024</text:p>
          </table:table-cell>
          <table:table-cell office:value-type="string" calcext:value-type="string">
            <text:p>F8590000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-126599168" calcext:value-type="float">
            <text:p>-126599168</text:p>
          </table:table-cell>
          <table:table-cell office:value-type="string" calcext:value-type="string">
            <text:p>F8744000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-124485632" calcext:value-type="float">
            <text:p>-124485632</text:p>
          </table:table-cell>
          <table:table-cell office:value-type="string" calcext:value-type="string">
            <text:p>F8948000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-122404864" calcext:value-type="float">
            <text:p>-122404864</text:p>
          </table:table-cell>
          <table:table-cell office:value-type="string" calcext:value-type="string">
            <text:p>F8B44000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-120553472" calcext:value-type="float">
            <text:p>-120553472</text:p>
          </table:table-cell>
          <table:table-cell office:value-type="string" calcext:value-type="string">
            <text:p>F8D08000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-118915072" calcext:value-type="float">
            <text:p>-118915072</text:p>
          </table:table-cell>
          <table:table-cell office:value-type="string" calcext:value-type="string">
            <text:p>F8E9800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-117555200" calcext:value-type="float">
            <text:p>-117555200</text:p>
          </table:table-cell>
          <table:table-cell office:value-type="string" calcext:value-type="string">
            <text:p>F8FE4000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-116211712" calcext:value-type="float">
            <text:p>-116211712</text:p>
          </table:table-cell>
          <table:table-cell office:value-type="string" calcext:value-type="string">
            <text:p>F912C000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-114475008" calcext:value-type="float">
            <text:p>-114475008</text:p>
          </table:table-cell>
          <table:table-cell office:value-type="string" calcext:value-type="string">
            <text:p>F92D4000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-112459776" calcext:value-type="float">
            <text:p>-112459776</text:p>
          </table:table-cell>
          <table:table-cell office:value-type="string" calcext:value-type="string">
            <text:p>F94C0000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-110526464" calcext:value-type="float">
            <text:p>-110526464</text:p>
          </table:table-cell>
          <table:table-cell office:value-type="string" calcext:value-type="string">
            <text:p>F9698000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-108822528" calcext:value-type="float">
            <text:p>-108822528</text:p>
          </table:table-cell>
          <table:table-cell office:value-type="string" calcext:value-type="string">
            <text:p>F9838000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-107200512" calcext:value-type="float">
            <text:p>-107200512</text:p>
          </table:table-cell>
          <table:table-cell office:value-type="string" calcext:value-type="string">
            <text:p>F99C4000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-105545728" calcext:value-type="float">
            <text:p>-105545728</text:p>
          </table:table-cell>
          <table:table-cell office:value-type="string" calcext:value-type="string">
            <text:p>F9B58000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-103809024" calcext:value-type="float">
            <text:p>-103809024</text:p>
          </table:table-cell>
          <table:table-cell office:value-type="string" calcext:value-type="string">
            <text:p>F9D00000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-102137856" calcext:value-type="float">
            <text:p>-102137856</text:p>
          </table:table-cell>
          <table:table-cell office:value-type="string" calcext:value-type="string">
            <text:p>F9E98000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-100728832" calcext:value-type="float">
            <text:p>-100728832</text:p>
          </table:table-cell>
          <table:table-cell office:value-type="string" calcext:value-type="string">
            <text:p>F9FF0000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-99581952" calcext:value-type="float">
            <text:p>-99581952</text:p>
          </table:table-cell>
          <table:table-cell office:value-type="string" calcext:value-type="string">
            <text:p>FA108000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-98631680" calcext:value-type="float">
            <text:p>-98631680</text:p>
          </table:table-cell>
          <table:table-cell office:value-type="string" calcext:value-type="string">
            <text:p>FA1F0000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-97550336" calcext:value-type="float">
            <text:p>-97550336</text:p>
          </table:table-cell>
          <table:table-cell office:value-type="string" calcext:value-type="string">
            <text:p>FA2F8000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-96403456" calcext:value-type="float">
            <text:p>-96403456</text:p>
          </table:table-cell>
          <table:table-cell office:value-type="string" calcext:value-type="string">
            <text:p>FA410000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-95584256" calcext:value-type="float">
            <text:p>-95584256</text:p>
          </table:table-cell>
          <table:table-cell office:value-type="string" calcext:value-type="string">
            <text:p>FA4D8000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-95141888" calcext:value-type="float">
            <text:p>-95141888</text:p>
          </table:table-cell>
          <table:table-cell office:value-type="string" calcext:value-type="string">
            <text:p>FA544000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-94814208" calcext:value-type="float">
            <text:p>-94814208</text:p>
          </table:table-cell>
          <table:table-cell office:value-type="string" calcext:value-type="string">
            <text:p>FA594000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-94683136" calcext:value-type="float">
            <text:p>-94683136</text:p>
          </table:table-cell>
          <table:table-cell office:value-type="string" calcext:value-type="string">
            <text:p>FA5B4000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-95059968" calcext:value-type="float">
            <text:p>-95059968</text:p>
          </table:table-cell>
          <table:table-cell office:value-type="string" calcext:value-type="string">
            <text:p>FA558000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-95895552" calcext:value-type="float">
            <text:p>-95895552</text:p>
          </table:table-cell>
          <table:table-cell office:value-type="string" calcext:value-type="string">
            <text:p>FA48C000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-97026048" calcext:value-type="float">
            <text:p>-97026048</text:p>
          </table:table-cell>
          <table:table-cell office:value-type="string" calcext:value-type="string">
            <text:p>FA378000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-98156544" calcext:value-type="float">
            <text:p>-98156544</text:p>
          </table:table-cell>
          <table:table-cell office:value-type="string" calcext:value-type="string">
            <text:p>FA264000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-99008512" calcext:value-type="float">
            <text:p>-99008512</text:p>
          </table:table-cell>
          <table:table-cell office:value-type="string" calcext:value-type="string">
            <text:p>FA194000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-99811328" calcext:value-type="float">
            <text:p>-99811328</text:p>
          </table:table-cell>
          <table:table-cell office:value-type="string" calcext:value-type="string">
            <text:p>FA0D000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-100810752" calcext:value-type="float">
            <text:p>-100810752</text:p>
          </table:table-cell>
          <table:table-cell office:value-type="string" calcext:value-type="string">
            <text:p>F9FDC00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-102236160" calcext:value-type="float">
            <text:p>-102236160</text:p>
          </table:table-cell>
          <table:table-cell office:value-type="string" calcext:value-type="string">
            <text:p>F9E80000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-104071168" calcext:value-type="float">
            <text:p>-104071168</text:p>
          </table:table-cell>
          <table:table-cell office:value-type="string" calcext:value-type="string">
            <text:p>F9CC0000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-106053632" calcext:value-type="float">
            <text:p>-106053632</text:p>
          </table:table-cell>
          <table:table-cell office:value-type="string" calcext:value-type="string">
            <text:p>F9ADC000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-107954176" calcext:value-type="float">
            <text:p>-107954176</text:p>
          </table:table-cell>
          <table:table-cell office:value-type="string" calcext:value-type="string">
            <text:p>F990C00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-109740032" calcext:value-type="float">
            <text:p>-109740032</text:p>
          </table:table-cell>
          <table:table-cell office:value-type="string" calcext:value-type="string">
            <text:p>F9758000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-111607808" calcext:value-type="float">
            <text:p>-111607808</text:p>
          </table:table-cell>
          <table:table-cell office:value-type="string" calcext:value-type="string">
            <text:p>F9590000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-113639424" calcext:value-type="float">
            <text:p>-113639424</text:p>
          </table:table-cell>
          <table:table-cell office:value-type="string" calcext:value-type="string">
            <text:p>F93A0000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-115671040" calcext:value-type="float">
            <text:p>-115671040</text:p>
          </table:table-cell>
          <table:table-cell office:value-type="string" calcext:value-type="string">
            <text:p>F91B0000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-117424128" calcext:value-type="float">
            <text:p>-117424128</text:p>
          </table:table-cell>
          <table:table-cell office:value-type="string" calcext:value-type="string">
            <text:p>F900400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-118849536" calcext:value-type="float">
            <text:p>-118849536</text:p>
          </table:table-cell>
          <table:table-cell office:value-type="string" calcext:value-type="string">
            <text:p>F8EA8000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-120127488" calcext:value-type="float">
            <text:p>-120127488</text:p>
          </table:table-cell>
          <table:table-cell office:value-type="string" calcext:value-type="string">
            <text:p>F8D70000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-121389056" calcext:value-type="float">
            <text:p>-121389056</text:p>
          </table:table-cell>
          <table:table-cell office:value-type="string" calcext:value-type="string">
            <text:p>F8C3C000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-122945536" calcext:value-type="float">
            <text:p>-122945536</text:p>
          </table:table-cell>
          <table:table-cell office:value-type="string" calcext:value-type="string">
            <text:p>F8AC0000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-124698624" calcext:value-type="float">
            <text:p>-124698624</text:p>
          </table:table-cell>
          <table:table-cell office:value-type="string" calcext:value-type="string">
            <text:p>F891400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-126533632" calcext:value-type="float">
            <text:p>-126533632</text:p>
          </table:table-cell>
          <table:table-cell office:value-type="string" calcext:value-type="string">
            <text:p>F8754000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-128188416" calcext:value-type="float">
            <text:p>-128188416</text:p>
          </table:table-cell>
          <table:table-cell office:value-type="string" calcext:value-type="string">
            <text:p>F85C0000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-129433600" calcext:value-type="float">
            <text:p>-129433600</text:p>
          </table:table-cell>
          <table:table-cell office:value-type="string" calcext:value-type="string">
            <text:p>F8490000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-130777088" calcext:value-type="float">
            <text:p>-130777088</text:p>
          </table:table-cell>
          <table:table-cell office:value-type="string" calcext:value-type="string">
            <text:p>F8348000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-132071424" calcext:value-type="float">
            <text:p>-132071424</text:p>
          </table:table-cell>
          <table:table-cell office:value-type="string" calcext:value-type="string">
            <text:p>F820C00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-133070848" calcext:value-type="float">
            <text:p>-133070848</text:p>
          </table:table-cell>
          <table:table-cell office:value-type="string" calcext:value-type="string">
            <text:p>F811800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-133939200" calcext:value-type="float">
            <text:p>-133939200</text:p>
          </table:table-cell>
          <table:table-cell office:value-type="string" calcext:value-type="string">
            <text:p>F8044000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-134938624" calcext:value-type="float">
            <text:p>-134938624</text:p>
          </table:table-cell>
          <table:table-cell office:value-type="string" calcext:value-type="string">
            <text:p>F7F50000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-136019968" calcext:value-type="float">
            <text:p>-136019968</text:p>
          </table:table-cell>
          <table:table-cell office:value-type="string" calcext:value-type="string">
            <text:p>F7E48000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-136740864" calcext:value-type="float">
            <text:p>-136740864</text:p>
          </table:table-cell>
          <table:table-cell office:value-type="string" calcext:value-type="string">
            <text:p>F7D98000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-137297920" calcext:value-type="float">
            <text:p>-137297920</text:p>
          </table:table-cell>
          <table:table-cell office:value-type="string" calcext:value-type="string">
            <text:p>F7D10000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-138018816" calcext:value-type="float">
            <text:p>-138018816</text:p>
          </table:table-cell>
          <table:table-cell office:value-type="string" calcext:value-type="string">
            <text:p>F7C60000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-138608640" calcext:value-type="float">
            <text:p>-138608640</text:p>
          </table:table-cell>
          <table:table-cell office:value-type="string" calcext:value-type="string">
            <text:p>F7BD0000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-139034624" calcext:value-type="float">
            <text:p>-139034624</text:p>
          </table:table-cell>
          <table:table-cell office:value-type="string" calcext:value-type="string">
            <text:p>F7B68000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-139231232" calcext:value-type="float">
            <text:p>-139231232</text:p>
          </table:table-cell>
          <table:table-cell office:value-type="string" calcext:value-type="string">
            <text:p>F7B38000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-139116544" calcext:value-type="float">
            <text:p>-139116544</text:p>
          </table:table-cell>
          <table:table-cell office:value-type="string" calcext:value-type="string">
            <text:p>F7B54000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-138969088" calcext:value-type="float">
            <text:p>-138969088</text:p>
          </table:table-cell>
          <table:table-cell office:value-type="string" calcext:value-type="string">
            <text:p>F7B78000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-138428416" calcext:value-type="float">
            <text:p>-138428416</text:p>
          </table:table-cell>
          <table:table-cell office:value-type="string" calcext:value-type="string">
            <text:p>F7BFC000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-137641984" calcext:value-type="float">
            <text:p>-137641984</text:p>
          </table:table-cell>
          <table:table-cell office:value-type="string" calcext:value-type="string">
            <text:p>F7CBC000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-136904704" calcext:value-type="float">
            <text:p>-136904704</text:p>
          </table:table-cell>
          <table:table-cell office:value-type="string" calcext:value-type="string">
            <text:p>F7D70000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-136085504" calcext:value-type="float">
            <text:p>-136085504</text:p>
          </table:table-cell>
          <table:table-cell office:value-type="string" calcext:value-type="string">
            <text:p>F7E38000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-135364608" calcext:value-type="float">
            <text:p>-135364608</text:p>
          </table:table-cell>
          <table:table-cell office:value-type="string" calcext:value-type="string">
            <text:p>F7EE8000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-134594560" calcext:value-type="float">
            <text:p>-134594560</text:p>
          </table:table-cell>
          <table:table-cell office:value-type="string" calcext:value-type="string">
            <text:p>F7FA4000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-133529600" calcext:value-type="float">
            <text:p>-133529600</text:p>
          </table:table-cell>
          <table:table-cell office:value-type="string" calcext:value-type="string">
            <text:p>F80A8000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-132186112" calcext:value-type="float">
            <text:p>-132186112</text:p>
          </table:table-cell>
          <table:table-cell office:value-type="string" calcext:value-type="string">
            <text:p>F81F0000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-130891776" calcext:value-type="float">
            <text:p>-130891776</text:p>
          </table:table-cell>
          <table:table-cell office:value-type="string" calcext:value-type="string">
            <text:p>F832C000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-129777664" calcext:value-type="float">
            <text:p>-129777664</text:p>
          </table:table-cell>
          <table:table-cell office:value-type="string" calcext:value-type="string">
            <text:p>F843C000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-128286720" calcext:value-type="float">
            <text:p>-128286720</text:p>
          </table:table-cell>
          <table:table-cell office:value-type="string" calcext:value-type="string">
            <text:p>F85A8000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-126550016" calcext:value-type="float">
            <text:p>-126550016</text:p>
          </table:table-cell>
          <table:table-cell office:value-type="string" calcext:value-type="string">
            <text:p>F8750000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-124731392" calcext:value-type="float">
            <text:p>-124731392</text:p>
          </table:table-cell>
          <table:table-cell office:value-type="string" calcext:value-type="string">
            <text:p>F890C000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-122601472" calcext:value-type="float">
            <text:p>-122601472</text:p>
          </table:table-cell>
          <table:table-cell office:value-type="string" calcext:value-type="string">
            <text:p>F8B14000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-120750080" calcext:value-type="float">
            <text:p>-120750080</text:p>
          </table:table-cell>
          <table:table-cell office:value-type="string" calcext:value-type="string">
            <text:p>F8CD8000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-119193600" calcext:value-type="float">
            <text:p>-119193600</text:p>
          </table:table-cell>
          <table:table-cell office:value-type="string" calcext:value-type="string">
            <text:p>F8E54000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-117669888" calcext:value-type="float">
            <text:p>-117669888</text:p>
          </table:table-cell>
          <table:table-cell office:value-type="string" calcext:value-type="string">
            <text:p>F8FC8000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-116260864" calcext:value-type="float">
            <text:p>-116260864</text:p>
          </table:table-cell>
          <table:table-cell office:value-type="string" calcext:value-type="string">
            <text:p>F912000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-114589696" calcext:value-type="float">
            <text:p>-114589696</text:p>
          </table:table-cell>
          <table:table-cell office:value-type="string" calcext:value-type="string">
            <text:p>F92B8000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-112721920" calcext:value-type="float">
            <text:p>-112721920</text:p>
          </table:table-cell>
          <table:table-cell office:value-type="string" calcext:value-type="string">
            <text:p>F9480000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-110870528" calcext:value-type="float">
            <text:p>-110870528</text:p>
          </table:table-cell>
          <table:table-cell office:value-type="string" calcext:value-type="string">
            <text:p>F9644000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-109150208" calcext:value-type="float">
            <text:p>-109150208</text:p>
          </table:table-cell>
          <table:table-cell office:value-type="string" calcext:value-type="string">
            <text:p>F97E8000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-107495424" calcext:value-type="float">
            <text:p>-107495424</text:p>
          </table:table-cell>
          <table:table-cell office:value-type="string" calcext:value-type="string">
            <text:p>F997C000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-105742336" calcext:value-type="float">
            <text:p>-105742336</text:p>
          </table:table-cell>
          <table:table-cell office:value-type="string" calcext:value-type="string">
            <text:p>F9B28000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-103956480" calcext:value-type="float">
            <text:p>-103956480</text:p>
          </table:table-cell>
          <table:table-cell office:value-type="string" calcext:value-type="string">
            <text:p>F9CDC000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-102285312" calcext:value-type="float">
            <text:p>-102285312</text:p>
          </table:table-cell>
          <table:table-cell office:value-type="string" calcext:value-type="string">
            <text:p>F9E74000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-100925440" calcext:value-type="float">
            <text:p>-100925440</text:p>
          </table:table-cell>
          <table:table-cell office:value-type="string" calcext:value-type="string">
            <text:p>F9FC0000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-99778560" calcext:value-type="float">
            <text:p>-99778560</text:p>
          </table:table-cell>
          <table:table-cell office:value-type="string" calcext:value-type="string">
            <text:p>FA0D8000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-98713600" calcext:value-type="float">
            <text:p>-98713600</text:p>
          </table:table-cell>
          <table:table-cell office:value-type="string" calcext:value-type="string">
            <text:p>FA1DC000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-97746944" calcext:value-type="float">
            <text:p>-97746944</text:p>
          </table:table-cell>
          <table:table-cell office:value-type="string" calcext:value-type="string">
            <text:p>FA2C8000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-96714752" calcext:value-type="float">
            <text:p>-96714752</text:p>
          </table:table-cell>
          <table:table-cell office:value-type="string" calcext:value-type="string">
            <text:p>FA3C4000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-95862784" calcext:value-type="float">
            <text:p>-95862784</text:p>
          </table:table-cell>
          <table:table-cell office:value-type="string" calcext:value-type="string">
            <text:p>FA494000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-95420416" calcext:value-type="float">
            <text:p>-95420416</text:p>
          </table:table-cell>
          <table:table-cell office:value-type="string" calcext:value-type="string">
            <text:p>FA500000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-95043584" calcext:value-type="float">
            <text:p>-95043584</text:p>
          </table:table-cell>
          <table:table-cell office:value-type="string" calcext:value-type="string">
            <text:p>FA55C000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-94863360" calcext:value-type="float">
            <text:p>-94863360</text:p>
          </table:table-cell>
          <table:table-cell office:value-type="string" calcext:value-type="string">
            <text:p>FA588000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-95207424" calcext:value-type="float">
            <text:p>-95207424</text:p>
          </table:table-cell>
          <table:table-cell office:value-type="string" calcext:value-type="string">
            <text:p>FA534000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-95977472" calcext:value-type="float">
            <text:p>-95977472</text:p>
          </table:table-cell>
          <table:table-cell office:value-type="string" calcext:value-type="string">
            <text:p>FA478000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-97026048" calcext:value-type="float">
            <text:p>-97026048</text:p>
          </table:table-cell>
          <table:table-cell office:value-type="string" calcext:value-type="string">
            <text:p>FA378000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-98222080" calcext:value-type="float">
            <text:p>-98222080</text:p>
          </table:table-cell>
          <table:table-cell office:value-type="string" calcext:value-type="string">
            <text:p>FA254000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-99188736" calcext:value-type="float">
            <text:p>-99188736</text:p>
          </table:table-cell>
          <table:table-cell office:value-type="string" calcext:value-type="string">
            <text:p>FA168000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-100089856" calcext:value-type="float">
            <text:p>-100089856</text:p>
          </table:table-cell>
          <table:table-cell office:value-type="string" calcext:value-type="string">
            <text:p>FA08C000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-101122048" calcext:value-type="float">
            <text:p>-101122048</text:p>
          </table:table-cell>
          <table:table-cell office:value-type="string" calcext:value-type="string">
            <text:p>F9F90000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-102432768" calcext:value-type="float">
            <text:p>-102432768</text:p>
          </table:table-cell>
          <table:table-cell office:value-type="string" calcext:value-type="string">
            <text:p>F9E50000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-104153088" calcext:value-type="float">
            <text:p>-104153088</text:p>
          </table:table-cell>
          <table:table-cell office:value-type="string" calcext:value-type="string">
            <text:p>F9CAC000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-106151936" calcext:value-type="float">
            <text:p>-106151936</text:p>
          </table:table-cell>
          <table:table-cell office:value-type="string" calcext:value-type="string">
            <text:p>F9AC4000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-108134400" calcext:value-type="float">
            <text:p>-108134400</text:p>
          </table:table-cell>
          <table:table-cell office:value-type="string" calcext:value-type="string">
            <text:p>F98E0000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-109854720" calcext:value-type="float">
            <text:p>-109854720</text:p>
          </table:table-cell>
          <table:table-cell office:value-type="string" calcext:value-type="string">
            <text:p>F973C000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-111656960" calcext:value-type="float">
            <text:p>-111656960</text:p>
          </table:table-cell>
          <table:table-cell office:value-type="string" calcext:value-type="string">
            <text:p>F9584000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-113803264" calcext:value-type="float">
            <text:p>-113803264</text:p>
          </table:table-cell>
          <table:table-cell office:value-type="string" calcext:value-type="string">
            <text:p>F9378000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-115884032" calcext:value-type="float">
            <text:p>-115884032</text:p>
          </table:table-cell>
          <table:table-cell office:value-type="string" calcext:value-type="string">
            <text:p>F917C000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-117620736" calcext:value-type="float">
            <text:p>-117620736</text:p>
          </table:table-cell>
          <table:table-cell office:value-type="string" calcext:value-type="string">
            <text:p>F8FD4000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-119062528" calcext:value-type="float">
            <text:p>-119062528</text:p>
          </table:table-cell>
          <table:table-cell office:value-type="string" calcext:value-type="string">
            <text:p>F8E74000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-120307712" calcext:value-type="float">
            <text:p>-120307712</text:p>
          </table:table-cell>
          <table:table-cell office:value-type="string" calcext:value-type="string">
            <text:p>F8D44000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-121634816" calcext:value-type="float">
            <text:p>-121634816</text:p>
          </table:table-cell>
          <table:table-cell office:value-type="string" calcext:value-type="string">
            <text:p>F8C00000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-123207680" calcext:value-type="float">
            <text:p>-123207680</text:p>
          </table:table-cell>
          <table:table-cell office:value-type="string" calcext:value-type="string">
            <text:p>F8A80000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-125026304" calcext:value-type="float">
            <text:p>-125026304</text:p>
          </table:table-cell>
          <table:table-cell office:value-type="string" calcext:value-type="string">
            <text:p>F88C4000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-126877696" calcext:value-type="float">
            <text:p>-126877696</text:p>
          </table:table-cell>
          <table:table-cell office:value-type="string" calcext:value-type="string">
            <text:p>F8700000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-128466944" calcext:value-type="float">
            <text:p>-128466944</text:p>
          </table:table-cell>
          <table:table-cell office:value-type="string" calcext:value-type="string">
            <text:p>F857C000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-129941504" calcext:value-type="float">
            <text:p>-129941504</text:p>
          </table:table-cell>
          <table:table-cell office:value-type="string" calcext:value-type="string">
            <text:p>F8414000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-131284992" calcext:value-type="float">
            <text:p>-131284992</text:p>
          </table:table-cell>
          <table:table-cell office:value-type="string" calcext:value-type="string">
            <text:p>F82CC000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-132349952" calcext:value-type="float">
            <text:p>-132349952</text:p>
          </table:table-cell>
          <table:table-cell office:value-type="string" calcext:value-type="string">
            <text:p>F81C8000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-133513216" calcext:value-type="float">
            <text:p>-133513216</text:p>
          </table:table-cell>
          <table:table-cell office:value-type="string" calcext:value-type="string">
            <text:p>F80AC000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-134578176" calcext:value-type="float">
            <text:p>-134578176</text:p>
          </table:table-cell>
          <table:table-cell office:value-type="string" calcext:value-type="string">
            <text:p>F7FA8000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-135282688" calcext:value-type="float">
            <text:p>-135282688</text:p>
          </table:table-cell>
          <table:table-cell office:value-type="string" calcext:value-type="string">
            <text:p>F7EFC000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-136118272" calcext:value-type="float">
            <text:p>-136118272</text:p>
          </table:table-cell>
          <table:table-cell office:value-type="string" calcext:value-type="string">
            <text:p>F7E30000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-136986624" calcext:value-type="float">
            <text:p>-136986624</text:p>
          </table:table-cell>
          <table:table-cell office:value-type="string" calcext:value-type="string">
            <text:p>F7D5C000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-137674752" calcext:value-type="float">
            <text:p>-137674752</text:p>
          </table:table-cell>
          <table:table-cell office:value-type="string" calcext:value-type="string">
            <text:p>F7CB4000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-138248192" calcext:value-type="float">
            <text:p>-138248192</text:p>
          </table:table-cell>
          <table:table-cell office:value-type="string" calcext:value-type="string">
            <text:p>F7C2800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-138821632" calcext:value-type="float">
            <text:p>-138821632</text:p>
          </table:table-cell>
          <table:table-cell office:value-type="string" calcext:value-type="string">
            <text:p>F7B9C000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-139427840" calcext:value-type="float">
            <text:p>-139427840</text:p>
          </table:table-cell>
          <table:table-cell office:value-type="string" calcext:value-type="string">
            <text:p>F7B08000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-139739136" calcext:value-type="float">
            <text:p>-139739136</text:p>
          </table:table-cell>
          <table:table-cell office:value-type="string" calcext:value-type="string">
            <text:p>F7ABC000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-139657216" calcext:value-type="float">
            <text:p>-139657216</text:p>
          </table:table-cell>
          <table:table-cell office:value-type="string" calcext:value-type="string">
            <text:p>F7AD0000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-139345920" calcext:value-type="float">
            <text:p>-139345920</text:p>
          </table:table-cell>
          <table:table-cell office:value-type="string" calcext:value-type="string">
            <text:p>F7B1C000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-138854400" calcext:value-type="float">
            <text:p>-138854400</text:p>
          </table:table-cell>
          <table:table-cell office:value-type="string" calcext:value-type="string">
            <text:p>F7B94000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-138199040" calcext:value-type="float">
            <text:p>-138199040</text:p>
          </table:table-cell>
          <table:table-cell office:value-type="string" calcext:value-type="string">
            <text:p>F7C34000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-137379840" calcext:value-type="float">
            <text:p>-137379840</text:p>
          </table:table-cell>
          <table:table-cell office:value-type="string" calcext:value-type="string">
            <text:p>F7CFC000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-136675328" calcext:value-type="float">
            <text:p>-136675328</text:p>
          </table:table-cell>
          <table:table-cell office:value-type="string" calcext:value-type="string">
            <text:p>F7DA8000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-136101888" calcext:value-type="float">
            <text:p>-136101888</text:p>
          </table:table-cell>
          <table:table-cell office:value-type="string" calcext:value-type="string">
            <text:p>F7E3400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-135249920" calcext:value-type="float">
            <text:p>-135249920</text:p>
          </table:table-cell>
          <table:table-cell office:value-type="string" calcext:value-type="string">
            <text:p>F7F04000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-134119424" calcext:value-type="float">
            <text:p>-134119424</text:p>
          </table:table-cell>
          <table:table-cell office:value-type="string" calcext:value-type="string">
            <text:p>F8018000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-132743168" calcext:value-type="float">
            <text:p>-132743168</text:p>
          </table:table-cell>
          <table:table-cell office:value-type="string" calcext:value-type="string">
            <text:p>F8168000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-131153920" calcext:value-type="float">
            <text:p>-131153920</text:p>
          </table:table-cell>
          <table:table-cell office:value-type="string" calcext:value-type="string">
            <text:p>F82EC000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-129892352" calcext:value-type="float">
            <text:p>-129892352</text:p>
          </table:table-cell>
          <table:table-cell office:value-type="string" calcext:value-type="string">
            <text:p>F8420000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-128745472" calcext:value-type="float">
            <text:p>-128745472</text:p>
          </table:table-cell>
          <table:table-cell office:value-type="string" calcext:value-type="string">
            <text:p>F8538000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-127074304" calcext:value-type="float">
            <text:p>-127074304</text:p>
          </table:table-cell>
          <table:table-cell office:value-type="string" calcext:value-type="string">
            <text:p>F86D0000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-125124608" calcext:value-type="float">
            <text:p>-125124608</text:p>
          </table:table-cell>
          <table:table-cell office:value-type="string" calcext:value-type="string">
            <text:p>F88AC000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-123125760" calcext:value-type="float">
            <text:p>-123125760</text:p>
          </table:table-cell>
          <table:table-cell office:value-type="string" calcext:value-type="string">
            <text:p>F8A94000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-121274368" calcext:value-type="float">
            <text:p>-121274368</text:p>
          </table:table-cell>
          <table:table-cell office:value-type="string" calcext:value-type="string">
            <text:p>F8C58000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-119504896" calcext:value-type="float">
            <text:p>-119504896</text:p>
          </table:table-cell>
          <table:table-cell office:value-type="string" calcext:value-type="string">
            <text:p>F8E08000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-118030336" calcext:value-type="float">
            <text:p>-118030336</text:p>
          </table:table-cell>
          <table:table-cell office:value-type="string" calcext:value-type="string">
            <text:p>F8F70000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-116785152" calcext:value-type="float">
            <text:p>-116785152</text:p>
          </table:table-cell>
          <table:table-cell office:value-type="string" calcext:value-type="string">
            <text:p>F90A0000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-115146752" calcext:value-type="float">
            <text:p>-115146752</text:p>
          </table:table-cell>
          <table:table-cell office:value-type="string" calcext:value-type="string">
            <text:p>F9230000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-113082368" calcext:value-type="float">
            <text:p>-113082368</text:p>
          </table:table-cell>
          <table:table-cell office:value-type="string" calcext:value-type="string">
            <text:p>F9428000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-111099904" calcext:value-type="float">
            <text:p>-111099904</text:p>
          </table:table-cell>
          <table:table-cell office:value-type="string" calcext:value-type="string">
            <text:p>F960C000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-109395968" calcext:value-type="float">
            <text:p>-109395968</text:p>
          </table:table-cell>
          <table:table-cell office:value-type="string" calcext:value-type="string">
            <text:p>F97AC000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-107806720" calcext:value-type="float">
            <text:p>-107806720</text:p>
          </table:table-cell>
          <table:table-cell office:value-type="string" calcext:value-type="string">
            <text:p>F9930000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-106184704" calcext:value-type="float">
            <text:p>-106184704</text:p>
          </table:table-cell>
          <table:table-cell office:value-type="string" calcext:value-type="string">
            <text:p>F9ABC000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-104464384" calcext:value-type="float">
            <text:p>-104464384</text:p>
          </table:table-cell>
          <table:table-cell office:value-type="string" calcext:value-type="string">
            <text:p>F9C60000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-102760448" calcext:value-type="float">
            <text:p>-102760448</text:p>
          </table:table-cell>
          <table:table-cell office:value-type="string" calcext:value-type="string">
            <text:p>F9E00000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-101220352" calcext:value-type="float">
            <text:p>-101220352</text:p>
          </table:table-cell>
          <table:table-cell office:value-type="string" calcext:value-type="string">
            <text:p>F9F78000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-99991552" calcext:value-type="float">
            <text:p>-99991552</text:p>
          </table:table-cell>
          <table:table-cell office:value-type="string" calcext:value-type="string">
            <text:p>FA0A4000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-99024896" calcext:value-type="float">
            <text:p>-99024896</text:p>
          </table:table-cell>
          <table:table-cell office:value-type="string" calcext:value-type="string">
            <text:p>FA190000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-98074624" calcext:value-type="float">
            <text:p>-98074624</text:p>
          </table:table-cell>
          <table:table-cell office:value-type="string" calcext:value-type="string">
            <text:p>FA278000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-97107968" calcext:value-type="float">
            <text:p>-97107968</text:p>
          </table:table-cell>
          <table:table-cell office:value-type="string" calcext:value-type="string">
            <text:p>FA364000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-96272384" calcext:value-type="float">
            <text:p>-96272384</text:p>
          </table:table-cell>
          <table:table-cell office:value-type="string" calcext:value-type="string">
            <text:p>FA430000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-95715328" calcext:value-type="float">
            <text:p>-95715328</text:p>
          </table:table-cell>
          <table:table-cell office:value-type="string" calcext:value-type="string">
            <text:p>FA4B8000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-95289344" calcext:value-type="float">
            <text:p>-95289344</text:p>
          </table:table-cell>
          <table:table-cell office:value-type="string" calcext:value-type="string">
            <text:p>FA520000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-95092736" calcext:value-type="float">
            <text:p>-95092736</text:p>
          </table:table-cell>
          <table:table-cell office:value-type="string" calcext:value-type="string">
            <text:p>FA550000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-95387648" calcext:value-type="float">
            <text:p>-95387648</text:p>
          </table:table-cell>
          <table:table-cell office:value-type="string" calcext:value-type="string">
            <text:p>FA508000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-96206848" calcext:value-type="float">
            <text:p>-96206848</text:p>
          </table:table-cell>
          <table:table-cell office:value-type="string" calcext:value-type="string">
            <text:p>FA440000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-97288192" calcext:value-type="float">
            <text:p>-97288192</text:p>
          </table:table-cell>
          <table:table-cell office:value-type="string" calcext:value-type="string">
            <text:p>FA338000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-98451456" calcext:value-type="float">
            <text:p>-98451456</text:p>
          </table:table-cell>
          <table:table-cell office:value-type="string" calcext:value-type="string">
            <text:p>FA21C000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-99483648" calcext:value-type="float">
            <text:p>-99483648</text:p>
          </table:table-cell>
          <table:table-cell office:value-type="string" calcext:value-type="string">
            <text:p>FA120000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-100286464" calcext:value-type="float">
            <text:p>-100286464</text:p>
          </table:table-cell>
          <table:table-cell office:value-type="string" calcext:value-type="string">
            <text:p>FA05C000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-101203968" calcext:value-type="float">
            <text:p>-101203968</text:p>
          </table:table-cell>
          <table:table-cell office:value-type="string" calcext:value-type="string">
            <text:p>F9F7C000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-102580224" calcext:value-type="float">
            <text:p>-102580224</text:p>
          </table:table-cell>
          <table:table-cell office:value-type="string" calcext:value-type="string">
            <text:p>F9E2C000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-104349696" calcext:value-type="float">
            <text:p>-104349696</text:p>
          </table:table-cell>
          <table:table-cell office:value-type="string" calcext:value-type="string">
            <text:p>F9C7C000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-106397696" calcext:value-type="float">
            <text:p>-106397696</text:p>
          </table:table-cell>
          <table:table-cell office:value-type="string" calcext:value-type="string">
            <text:p>F9A8800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-108199936" calcext:value-type="float">
            <text:p>-108199936</text:p>
          </table:table-cell>
          <table:table-cell office:value-type="string" calcext:value-type="string">
            <text:p>F98D0000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-109854720" calcext:value-type="float">
            <text:p>-109854720</text:p>
          </table:table-cell>
          <table:table-cell office:value-type="string" calcext:value-type="string">
            <text:p>F973C000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-111804416" calcext:value-type="float">
            <text:p>-111804416</text:p>
          </table:table-cell>
          <table:table-cell office:value-type="string" calcext:value-type="string">
            <text:p>F9560000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-113950720" calcext:value-type="float">
            <text:p>-113950720</text:p>
          </table:table-cell>
          <table:table-cell office:value-type="string" calcext:value-type="string">
            <text:p>F9354000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-116015104" calcext:value-type="float">
            <text:p>-116015104</text:p>
          </table:table-cell>
          <table:table-cell office:value-type="string" calcext:value-type="string">
            <text:p>F915C000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-117686272" calcext:value-type="float">
            <text:p>-117686272</text:p>
          </table:table-cell>
          <table:table-cell office:value-type="string" calcext:value-type="string">
            <text:p>F8FC4000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-119062528" calcext:value-type="float">
            <text:p>-119062528</text:p>
          </table:table-cell>
          <table:table-cell office:value-type="string" calcext:value-type="string">
            <text:p>F8E74000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-120324096" calcext:value-type="float">
            <text:p>-120324096</text:p>
          </table:table-cell>
          <table:table-cell office:value-type="string" calcext:value-type="string">
            <text:p>F8D40000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-121667584" calcext:value-type="float">
            <text:p>-121667584</text:p>
          </table:table-cell>
          <table:table-cell office:value-type="string" calcext:value-type="string">
            <text:p>F8BF8000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-123207680" calcext:value-type="float">
            <text:p>-123207680</text:p>
          </table:table-cell>
          <table:table-cell office:value-type="string" calcext:value-type="string">
            <text:p>F8A80000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-124928000" calcext:value-type="float">
            <text:p>-124928000</text:p>
          </table:table-cell>
          <table:table-cell office:value-type="string" calcext:value-type="string">
            <text:p>F88DC000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-126812160" calcext:value-type="float">
            <text:p>-126812160</text:p>
          </table:table-cell>
          <table:table-cell office:value-type="string" calcext:value-type="string">
            <text:p>F8710000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-128417792" calcext:value-type="float">
            <text:p>-128417792</text:p>
          </table:table-cell>
          <table:table-cell office:value-type="string" calcext:value-type="string">
            <text:p>F8588000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-129761280" calcext:value-type="float">
            <text:p>-129761280</text:p>
          </table:table-cell>
          <table:table-cell office:value-type="string" calcext:value-type="string">
            <text:p>F8440000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-131301376" calcext:value-type="float">
            <text:p>-131301376</text:p>
          </table:table-cell>
          <table:table-cell office:value-type="string" calcext:value-type="string">
            <text:p>F82C8000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-132595712" calcext:value-type="float">
            <text:p>-132595712</text:p>
          </table:table-cell>
          <table:table-cell office:value-type="string" calcext:value-type="string">
            <text:p>F818C000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-133595136" calcext:value-type="float">
            <text:p>-133595136</text:p>
          </table:table-cell>
          <table:table-cell office:value-type="string" calcext:value-type="string">
            <text:p>F8098000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-134430720" calcext:value-type="float">
            <text:p>-134430720</text:p>
          </table:table-cell>
          <table:table-cell office:value-type="string" calcext:value-type="string">
            <text:p>F7FCC000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-135233536" calcext:value-type="float">
            <text:p>-135233536</text:p>
          </table:table-cell>
          <table:table-cell office:value-type="string" calcext:value-type="string">
            <text:p>F7F08000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-136331264" calcext:value-type="float">
            <text:p>-136331264</text:p>
          </table:table-cell>
          <table:table-cell office:value-type="string" calcext:value-type="string">
            <text:p>F7DFC000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-137052160" calcext:value-type="float">
            <text:p>-137052160</text:p>
          </table:table-cell>
          <table:table-cell office:value-type="string" calcext:value-type="string">
            <text:p>F7D4C000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-137543680" calcext:value-type="float">
            <text:p>-137543680</text:p>
          </table:table-cell>
          <table:table-cell office:value-type="string" calcext:value-type="string">
            <text:p>F7CD4000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-138248192" calcext:value-type="float">
            <text:p>-138248192</text:p>
          </table:table-cell>
          <table:table-cell office:value-type="string" calcext:value-type="string">
            <text:p>F7C28000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-138870784" calcext:value-type="float">
            <text:p>-138870784</text:p>
          </table:table-cell>
          <table:table-cell office:value-type="string" calcext:value-type="string">
            <text:p>F7B90000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-139427840" calcext:value-type="float">
            <text:p>-139427840</text:p>
          </table:table-cell>
          <table:table-cell office:value-type="string" calcext:value-type="string">
            <text:p>F7B08000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-139722752" calcext:value-type="float">
            <text:p>-139722752</text:p>
          </table:table-cell>
          <table:table-cell office:value-type="string" calcext:value-type="string">
            <text:p>F7AC0000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-139771904" calcext:value-type="float">
            <text:p>-139771904</text:p>
          </table:table-cell>
          <table:table-cell office:value-type="string" calcext:value-type="string">
            <text:p>F7AB4000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-139608064" calcext:value-type="float">
            <text:p>-139608064</text:p>
          </table:table-cell>
          <table:table-cell office:value-type="string" calcext:value-type="string">
            <text:p>F7ADC000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-139018240" calcext:value-type="float">
            <text:p>-139018240</text:p>
          </table:table-cell>
          <table:table-cell office:value-type="string" calcext:value-type="string">
            <text:p>F7B6C000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-138346496" calcext:value-type="float">
            <text:p>-138346496</text:p>
          </table:table-cell>
          <table:table-cell office:value-type="string" calcext:value-type="string">
            <text:p>F7C10000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-137592832" calcext:value-type="float">
            <text:p>-137592832</text:p>
          </table:table-cell>
          <table:table-cell office:value-type="string" calcext:value-type="string">
            <text:p>F7CC8000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-136740864" calcext:value-type="float">
            <text:p>-136740864</text:p>
          </table:table-cell>
          <table:table-cell office:value-type="string" calcext:value-type="string">
            <text:p>F7D98000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-136019968" calcext:value-type="float">
            <text:p>-136019968</text:p>
          </table:table-cell>
          <table:table-cell office:value-type="string" calcext:value-type="string">
            <text:p>F7E48000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-135135232" calcext:value-type="float">
            <text:p>-135135232</text:p>
          </table:table-cell>
          <table:table-cell office:value-type="string" calcext:value-type="string">
            <text:p>F7F20000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-134119424" calcext:value-type="float">
            <text:p>-134119424</text:p>
          </table:table-cell>
          <table:table-cell office:value-type="string" calcext:value-type="string">
            <text:p>F8018000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-132759552" calcext:value-type="float">
            <text:p>-132759552</text:p>
          </table:table-cell>
          <table:table-cell office:value-type="string" calcext:value-type="string">
            <text:p>F8164000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-131284992" calcext:value-type="float">
            <text:p>-131284992</text:p>
          </table:table-cell>
          <table:table-cell office:value-type="string" calcext:value-type="string">
            <text:p>F82CC000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-130236416" calcext:value-type="float">
            <text:p>-130236416</text:p>
          </table:table-cell>
          <table:table-cell office:value-type="string" calcext:value-type="string">
            <text:p>F83CC000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-129056768" calcext:value-type="float">
            <text:p>-129056768</text:p>
          </table:table-cell>
          <table:table-cell office:value-type="string" calcext:value-type="string">
            <text:p>F84EC000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-127418368" calcext:value-type="float">
            <text:p>-127418368</text:p>
          </table:table-cell>
          <table:table-cell office:value-type="string" calcext:value-type="string">
            <text:p>F867C000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-125419520" calcext:value-type="float">
            <text:p>-125419520</text:p>
          </table:table-cell>
          <table:table-cell office:value-type="string" calcext:value-type="string">
            <text:p>F8864000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-123289600" calcext:value-type="float">
            <text:p>-123289600</text:p>
          </table:table-cell>
          <table:table-cell office:value-type="string" calcext:value-type="string">
            <text:p>F8A6C000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-121372672" calcext:value-type="float">
            <text:p>-121372672</text:p>
          </table:table-cell>
          <table:table-cell office:value-type="string" calcext:value-type="string">
            <text:p>F8C40000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-119635968" calcext:value-type="float">
            <text:p>-119635968</text:p>
          </table:table-cell>
          <table:table-cell office:value-type="string" calcext:value-type="string">
            <text:p>F8DE8000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-118194176" calcext:value-type="float">
            <text:p>-118194176</text:p>
          </table:table-cell>
          <table:table-cell office:value-type="string" calcext:value-type="string">
            <text:p>F8F48000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-116817920" calcext:value-type="float">
            <text:p>-116817920</text:p>
          </table:table-cell>
          <table:table-cell office:value-type="string" calcext:value-type="string">
            <text:p>F9098000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-115048448" calcext:value-type="float">
            <text:p>-115048448</text:p>
          </table:table-cell>
          <table:table-cell office:value-type="string" calcext:value-type="string">
            <text:p>F9248000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-113131520" calcext:value-type="float">
            <text:p>-113131520</text:p>
          </table:table-cell>
          <table:table-cell office:value-type="string" calcext:value-type="string">
            <text:p>F941C000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-111296512" calcext:value-type="float">
            <text:p>-111296512</text:p>
          </table:table-cell>
          <table:table-cell office:value-type="string" calcext:value-type="string">
            <text:p>F95DC000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-109658112" calcext:value-type="float">
            <text:p>-109658112</text:p>
          </table:table-cell>
          <table:table-cell office:value-type="string" calcext:value-type="string">
            <text:p>F976C000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-108134400" calcext:value-type="float">
            <text:p>-108134400</text:p>
          </table:table-cell>
          <table:table-cell office:value-type="string" calcext:value-type="string">
            <text:p>F98E0000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-106397696" calcext:value-type="float">
            <text:p>-106397696</text:p>
          </table:table-cell>
          <table:table-cell office:value-type="string" calcext:value-type="string">
            <text:p>F9A88000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-104579072" calcext:value-type="float">
            <text:p>-104579072</text:p>
          </table:table-cell>
          <table:table-cell office:value-type="string" calcext:value-type="string">
            <text:p>F9C44000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-102760448" calcext:value-type="float">
            <text:p>-102760448</text:p>
          </table:table-cell>
          <table:table-cell office:value-type="string" calcext:value-type="string">
            <text:p>F9E00000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-101269504" calcext:value-type="float">
            <text:p>-101269504</text:p>
          </table:table-cell>
          <table:table-cell office:value-type="string" calcext:value-type="string">
            <text:p>F9F6C000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-100122624" calcext:value-type="float">
            <text:p>-100122624</text:p>
          </table:table-cell>
          <table:table-cell office:value-type="string" calcext:value-type="string">
            <text:p>FA084000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-99057664" calcext:value-type="float">
            <text:p>-99057664</text:p>
          </table:table-cell>
          <table:table-cell office:value-type="string" calcext:value-type="string">
            <text:p>FA188000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-98107392" calcext:value-type="float">
            <text:p>-98107392</text:p>
          </table:table-cell>
          <table:table-cell office:value-type="string" calcext:value-type="string">
            <text:p>FA270000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-97075200" calcext:value-type="float">
            <text:p>-97075200</text:p>
          </table:table-cell>
          <table:table-cell office:value-type="string" calcext:value-type="string">
            <text:p>FA36C000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-96075776" calcext:value-type="float">
            <text:p>-96075776</text:p>
          </table:table-cell>
          <table:table-cell office:value-type="string" calcext:value-type="string">
            <text:p>FA460000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-95469568" calcext:value-type="float">
            <text:p>-95469568</text:p>
          </table:table-cell>
          <table:table-cell office:value-type="string" calcext:value-type="string">
            <text:p>FA4F4000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-95174656" calcext:value-type="float">
            <text:p>-95174656</text:p>
          </table:table-cell>
          <table:table-cell office:value-type="string" calcext:value-type="string">
            <text:p>FA53C000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-95076352" calcext:value-type="float">
            <text:p>-95076352</text:p>
          </table:table-cell>
          <table:table-cell office:value-type="string" calcext:value-type="string">
            <text:p>FA554000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-95305728" calcext:value-type="float">
            <text:p>-95305728</text:p>
          </table:table-cell>
          <table:table-cell office:value-type="string" calcext:value-type="string">
            <text:p>FA51C000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-96010240" calcext:value-type="float">
            <text:p>-96010240</text:p>
          </table:table-cell>
          <table:table-cell office:value-type="string" calcext:value-type="string">
            <text:p>FA470000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-97058816" calcext:value-type="float">
            <text:p>-97058816</text:p>
          </table:table-cell>
          <table:table-cell office:value-type="string" calcext:value-type="string">
            <text:p>FA370000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-98222080" calcext:value-type="float">
            <text:p>-98222080</text:p>
          </table:table-cell>
          <table:table-cell office:value-type="string" calcext:value-type="string">
            <text:p>FA254000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-99221504" calcext:value-type="float">
            <text:p>-99221504</text:p>
          </table:table-cell>
          <table:table-cell office:value-type="string" calcext:value-type="string">
            <text:p>FA160000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-100024320" calcext:value-type="float">
            <text:p>-100024320</text:p>
          </table:table-cell>
          <table:table-cell office:value-type="string" calcext:value-type="string">
            <text:p>FA09C000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-100941824" calcext:value-type="float">
            <text:p>-100941824</text:p>
          </table:table-cell>
          <table:table-cell office:value-type="string" calcext:value-type="string">
            <text:p>F9FBC000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-102170624" calcext:value-type="float">
            <text:p>-102170624</text:p>
          </table:table-cell>
          <table:table-cell office:value-type="string" calcext:value-type="string">
            <text:p>F9E90000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-103792640" calcext:value-type="float">
            <text:p>-103792640</text:p>
          </table:table-cell>
          <table:table-cell office:value-type="string" calcext:value-type="string">
            <text:p>F9D04000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-105824256" calcext:value-type="float">
            <text:p>-105824256</text:p>
          </table:table-cell>
          <table:table-cell office:value-type="string" calcext:value-type="string">
            <text:p>F9B14000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-107839488" calcext:value-type="float">
            <text:p>-107839488</text:p>
          </table:table-cell>
          <table:table-cell office:value-type="string" calcext:value-type="string">
            <text:p>F9928000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-109658112" calcext:value-type="float">
            <text:p>-109658112</text:p>
          </table:table-cell>
          <table:table-cell office:value-type="string" calcext:value-type="string">
            <text:p>F976C000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-111558656" calcext:value-type="float">
            <text:p>-111558656</text:p>
          </table:table-cell>
          <table:table-cell office:value-type="string" calcext:value-type="string">
            <text:p>F959C000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-113639424" calcext:value-type="float">
            <text:p>-113639424</text:p>
          </table:table-cell>
          <table:table-cell office:value-type="string" calcext:value-type="string">
            <text:p>F93A0000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-115605504" calcext:value-type="float">
            <text:p>-115605504</text:p>
          </table:table-cell>
          <table:table-cell office:value-type="string" calcext:value-type="string">
            <text:p>F91C0000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-117309440" calcext:value-type="float">
            <text:p>-117309440</text:p>
          </table:table-cell>
          <table:table-cell office:value-type="string" calcext:value-type="string">
            <text:p>F9020000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-118767616" calcext:value-type="float">
            <text:p>-118767616</text:p>
          </table:table-cell>
          <table:table-cell office:value-type="string" calcext:value-type="string">
            <text:p>F8EBC000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-120061952" calcext:value-type="float">
            <text:p>-120061952</text:p>
          </table:table-cell>
          <table:table-cell office:value-type="string" calcext:value-type="string">
            <text:p>F8D80000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-121307136" calcext:value-type="float">
            <text:p>-121307136</text:p>
          </table:table-cell>
          <table:table-cell office:value-type="string" calcext:value-type="string">
            <text:p>F8C50000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-122847232" calcext:value-type="float">
            <text:p>-122847232</text:p>
          </table:table-cell>
          <table:table-cell office:value-type="string" calcext:value-type="string">
            <text:p>F8AD8000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-124567552" calcext:value-type="float">
            <text:p>-124567552</text:p>
          </table:table-cell>
          <table:table-cell office:value-type="string" calcext:value-type="string">
            <text:p>F8934000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-126287872" calcext:value-type="float">
            <text:p>-126287872</text:p>
          </table:table-cell>
          <table:table-cell office:value-type="string" calcext:value-type="string">
            <text:p>F8790000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-128040960" calcext:value-type="float">
            <text:p>-128040960</text:p>
          </table:table-cell>
          <table:table-cell office:value-type="string" calcext:value-type="string">
            <text:p>F85E4000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-129597440" calcext:value-type="float">
            <text:p>-129597440</text:p>
          </table:table-cell>
          <table:table-cell office:value-type="string" calcext:value-type="string">
            <text:p>F8468000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-130957312" calcext:value-type="float">
            <text:p>-130957312</text:p>
          </table:table-cell>
          <table:table-cell office:value-type="string" calcext:value-type="string">
            <text:p>F831C000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-132153344" calcext:value-type="float">
            <text:p>-132153344</text:p>
          </table:table-cell>
          <table:table-cell office:value-type="string" calcext:value-type="string">
            <text:p>F81F8000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-133267456" calcext:value-type="float">
            <text:p>-133267456</text:p>
          </table:table-cell>
          <table:table-cell office:value-type="string" calcext:value-type="string">
            <text:p>F80E8000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-134201344" calcext:value-type="float">
            <text:p>-134201344</text:p>
          </table:table-cell>
          <table:table-cell office:value-type="string" calcext:value-type="string">
            <text:p>F8004000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-134905856" calcext:value-type="float">
            <text:p>-134905856</text:p>
          </table:table-cell>
          <table:table-cell office:value-type="string" calcext:value-type="string">
            <text:p>F7F58000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-135790592" calcext:value-type="float">
            <text:p>-135790592</text:p>
          </table:table-cell>
          <table:table-cell office:value-type="string" calcext:value-type="string">
            <text:p>F7E80000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-136626176" calcext:value-type="float">
            <text:p>-136626176</text:p>
          </table:table-cell>
          <table:table-cell office:value-type="string" calcext:value-type="string">
            <text:p>F7DB4000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-137134080" calcext:value-type="float">
            <text:p>-137134080</text:p>
          </table:table-cell>
          <table:table-cell office:value-type="string" calcext:value-type="string">
            <text:p>F7D38000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-137625600" calcext:value-type="float">
            <text:p>-137625600</text:p>
          </table:table-cell>
          <table:table-cell office:value-type="string" calcext:value-type="string">
            <text:p>F7CC0000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-138362880" calcext:value-type="float">
            <text:p>-138362880</text:p>
          </table:table-cell>
          <table:table-cell office:value-type="string" calcext:value-type="string">
            <text:p>F7C0C000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-139083776" calcext:value-type="float">
            <text:p>-139083776</text:p>
          </table:table-cell>
          <table:table-cell office:value-type="string" calcext:value-type="string">
            <text:p>F7B5C000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-139378688" calcext:value-type="float">
            <text:p>-139378688</text:p>
          </table:table-cell>
          <table:table-cell office:value-type="string" calcext:value-type="string">
            <text:p>F7B14000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-139362304" calcext:value-type="float">
            <text:p>-139362304</text:p>
          </table:table-cell>
          <table:table-cell office:value-type="string" calcext:value-type="string">
            <text:p>F7B18000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-139296768" calcext:value-type="float">
            <text:p>-139296768</text:p>
          </table:table-cell>
          <table:table-cell office:value-type="string" calcext:value-type="string">
            <text:p>F7B28000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-138985472" calcext:value-type="float">
            <text:p>-138985472</text:p>
          </table:table-cell>
          <table:table-cell office:value-type="string" calcext:value-type="string">
            <text:p>F7B74000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-138199040" calcext:value-type="float">
            <text:p>-138199040</text:p>
          </table:table-cell>
          <table:table-cell office:value-type="string" calcext:value-type="string">
            <text:p>F7C34000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-137297920" calcext:value-type="float">
            <text:p>-137297920</text:p>
          </table:table-cell>
          <table:table-cell office:value-type="string" calcext:value-type="string">
            <text:p>F7D10000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-136445952" calcext:value-type="float">
            <text:p>-136445952</text:p>
          </table:table-cell>
          <table:table-cell office:value-type="string" calcext:value-type="string">
            <text:p>F7DE0000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-135757824" calcext:value-type="float">
            <text:p>-135757824</text:p>
          </table:table-cell>
          <table:table-cell office:value-type="string" calcext:value-type="string">
            <text:p>F7E88000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-134955008" calcext:value-type="float">
            <text:p>-134955008</text:p>
          </table:table-cell>
          <table:table-cell office:value-type="string" calcext:value-type="string">
            <text:p>F7F4C000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-133840896" calcext:value-type="float">
            <text:p>-133840896</text:p>
          </table:table-cell>
          <table:table-cell office:value-type="string" calcext:value-type="string">
            <text:p>F805C000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-132677632" calcext:value-type="float">
            <text:p>-132677632</text:p>
          </table:table-cell>
          <table:table-cell office:value-type="string" calcext:value-type="string">
            <text:p>F8178000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-131235840" calcext:value-type="float">
            <text:p>-131235840</text:p>
          </table:table-cell>
          <table:table-cell office:value-type="string" calcext:value-type="string">
            <text:p>F82D8000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-129957888" calcext:value-type="float">
            <text:p>-129957888</text:p>
          </table:table-cell>
          <table:table-cell office:value-type="string" calcext:value-type="string">
            <text:p>F8410000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-128925696" calcext:value-type="float">
            <text:p>-128925696</text:p>
          </table:table-cell>
          <table:table-cell office:value-type="string" calcext:value-type="string">
            <text:p>F850C00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-127336448" calcext:value-type="float">
            <text:p>-127336448</text:p>
          </table:table-cell>
          <table:table-cell office:value-type="string" calcext:value-type="string">
            <text:p>F8690000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-125304832" calcext:value-type="float">
            <text:p>-125304832</text:p>
          </table:table-cell>
          <table:table-cell office:value-type="string" calcext:value-type="string">
            <text:p>F8880000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-123191296" calcext:value-type="float">
            <text:p>-123191296</text:p>
          </table:table-cell>
          <table:table-cell office:value-type="string" calcext:value-type="string">
            <text:p>F8A84000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-121290752" calcext:value-type="float">
            <text:p>-121290752</text:p>
          </table:table-cell>
          <table:table-cell office:value-type="string" calcext:value-type="string">
            <text:p>F8C54000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-119570432" calcext:value-type="float">
            <text:p>-119570432</text:p>
          </table:table-cell>
          <table:table-cell office:value-type="string" calcext:value-type="string">
            <text:p>F8DF8000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-117997568" calcext:value-type="float">
            <text:p>-117997568</text:p>
          </table:table-cell>
          <table:table-cell office:value-type="string" calcext:value-type="string">
            <text:p>F8F78000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-116654080" calcext:value-type="float">
            <text:p>-116654080</text:p>
          </table:table-cell>
          <table:table-cell office:value-type="string" calcext:value-type="string">
            <text:p>F90C0000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-114982912" calcext:value-type="float">
            <text:p>-114982912</text:p>
          </table:table-cell>
          <table:table-cell office:value-type="string" calcext:value-type="string">
            <text:p>F9258000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-112902144" calcext:value-type="float">
            <text:p>-112902144</text:p>
          </table:table-cell>
          <table:table-cell office:value-type="string" calcext:value-type="string">
            <text:p>F9454000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-111050752" calcext:value-type="float">
            <text:p>-111050752</text:p>
          </table:table-cell>
          <table:table-cell office:value-type="string" calcext:value-type="string">
            <text:p>F9618000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-109428736" calcext:value-type="float">
            <text:p>-109428736</text:p>
          </table:table-cell>
          <table:table-cell office:value-type="string" calcext:value-type="string">
            <text:p>F97A4000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-107855872" calcext:value-type="float">
            <text:p>-107855872</text:p>
          </table:table-cell>
          <table:table-cell office:value-type="string" calcext:value-type="string">
            <text:p>F9924000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-106168320" calcext:value-type="float">
            <text:p>-106168320</text:p>
          </table:table-cell>
          <table:table-cell office:value-type="string" calcext:value-type="string">
            <text:p>F9AC0000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-104267776" calcext:value-type="float">
            <text:p>-104267776</text:p>
          </table:table-cell>
          <table:table-cell office:value-type="string" calcext:value-type="string">
            <text:p>F9C90000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-102465536" calcext:value-type="float">
            <text:p>-102465536</text:p>
          </table:table-cell>
          <table:table-cell office:value-type="string" calcext:value-type="string">
            <text:p>F9E48000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-101089280" calcext:value-type="float">
            <text:p>-101089280</text:p>
          </table:table-cell>
          <table:table-cell office:value-type="string" calcext:value-type="string">
            <text:p>F9F98000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-99942400" calcext:value-type="float">
            <text:p>-99942400</text:p>
          </table:table-cell>
          <table:table-cell office:value-type="string" calcext:value-type="string">
            <text:p>FA0B0000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-98828288" calcext:value-type="float">
            <text:p>-98828288</text:p>
          </table:table-cell>
          <table:table-cell office:value-type="string" calcext:value-type="string">
            <text:p>FA1C0000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-97812480" calcext:value-type="float">
            <text:p>-97812480</text:p>
          </table:table-cell>
          <table:table-cell office:value-type="string" calcext:value-type="string">
            <text:p>FA2B8000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-96763904" calcext:value-type="float">
            <text:p>-96763904</text:p>
          </table:table-cell>
          <table:table-cell office:value-type="string" calcext:value-type="string">
            <text:p>FA3B8000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-95879168" calcext:value-type="float">
            <text:p>-95879168</text:p>
          </table:table-cell>
          <table:table-cell office:value-type="string" calcext:value-type="string">
            <text:p>FA490000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-95322112" calcext:value-type="float">
            <text:p>-95322112</text:p>
          </table:table-cell>
          <table:table-cell office:value-type="string" calcext:value-type="string">
            <text:p>FA518000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-94961664" calcext:value-type="float">
            <text:p>-94961664</text:p>
          </table:table-cell>
          <table:table-cell office:value-type="string" calcext:value-type="string">
            <text:p>FA570000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-94814208" calcext:value-type="float">
            <text:p>-94814208</text:p>
          </table:table-cell>
          <table:table-cell office:value-type="string" calcext:value-type="string">
            <text:p>FA594000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-95125504" calcext:value-type="float">
            <text:p>-95125504</text:p>
          </table:table-cell>
          <table:table-cell office:value-type="string" calcext:value-type="string">
            <text:p>FA548000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-95928320" calcext:value-type="float">
            <text:p>-95928320</text:p>
          </table:table-cell>
          <table:table-cell office:value-type="string" calcext:value-type="string">
            <text:p>FA484000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-96894976" calcext:value-type="float">
            <text:p>-96894976</text:p>
          </table:table-cell>
          <table:table-cell office:value-type="string" calcext:value-type="string">
            <text:p>FA398000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-98041856" calcext:value-type="float">
            <text:p>-98041856</text:p>
          </table:table-cell>
          <table:table-cell office:value-type="string" calcext:value-type="string">
            <text:p>FA280000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-99024896" calcext:value-type="float">
            <text:p>-99024896</text:p>
          </table:table-cell>
          <table:table-cell office:value-type="string" calcext:value-type="string">
            <text:p>FA190000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-99844096" calcext:value-type="float">
            <text:p>-99844096</text:p>
          </table:table-cell>
          <table:table-cell office:value-type="string" calcext:value-type="string">
            <text:p>FA0C8000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-100712448" calcext:value-type="float">
            <text:p>-100712448</text:p>
          </table:table-cell>
          <table:table-cell office:value-type="string" calcext:value-type="string">
            <text:p>F9FF4000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-101892096" calcext:value-type="float">
            <text:p>-101892096</text:p>
          </table:table-cell>
          <table:table-cell office:value-type="string" calcext:value-type="string">
            <text:p>F9ED4000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-103727104" calcext:value-type="float">
            <text:p>-103727104</text:p>
          </table:table-cell>
          <table:table-cell office:value-type="string" calcext:value-type="string">
            <text:p>F9D14000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-105775104" calcext:value-type="float">
            <text:p>-105775104</text:p>
          </table:table-cell>
          <table:table-cell office:value-type="string" calcext:value-type="string">
            <text:p>F9B20000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-107757568" calcext:value-type="float">
            <text:p>-107757568</text:p>
          </table:table-cell>
          <table:table-cell office:value-type="string" calcext:value-type="string">
            <text:p>F993C000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-109592576" calcext:value-type="float">
            <text:p>-109592576</text:p>
          </table:table-cell>
          <table:table-cell office:value-type="string" calcext:value-type="string">
            <text:p>F977C000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-111362048" calcext:value-type="float">
            <text:p>-111362048</text:p>
          </table:table-cell>
          <table:table-cell office:value-type="string" calcext:value-type="string">
            <text:p>F95CC000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-113295360" calcext:value-type="float">
            <text:p>-113295360</text:p>
          </table:table-cell>
          <table:table-cell office:value-type="string" calcext:value-type="string">
            <text:p>F93F4000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-115277824" calcext:value-type="float">
            <text:p>-115277824</text:p>
          </table:table-cell>
          <table:table-cell office:value-type="string" calcext:value-type="string">
            <text:p>F9210000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-117161984" calcext:value-type="float">
            <text:p>-117161984</text:p>
          </table:table-cell>
          <table:table-cell office:value-type="string" calcext:value-type="string">
            <text:p>F9044000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-118751232" calcext:value-type="float">
            <text:p>-118751232</text:p>
          </table:table-cell>
          <table:table-cell office:value-type="string" calcext:value-type="string">
            <text:p>F8EC0000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-119947264" calcext:value-type="float">
            <text:p>-119947264</text:p>
          </table:table-cell>
          <table:table-cell office:value-type="string" calcext:value-type="string">
            <text:p>F8D9C000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-121192448" calcext:value-type="float">
            <text:p>-121192448</text:p>
          </table:table-cell>
          <table:table-cell office:value-type="string" calcext:value-type="string">
            <text:p>F8C6C000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-122683392" calcext:value-type="float">
            <text:p>-122683392</text:p>
          </table:table-cell>
          <table:table-cell office:value-type="string" calcext:value-type="string">
            <text:p>F8B00000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-124289024" calcext:value-type="float">
            <text:p>-124289024</text:p>
          </table:table-cell>
          <table:table-cell office:value-type="string" calcext:value-type="string">
            <text:p>F8978000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-126107648" calcext:value-type="float">
            <text:p>-126107648</text:p>
          </table:table-cell>
          <table:table-cell office:value-type="string" calcext:value-type="string">
            <text:p>F87BC000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-128008192" calcext:value-type="float">
            <text:p>-128008192</text:p>
          </table:table-cell>
          <table:table-cell office:value-type="string" calcext:value-type="string">
            <text:p>F85EC000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-129400832" calcext:value-type="float">
            <text:p>-129400832</text:p>
          </table:table-cell>
          <table:table-cell office:value-type="string" calcext:value-type="string">
            <text:p>F8498000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-130564096" calcext:value-type="float">
            <text:p>-130564096</text:p>
          </table:table-cell>
          <table:table-cell office:value-type="string" calcext:value-type="string">
            <text:p>F837C000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-131973120" calcext:value-type="float">
            <text:p>-131973120</text:p>
          </table:table-cell>
          <table:table-cell office:value-type="string" calcext:value-type="string">
            <text:p>F8224000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-133185536" calcext:value-type="float">
            <text:p>-133185536</text:p>
          </table:table-cell>
          <table:table-cell office:value-type="string" calcext:value-type="string">
            <text:p>F80FC000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-134070272" calcext:value-type="float">
            <text:p>-134070272</text:p>
          </table:table-cell>
          <table:table-cell office:value-type="string" calcext:value-type="string">
            <text:p>F8024000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-135004160" calcext:value-type="float">
            <text:p>-135004160</text:p>
          </table:table-cell>
          <table:table-cell office:value-type="string" calcext:value-type="string">
            <text:p>F7F40000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-135954432" calcext:value-type="float">
            <text:p>-135954432</text:p>
          </table:table-cell>
          <table:table-cell office:value-type="string" calcext:value-type="string">
            <text:p>F7E58000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-136577024" calcext:value-type="float">
            <text:p>-136577024</text:p>
          </table:table-cell>
          <table:table-cell office:value-type="string" calcext:value-type="string">
            <text:p>F7DC0000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-137019392" calcext:value-type="float">
            <text:p>-137019392</text:p>
          </table:table-cell>
          <table:table-cell office:value-type="string" calcext:value-type="string">
            <text:p>F7D54000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-137674752" calcext:value-type="float">
            <text:p>-137674752</text:p>
          </table:table-cell>
          <table:table-cell office:value-type="string" calcext:value-type="string">
            <text:p>F7CB4000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-138444800" calcext:value-type="float">
            <text:p>-138444800</text:p>
          </table:table-cell>
          <table:table-cell office:value-type="string" calcext:value-type="string">
            <text:p>F7BF8000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-139034624" calcext:value-type="float">
            <text:p>-139034624</text:p>
          </table:table-cell>
          <table:table-cell office:value-type="string" calcext:value-type="string">
            <text:p>F7B68000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-139313152" calcext:value-type="float">
            <text:p>-139313152</text:p>
          </table:table-cell>
          <table:table-cell office:value-type="string" calcext:value-type="string">
            <text:p>F7B24000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-139313152" calcext:value-type="float">
            <text:p>-139313152</text:p>
          </table:table-cell>
          <table:table-cell office:value-type="string" calcext:value-type="string">
            <text:p>F7B24000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-139362304" calcext:value-type="float">
            <text:p>-139362304</text:p>
          </table:table-cell>
          <table:table-cell office:value-type="string" calcext:value-type="string">
            <text:p>F7B18000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-138936320" calcext:value-type="float">
            <text:p>-138936320</text:p>
          </table:table-cell>
          <table:table-cell office:value-type="string" calcext:value-type="string">
            <text:p>F7B80000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-138133504" calcext:value-type="float">
            <text:p>-138133504</text:p>
          </table:table-cell>
          <table:table-cell office:value-type="string" calcext:value-type="string">
            <text:p>F7C44000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-137494528" calcext:value-type="float">
            <text:p>-137494528</text:p>
          </table:table-cell>
          <table:table-cell office:value-type="string" calcext:value-type="string">
            <text:p>F7CE0000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-136626176" calcext:value-type="float">
            <text:p>-136626176</text:p>
          </table:table-cell>
          <table:table-cell office:value-type="string" calcext:value-type="string">
            <text:p>F7DB4000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-135823360" calcext:value-type="float">
            <text:p>-135823360</text:p>
          </table:table-cell>
          <table:table-cell office:value-type="string" calcext:value-type="string">
            <text:p>F7E78000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-135168000" calcext:value-type="float">
            <text:p>-135168000</text:p>
          </table:table-cell>
          <table:table-cell office:value-type="string" calcext:value-type="string">
            <text:p>F7F18000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-134103040" calcext:value-type="float">
            <text:p>-134103040</text:p>
          </table:table-cell>
          <table:table-cell office:value-type="string" calcext:value-type="string">
            <text:p>F801C000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-132759552" calcext:value-type="float">
            <text:p>-132759552</text:p>
          </table:table-cell>
          <table:table-cell office:value-type="string" calcext:value-type="string">
            <text:p>F8164000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-131481600" calcext:value-type="float">
            <text:p>-131481600</text:p>
          </table:table-cell>
          <table:table-cell office:value-type="string" calcext:value-type="string">
            <text:p>F829C000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-130236416" calcext:value-type="float">
            <text:p>-130236416</text:p>
          </table:table-cell>
          <table:table-cell office:value-type="string" calcext:value-type="string">
            <text:p>F83CC000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-128991232" calcext:value-type="float">
            <text:p>-128991232</text:p>
          </table:table-cell>
          <table:table-cell office:value-type="string" calcext:value-type="string">
            <text:p>F84FC000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-127516672" calcext:value-type="float">
            <text:p>-127516672</text:p>
          </table:table-cell>
          <table:table-cell office:value-type="string" calcext:value-type="string">
            <text:p>F8664000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-125616128" calcext:value-type="float">
            <text:p>-125616128</text:p>
          </table:table-cell>
          <table:table-cell office:value-type="string" calcext:value-type="string">
            <text:p>F8834000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-123535360" calcext:value-type="float">
            <text:p>-123535360</text:p>
          </table:table-cell>
          <table:table-cell office:value-type="string" calcext:value-type="string">
            <text:p>F8A30000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-121569280" calcext:value-type="float">
            <text:p>-121569280</text:p>
          </table:table-cell>
          <table:table-cell office:value-type="string" calcext:value-type="string">
            <text:p>F8C10000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-119750656" calcext:value-type="float">
            <text:p>-119750656</text:p>
          </table:table-cell>
          <table:table-cell office:value-type="string" calcext:value-type="string">
            <text:p>F8DCC000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-118177792" calcext:value-type="float">
            <text:p>-118177792</text:p>
          </table:table-cell>
          <table:table-cell office:value-type="string" calcext:value-type="string">
            <text:p>F8F4C000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-116785152" calcext:value-type="float">
            <text:p>-116785152</text:p>
          </table:table-cell>
          <table:table-cell office:value-type="string" calcext:value-type="string">
            <text:p>F90A0000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-115212288" calcext:value-type="float">
            <text:p>-115212288</text:p>
          </table:table-cell>
          <table:table-cell office:value-type="string" calcext:value-type="string">
            <text:p>F9220000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-113229824" calcext:value-type="float">
            <text:p>-113229824</text:p>
          </table:table-cell>
          <table:table-cell office:value-type="string" calcext:value-type="string">
            <text:p>F9404000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-111296512" calcext:value-type="float">
            <text:p>-111296512</text:p>
          </table:table-cell>
          <table:table-cell office:value-type="string" calcext:value-type="string">
            <text:p>F95DC000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-109559808" calcext:value-type="float">
            <text:p>-109559808</text:p>
          </table:table-cell>
          <table:table-cell office:value-type="string" calcext:value-type="string">
            <text:p>F9784000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-107872256" calcext:value-type="float">
            <text:p>-107872256</text:p>
          </table:table-cell>
          <table:table-cell office:value-type="string" calcext:value-type="string">
            <text:p>F9920000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-106102784" calcext:value-type="float">
            <text:p>-106102784</text:p>
          </table:table-cell>
          <table:table-cell office:value-type="string" calcext:value-type="string">
            <text:p>F9AD0000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-104284160" calcext:value-type="float">
            <text:p>-104284160</text:p>
          </table:table-cell>
          <table:table-cell office:value-type="string" calcext:value-type="string">
            <text:p>F9C8C000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-102612992" calcext:value-type="float">
            <text:p>-102612992</text:p>
          </table:table-cell>
          <table:table-cell office:value-type="string" calcext:value-type="string">
            <text:p>F9E24000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-101187584" calcext:value-type="float">
            <text:p>-101187584</text:p>
          </table:table-cell>
          <table:table-cell office:value-type="string" calcext:value-type="string">
            <text:p>F9F80000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-99958784" calcext:value-type="float">
            <text:p>-99958784</text:p>
          </table:table-cell>
          <table:table-cell office:value-type="string" calcext:value-type="string">
            <text:p>FA0AC000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-98910208" calcext:value-type="float">
            <text:p>-98910208</text:p>
          </table:table-cell>
          <table:table-cell office:value-type="string" calcext:value-type="string">
            <text:p>FA1AC000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-97828864" calcext:value-type="float">
            <text:p>-97828864</text:p>
          </table:table-cell>
          <table:table-cell office:value-type="string" calcext:value-type="string">
            <text:p>FA2B4000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-96632832" calcext:value-type="float">
            <text:p>-96632832</text:p>
          </table:table-cell>
          <table:table-cell office:value-type="string" calcext:value-type="string">
            <text:p>FA3D8000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-95715328" calcext:value-type="float">
            <text:p>-95715328</text:p>
          </table:table-cell>
          <table:table-cell office:value-type="string" calcext:value-type="string">
            <text:p>FA4B8000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-95207424" calcext:value-type="float">
            <text:p>-95207424</text:p>
          </table:table-cell>
          <table:table-cell office:value-type="string" calcext:value-type="string">
            <text:p>FA534000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-94879744" calcext:value-type="float">
            <text:p>-94879744</text:p>
          </table:table-cell>
          <table:table-cell office:value-type="string" calcext:value-type="string">
            <text:p>FA584000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-94830592" calcext:value-type="float">
            <text:p>-94830592</text:p>
          </table:table-cell>
          <table:table-cell office:value-type="string" calcext:value-type="string">
            <text:p>FA590000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-95109120" calcext:value-type="float">
            <text:p>-95109120</text:p>
          </table:table-cell>
          <table:table-cell office:value-type="string" calcext:value-type="string">
            <text:p>FA54C000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-95682560" calcext:value-type="float">
            <text:p>-95682560</text:p>
          </table:table-cell>
          <table:table-cell office:value-type="string" calcext:value-type="string">
            <text:p>FA4C0000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-96731136" calcext:value-type="float">
            <text:p>-96731136</text:p>
          </table:table-cell>
          <table:table-cell office:value-type="string" calcext:value-type="string">
            <text:p>FA3C0000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-97976320" calcext:value-type="float">
            <text:p>-97976320</text:p>
          </table:table-cell>
          <table:table-cell office:value-type="string" calcext:value-type="string">
            <text:p>FA290000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-98959360" calcext:value-type="float">
            <text:p>-98959360</text:p>
          </table:table-cell>
          <table:table-cell office:value-type="string" calcext:value-type="string">
            <text:p>FA1A0000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-99713024" calcext:value-type="float">
            <text:p>-99713024</text:p>
          </table:table-cell>
          <table:table-cell office:value-type="string" calcext:value-type="string">
            <text:p>FA0E8000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-100614144" calcext:value-type="float">
            <text:p>-100614144</text:p>
          </table:table-cell>
          <table:table-cell office:value-type="string" calcext:value-type="string">
            <text:p>FA00C000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-101875712" calcext:value-type="float">
            <text:p>-101875712</text:p>
          </table:table-cell>
          <table:table-cell office:value-type="string" calcext:value-type="string">
            <text:p>F9ED8000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-103497728" calcext:value-type="float">
            <text:p>-103497728</text:p>
          </table:table-cell>
          <table:table-cell office:value-type="string" calcext:value-type="string">
            <text:p>F9D4C000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-105578496" calcext:value-type="float">
            <text:p>-105578496</text:p>
          </table:table-cell>
          <table:table-cell office:value-type="string" calcext:value-type="string">
            <text:p>F9B50000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-107642880" calcext:value-type="float">
            <text:p>-107642880</text:p>
          </table:table-cell>
          <table:table-cell office:value-type="string" calcext:value-type="string">
            <text:p>F9958000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-109428736" calcext:value-type="float">
            <text:p>-109428736</text:p>
          </table:table-cell>
          <table:table-cell office:value-type="string" calcext:value-type="string">
            <text:p>F97A4000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-111198208" calcext:value-type="float">
            <text:p>-111198208</text:p>
          </table:table-cell>
          <table:table-cell office:value-type="string" calcext:value-type="string">
            <text:p>F95F4000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-113180672" calcext:value-type="float">
            <text:p>-113180672</text:p>
          </table:table-cell>
          <table:table-cell office:value-type="string" calcext:value-type="string">
            <text:p>F9410000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-115179520" calcext:value-type="float">
            <text:p>-115179520</text:p>
          </table:table-cell>
          <table:table-cell office:value-type="string" calcext:value-type="string">
            <text:p>F9228000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-116998144" calcext:value-type="float">
            <text:p>-116998144</text:p>
          </table:table-cell>
          <table:table-cell office:value-type="string" calcext:value-type="string">
            <text:p>F906C000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-118603776" calcext:value-type="float">
            <text:p>-118603776</text:p>
          </table:table-cell>
          <table:table-cell office:value-type="string" calcext:value-type="string">
            <text:p>F8EE4000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-119865344" calcext:value-type="float">
            <text:p>-119865344</text:p>
          </table:table-cell>
          <table:table-cell office:value-type="string" calcext:value-type="string">
            <text:p>F8DB0000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-121077760" calcext:value-type="float">
            <text:p>-121077760</text:p>
          </table:table-cell>
          <table:table-cell office:value-type="string" calcext:value-type="string">
            <text:p>F8C88000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-122601472" calcext:value-type="float">
            <text:p>-122601472</text:p>
          </table:table-cell>
          <table:table-cell office:value-type="string" calcext:value-type="string">
            <text:p>F8B14000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-124174336" calcext:value-type="float">
            <text:p>-124174336</text:p>
          </table:table-cell>
          <table:table-cell office:value-type="string" calcext:value-type="string">
            <text:p>F8994000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-125845504" calcext:value-type="float">
            <text:p>-125845504</text:p>
          </table:table-cell>
          <table:table-cell office:value-type="string" calcext:value-type="string">
            <text:p>F87FC000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-127565824" calcext:value-type="float">
            <text:p>-127565824</text:p>
          </table:table-cell>
          <table:table-cell office:value-type="string" calcext:value-type="string">
            <text:p>F8658000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-129056768" calcext:value-type="float">
            <text:p>-129056768</text:p>
          </table:table-cell>
          <table:table-cell office:value-type="string" calcext:value-type="string">
            <text:p>F84EC000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-130498560" calcext:value-type="float">
            <text:p>-130498560</text:p>
          </table:table-cell>
          <table:table-cell office:value-type="string" calcext:value-type="string">
            <text:p>F838C000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-131743744" calcext:value-type="float">
            <text:p>-131743744</text:p>
          </table:table-cell>
          <table:table-cell office:value-type="string" calcext:value-type="string">
            <text:p>F825C000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-132808704" calcext:value-type="float">
            <text:p>-132808704</text:p>
          </table:table-cell>
          <table:table-cell office:value-type="string" calcext:value-type="string">
            <text:p>F8158000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-133906432" calcext:value-type="float">
            <text:p>-133906432</text:p>
          </table:table-cell>
          <table:table-cell office:value-type="string" calcext:value-type="string">
            <text:p>F804C000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-134709248" calcext:value-type="float">
            <text:p>-134709248</text:p>
          </table:table-cell>
          <table:table-cell office:value-type="string" calcext:value-type="string">
            <text:p>F7F88000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-135462912" calcext:value-type="float">
            <text:p>-135462912</text:p>
          </table:table-cell>
          <table:table-cell office:value-type="string" calcext:value-type="string">
            <text:p>F7ED0000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-136380416" calcext:value-type="float">
            <text:p>-136380416</text:p>
          </table:table-cell>
          <table:table-cell office:value-type="string" calcext:value-type="string">
            <text:p>F7DF0000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-137035776" calcext:value-type="float">
            <text:p>-137035776</text:p>
          </table:table-cell>
          <table:table-cell office:value-type="string" calcext:value-type="string">
            <text:p>F7D50000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-137641984" calcext:value-type="float">
            <text:p>-137641984</text:p>
          </table:table-cell>
          <table:table-cell office:value-type="string" calcext:value-type="string">
            <text:p>F7CBC000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-138330112" calcext:value-type="float">
            <text:p>-138330112</text:p>
          </table:table-cell>
          <table:table-cell office:value-type="string" calcext:value-type="string">
            <text:p>F7C14000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-138870784" calcext:value-type="float">
            <text:p>-138870784</text:p>
          </table:table-cell>
          <table:table-cell office:value-type="string" calcext:value-type="string">
            <text:p>F7B90000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-139067392" calcext:value-type="float">
            <text:p>-139067392</text:p>
          </table:table-cell>
          <table:table-cell office:value-type="string" calcext:value-type="string">
            <text:p>F7B60000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-139214848" calcext:value-type="float">
            <text:p>-139214848</text:p>
          </table:table-cell>
          <table:table-cell office:value-type="string" calcext:value-type="string">
            <text:p>F7B3C000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-139182080" calcext:value-type="float">
            <text:p>-139182080</text:p>
          </table:table-cell>
          <table:table-cell office:value-type="string" calcext:value-type="string">
            <text:p>F7B44000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-138788864" calcext:value-type="float">
            <text:p>-138788864</text:p>
          </table:table-cell>
          <table:table-cell office:value-type="string" calcext:value-type="string">
            <text:p>F7BA4000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-138297344" calcext:value-type="float">
            <text:p>-138297344</text:p>
          </table:table-cell>
          <table:table-cell office:value-type="string" calcext:value-type="string">
            <text:p>F7C1C000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-137478144" calcext:value-type="float">
            <text:p>-137478144</text:p>
          </table:table-cell>
          <table:table-cell office:value-type="string" calcext:value-type="string">
            <text:p>F7CE4000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-136478720" calcext:value-type="float">
            <text:p>-136478720</text:p>
          </table:table-cell>
          <table:table-cell office:value-type="string" calcext:value-type="string">
            <text:p>F7DD8000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-135790592" calcext:value-type="float">
            <text:p>-135790592</text:p>
          </table:table-cell>
          <table:table-cell office:value-type="string" calcext:value-type="string">
            <text:p>F7E80000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-135069696" calcext:value-type="float">
            <text:p>-135069696</text:p>
          </table:table-cell>
          <table:table-cell office:value-type="string" calcext:value-type="string">
            <text:p>F7F30000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-134184960" calcext:value-type="float">
            <text:p>-134184960</text:p>
          </table:table-cell>
          <table:table-cell office:value-type="string" calcext:value-type="string">
            <text:p>F8008000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-133070848" calcext:value-type="float">
            <text:p>-133070848</text:p>
          </table:table-cell>
          <table:table-cell office:value-type="string" calcext:value-type="string">
            <text:p>F8118000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-131497984" calcext:value-type="float">
            <text:p>-131497984</text:p>
          </table:table-cell>
          <table:table-cell office:value-type="string" calcext:value-type="string">
            <text:p>F8298000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-130121728" calcext:value-type="float">
            <text:p>-130121728</text:p>
          </table:table-cell>
          <table:table-cell office:value-type="string" calcext:value-type="string">
            <text:p>F83E8000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-129056768" calcext:value-type="float">
            <text:p>-129056768</text:p>
          </table:table-cell>
          <table:table-cell office:value-type="string" calcext:value-type="string">
            <text:p>F84EC000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-127533056" calcext:value-type="float">
            <text:p>-127533056</text:p>
          </table:table-cell>
          <table:table-cell office:value-type="string" calcext:value-type="string">
            <text:p>F8660000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-125517824" calcext:value-type="float">
            <text:p>-125517824</text:p>
          </table:table-cell>
          <table:table-cell office:value-type="string" calcext:value-type="string">
            <text:p>F884C000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-123502592" calcext:value-type="float">
            <text:p>-123502592</text:p>
          </table:table-cell>
          <table:table-cell office:value-type="string" calcext:value-type="string">
            <text:p>F8A38000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-121651200" calcext:value-type="float">
            <text:p>-121651200</text:p>
          </table:table-cell>
          <table:table-cell office:value-type="string" calcext:value-type="string">
            <text:p>F8BFC000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-119865344" calcext:value-type="float">
            <text:p>-119865344</text:p>
          </table:table-cell>
          <table:table-cell office:value-type="string" calcext:value-type="string">
            <text:p>F8DB0000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-118210560" calcext:value-type="float">
            <text:p>-118210560</text:p>
          </table:table-cell>
          <table:table-cell office:value-type="string" calcext:value-type="string">
            <text:p>F8F44000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-116752384" calcext:value-type="float">
            <text:p>-116752384</text:p>
          </table:table-cell>
          <table:table-cell office:value-type="string" calcext:value-type="string">
            <text:p>F90A8000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-115195904" calcext:value-type="float">
            <text:p>-115195904</text:p>
          </table:table-cell>
          <table:table-cell office:value-type="string" calcext:value-type="string">
            <text:p>F9224000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-113393664" calcext:value-type="float">
            <text:p>-113393664</text:p>
          </table:table-cell>
          <table:table-cell office:value-type="string" calcext:value-type="string">
            <text:p>F93DC000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-111411200" calcext:value-type="float">
            <text:p>-111411200</text:p>
          </table:table-cell>
          <table:table-cell office:value-type="string" calcext:value-type="string">
            <text:p>F95C0000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-109527040" calcext:value-type="float">
            <text:p>-109527040</text:p>
          </table:table-cell>
          <table:table-cell office:value-type="string" calcext:value-type="string">
            <text:p>F978C000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-107970560" calcext:value-type="float">
            <text:p>-107970560</text:p>
          </table:table-cell>
          <table:table-cell office:value-type="string" calcext:value-type="string">
            <text:p>F9908000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-106283008" calcext:value-type="float">
            <text:p>-106283008</text:p>
          </table:table-cell>
          <table:table-cell office:value-type="string" calcext:value-type="string">
            <text:p>F9AA4000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-104382464" calcext:value-type="float">
            <text:p>-104382464</text:p>
          </table:table-cell>
          <table:table-cell office:value-type="string" calcext:value-type="string">
            <text:p>F9C74000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-102612992" calcext:value-type="float">
            <text:p>-102612992</text:p>
          </table:table-cell>
          <table:table-cell office:value-type="string" calcext:value-type="string">
            <text:p>F9E24000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-101056512" calcext:value-type="float">
            <text:p>-101056512</text:p>
          </table:table-cell>
          <table:table-cell office:value-type="string" calcext:value-type="string">
            <text:p>F9FA0000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-99844096" calcext:value-type="float">
            <text:p>-99844096</text:p>
          </table:table-cell>
          <table:table-cell office:value-type="string" calcext:value-type="string">
            <text:p>FA0C8000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-98910208" calcext:value-type="float">
            <text:p>-98910208</text:p>
          </table:table-cell>
          <table:table-cell office:value-type="string" calcext:value-type="string">
            <text:p>FA1AC000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-97992704" calcext:value-type="float">
            <text:p>-97992704</text:p>
          </table:table-cell>
          <table:table-cell office:value-type="string" calcext:value-type="string">
            <text:p>FA28C000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-96845824" calcext:value-type="float">
            <text:p>-96845824</text:p>
          </table:table-cell>
          <table:table-cell office:value-type="string" calcext:value-type="string">
            <text:p>FA3A4000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-95895552" calcext:value-type="float">
            <text:p>-95895552</text:p>
          </table:table-cell>
          <table:table-cell office:value-type="string" calcext:value-type="string">
            <text:p>FA48C000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-95305728" calcext:value-type="float">
            <text:p>-95305728</text:p>
          </table:table-cell>
          <table:table-cell office:value-type="string" calcext:value-type="string">
            <text:p>FA51C000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-94879744" calcext:value-type="float">
            <text:p>-94879744</text:p>
          </table:table-cell>
          <table:table-cell office:value-type="string" calcext:value-type="string">
            <text:p>FA584000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-94715904" calcext:value-type="float">
            <text:p>-94715904</text:p>
          </table:table-cell>
          <table:table-cell office:value-type="string" calcext:value-type="string">
            <text:p>FA5AC000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-94830592" calcext:value-type="float">
            <text:p>-94830592</text:p>
          </table:table-cell>
          <table:table-cell office:value-type="string" calcext:value-type="string">
            <text:p>FA590000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-95502336" calcext:value-type="float">
            <text:p>-95502336</text:p>
          </table:table-cell>
          <table:table-cell office:value-type="string" calcext:value-type="string">
            <text:p>FA4EC000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-96632832" calcext:value-type="float">
            <text:p>-96632832</text:p>
          </table:table-cell>
          <table:table-cell office:value-type="string" calcext:value-type="string">
            <text:p>FA3D8000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-97746944" calcext:value-type="float">
            <text:p>-97746944</text:p>
          </table:table-cell>
          <table:table-cell office:value-type="string" calcext:value-type="string">
            <text:p>FA2C8000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-98713600" calcext:value-type="float">
            <text:p>-98713600</text:p>
          </table:table-cell>
          <table:table-cell office:value-type="string" calcext:value-type="string">
            <text:p>FA1DC000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-99631104" calcext:value-type="float">
            <text:p>-99631104</text:p>
          </table:table-cell>
          <table:table-cell office:value-type="string" calcext:value-type="string">
            <text:p>FA0FC000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-100548608" calcext:value-type="float">
            <text:p>-100548608</text:p>
          </table:table-cell>
          <table:table-cell office:value-type="string" calcext:value-type="string">
            <text:p>FA01C000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-101810176" calcext:value-type="float">
            <text:p>-101810176</text:p>
          </table:table-cell>
          <table:table-cell office:value-type="string" calcext:value-type="string">
            <text:p>F9EE8000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-103464960" calcext:value-type="float">
            <text:p>-103464960</text:p>
          </table:table-cell>
          <table:table-cell office:value-type="string" calcext:value-type="string">
            <text:p>F9D54000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-105365504" calcext:value-type="float">
            <text:p>-105365504</text:p>
          </table:table-cell>
          <table:table-cell office:value-type="string" calcext:value-type="string">
            <text:p>F9B84000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-107397120" calcext:value-type="float">
            <text:p>-107397120</text:p>
          </table:table-cell>
          <table:table-cell office:value-type="string" calcext:value-type="string">
            <text:p>F9994000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-109101056" calcext:value-type="float">
            <text:p>-109101056</text:p>
          </table:table-cell>
          <table:table-cell office:value-type="string" calcext:value-type="string">
            <text:p>F97F4000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-110919680" calcext:value-type="float">
            <text:p>-110919680</text:p>
          </table:table-cell>
          <table:table-cell office:value-type="string" calcext:value-type="string">
            <text:p>F9638000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-113016832" calcext:value-type="float">
            <text:p>-113016832</text:p>
          </table:table-cell>
          <table:table-cell office:value-type="string" calcext:value-type="string">
            <text:p>F9438000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-115032064" calcext:value-type="float">
            <text:p>-115032064</text:p>
          </table:table-cell>
          <table:table-cell office:value-type="string" calcext:value-type="string">
            <text:p>F924C000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-116932608" calcext:value-type="float">
            <text:p>-116932608</text:p>
          </table:table-cell>
          <table:table-cell office:value-type="string" calcext:value-type="string">
            <text:p>F907C000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-118521856" calcext:value-type="float">
            <text:p>-118521856</text:p>
          </table:table-cell>
          <table:table-cell office:value-type="string" calcext:value-type="string">
            <text:p>F8EF8000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-119816192" calcext:value-type="float">
            <text:p>-119816192</text:p>
          </table:table-cell>
          <table:table-cell office:value-type="string" calcext:value-type="string">
            <text:p>F8DBC000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-120995840" calcext:value-type="float">
            <text:p>-120995840</text:p>
          </table:table-cell>
          <table:table-cell office:value-type="string" calcext:value-type="string">
            <text:p>F8C9C000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-122437632" calcext:value-type="float">
            <text:p>-122437632</text:p>
          </table:table-cell>
          <table:table-cell office:value-type="string" calcext:value-type="string">
            <text:p>F8B3C000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-124207104" calcext:value-type="float">
            <text:p>-124207104</text:p>
          </table:table-cell>
          <table:table-cell office:value-type="string" calcext:value-type="string">
            <text:p>F898C000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-126058496" calcext:value-type="float">
            <text:p>-126058496</text:p>
          </table:table-cell>
          <table:table-cell office:value-type="string" calcext:value-type="string">
            <text:p>F87C8000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-127696896" calcext:value-type="float">
            <text:p>-127696896</text:p>
          </table:table-cell>
          <table:table-cell office:value-type="string" calcext:value-type="string">
            <text:p>F8638000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-129073152" calcext:value-type="float">
            <text:p>-129073152</text:p>
          </table:table-cell>
          <table:table-cell office:value-type="string" calcext:value-type="string">
            <text:p>F84E8000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-130498560" calcext:value-type="float">
            <text:p>-130498560</text:p>
          </table:table-cell>
          <table:table-cell office:value-type="string" calcext:value-type="string">
            <text:p>F838C000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-131743744" calcext:value-type="float">
            <text:p>-131743744</text:p>
          </table:table-cell>
          <table:table-cell office:value-type="string" calcext:value-type="string">
            <text:p>F825C000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-132759552" calcext:value-type="float">
            <text:p>-132759552</text:p>
          </table:table-cell>
          <table:table-cell office:value-type="string" calcext:value-type="string">
            <text:p>F8164000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-133742592" calcext:value-type="float">
            <text:p>-133742592</text:p>
          </table:table-cell>
          <table:table-cell office:value-type="string" calcext:value-type="string">
            <text:p>F8074000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-134774784" calcext:value-type="float">
            <text:p>-134774784</text:p>
          </table:table-cell>
          <table:table-cell office:value-type="string" calcext:value-type="string">
            <text:p>F7F78000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-135757824" calcext:value-type="float">
            <text:p>-135757824</text:p>
          </table:table-cell>
          <table:table-cell office:value-type="string" calcext:value-type="string">
            <text:p>F7E88000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-136527872" calcext:value-type="float">
            <text:p>-136527872</text:p>
          </table:table-cell>
          <table:table-cell office:value-type="string" calcext:value-type="string">
            <text:p>F7DCC000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-137199616" calcext:value-type="float">
            <text:p>-137199616</text:p>
          </table:table-cell>
          <table:table-cell office:value-type="string" calcext:value-type="string">
            <text:p>F7D28000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-137936896" calcext:value-type="float">
            <text:p>-137936896</text:p>
          </table:table-cell>
          <table:table-cell office:value-type="string" calcext:value-type="string">
            <text:p>F7C74000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-138592256" calcext:value-type="float">
            <text:p>-138592256</text:p>
          </table:table-cell>
          <table:table-cell office:value-type="string" calcext:value-type="string">
            <text:p>F7BD4000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-139051008" calcext:value-type="float">
            <text:p>-139051008</text:p>
          </table:table-cell>
          <table:table-cell office:value-type="string" calcext:value-type="string">
            <text:p>F7B64000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-139264000" calcext:value-type="float">
            <text:p>-139264000</text:p>
          </table:table-cell>
          <table:table-cell office:value-type="string" calcext:value-type="string">
            <text:p>F7B30000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-139345920" calcext:value-type="float">
            <text:p>-139345920</text:p>
          </table:table-cell>
          <table:table-cell office:value-type="string" calcext:value-type="string">
            <text:p>F7B1C000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-139345920" calcext:value-type="float">
            <text:p>-139345920</text:p>
          </table:table-cell>
          <table:table-cell office:value-type="string" calcext:value-type="string">
            <text:p>F7B1C000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-138903552" calcext:value-type="float">
            <text:p>-138903552</text:p>
          </table:table-cell>
          <table:table-cell office:value-type="string" calcext:value-type="string">
            <text:p>F7B88000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-138264576" calcext:value-type="float">
            <text:p>-138264576</text:p>
          </table:table-cell>
          <table:table-cell office:value-type="string" calcext:value-type="string">
            <text:p>F7C24000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-137527296" calcext:value-type="float">
            <text:p>-137527296</text:p>
          </table:table-cell>
          <table:table-cell office:value-type="string" calcext:value-type="string">
            <text:p>F7CD8000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-136757248" calcext:value-type="float">
            <text:p>-136757248</text:p>
          </table:table-cell>
          <table:table-cell office:value-type="string" calcext:value-type="string">
            <text:p>F7D94000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-136216576" calcext:value-type="float">
            <text:p>-136216576</text:p>
          </table:table-cell>
          <table:table-cell office:value-type="string" calcext:value-type="string">
            <text:p>F7E18000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-135561216" calcext:value-type="float">
            <text:p>-135561216</text:p>
          </table:table-cell>
          <table:table-cell office:value-type="string" calcext:value-type="string">
            <text:p>F7EB8000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-134545408" calcext:value-type="float">
            <text:p>-134545408</text:p>
          </table:table-cell>
          <table:table-cell office:value-type="string" calcext:value-type="string">
            <text:p>F7FB0000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-133169152" calcext:value-type="float">
            <text:p>-133169152</text:p>
          </table:table-cell>
          <table:table-cell office:value-type="string" calcext:value-type="string">
            <text:p>F8100000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-131661824" calcext:value-type="float">
            <text:p>-131661824</text:p>
          </table:table-cell>
          <table:table-cell office:value-type="string" calcext:value-type="string">
            <text:p>F8270000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-130449408" calcext:value-type="float">
            <text:p>-130449408</text:p>
          </table:table-cell>
          <table:table-cell office:value-type="string" calcext:value-type="string">
            <text:p>F8398000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-129335296" calcext:value-type="float">
            <text:p>-129335296</text:p>
          </table:table-cell>
          <table:table-cell office:value-type="string" calcext:value-type="string">
            <text:p>F84A8000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-127778816" calcext:value-type="float">
            <text:p>-127778816</text:p>
          </table:table-cell>
          <table:table-cell office:value-type="string" calcext:value-type="string">
            <text:p>F8624000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-125878272" calcext:value-type="float">
            <text:p>-125878272</text:p>
          </table:table-cell>
          <table:table-cell office:value-type="string" calcext:value-type="string">
            <text:p>F87F4000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-123748352" calcext:value-type="float">
            <text:p>-123748352</text:p>
          </table:table-cell>
          <table:table-cell office:value-type="string" calcext:value-type="string">
            <text:p>F89FC000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-121815040" calcext:value-type="float">
            <text:p>-121815040</text:p>
          </table:table-cell>
          <table:table-cell office:value-type="string" calcext:value-type="string">
            <text:p>F8BD4000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-120209408" calcext:value-type="float">
            <text:p>-120209408</text:p>
          </table:table-cell>
          <table:table-cell office:value-type="string" calcext:value-type="string">
            <text:p>F8D5C000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-118620160" calcext:value-type="float">
            <text:p>-118620160</text:p>
          </table:table-cell>
          <table:table-cell office:value-type="string" calcext:value-type="string">
            <text:p>F8EE0000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-117161984" calcext:value-type="float">
            <text:p>-117161984</text:p>
          </table:table-cell>
          <table:table-cell office:value-type="string" calcext:value-type="string">
            <text:p>F9044000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-115671040" calcext:value-type="float">
            <text:p>-115671040</text:p>
          </table:table-cell>
          <table:table-cell office:value-type="string" calcext:value-type="string">
            <text:p>F91B0000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-113770496" calcext:value-type="float">
            <text:p>-113770496</text:p>
          </table:table-cell>
          <table:table-cell office:value-type="string" calcext:value-type="string">
            <text:p>F9380000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-111722496" calcext:value-type="float">
            <text:p>-111722496</text:p>
          </table:table-cell>
          <table:table-cell office:value-type="string" calcext:value-type="string">
            <text:p>F9574000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-110051328" calcext:value-type="float">
            <text:p>-110051328</text:p>
          </table:table-cell>
          <table:table-cell office:value-type="string" calcext:value-type="string">
            <text:p>F970C000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-108462080" calcext:value-type="float">
            <text:p>-108462080</text:p>
          </table:table-cell>
          <table:table-cell office:value-type="string" calcext:value-type="string">
            <text:p>F9890000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-106676224" calcext:value-type="float">
            <text:p>-106676224</text:p>
          </table:table-cell>
          <table:table-cell office:value-type="string" calcext:value-type="string">
            <text:p>F9A44000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-104808448" calcext:value-type="float">
            <text:p>-104808448</text:p>
          </table:table-cell>
          <table:table-cell office:value-type="string" calcext:value-type="string">
            <text:p>F9C0C000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-102940672" calcext:value-type="float">
            <text:p>-102940672</text:p>
          </table:table-cell>
          <table:table-cell office:value-type="string" calcext:value-type="string">
            <text:p>F9DD4000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-101400576" calcext:value-type="float">
            <text:p>-101400576</text:p>
          </table:table-cell>
          <table:table-cell office:value-type="string" calcext:value-type="string">
            <text:p>F9F4C000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-100220928" calcext:value-type="float">
            <text:p>-100220928</text:p>
          </table:table-cell>
          <table:table-cell office:value-type="string" calcext:value-type="string">
            <text:p>FA06C000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-99205120" calcext:value-type="float">
            <text:p>-99205120</text:p>
          </table:table-cell>
          <table:table-cell office:value-type="string" calcext:value-type="string">
            <text:p>FA164000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-98254848" calcext:value-type="float">
            <text:p>-98254848</text:p>
          </table:table-cell>
          <table:table-cell office:value-type="string" calcext:value-type="string">
            <text:p>FA24C000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-97370112" calcext:value-type="float">
            <text:p>-97370112</text:p>
          </table:table-cell>
          <table:table-cell office:value-type="string" calcext:value-type="string">
            <text:p>FA324000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-96354304" calcext:value-type="float">
            <text:p>-96354304</text:p>
          </table:table-cell>
          <table:table-cell office:value-type="string" calcext:value-type="string">
            <text:p>FA41C000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-95584256" calcext:value-type="float">
            <text:p>-95584256</text:p>
          </table:table-cell>
          <table:table-cell office:value-type="string" calcext:value-type="string">
            <text:p>FA4D8000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-95240192" calcext:value-type="float">
            <text:p>-95240192</text:p>
          </table:table-cell>
          <table:table-cell office:value-type="string" calcext:value-type="string">
            <text:p>FA52C000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-95043584" calcext:value-type="float">
            <text:p>-95043584</text:p>
          </table:table-cell>
          <table:table-cell office:value-type="string" calcext:value-type="string">
            <text:p>FA55C000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-95240192" calcext:value-type="float">
            <text:p>-95240192</text:p>
          </table:table-cell>
          <table:table-cell office:value-type="string" calcext:value-type="string">
            <text:p>FA52C000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-95830016" calcext:value-type="float">
            <text:p>-95830016</text:p>
          </table:table-cell>
          <table:table-cell office:value-type="string" calcext:value-type="string">
            <text:p>FA49C000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-96763904" calcext:value-type="float">
            <text:p>-96763904</text:p>
          </table:table-cell>
          <table:table-cell office:value-type="string" calcext:value-type="string">
            <text:p>FA3B8000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-97943552" calcext:value-type="float">
            <text:p>-97943552</text:p>
          </table:table-cell>
          <table:table-cell office:value-type="string" calcext:value-type="string">
            <text:p>FA298000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-99041280" calcext:value-type="float">
            <text:p>-99041280</text:p>
          </table:table-cell>
          <table:table-cell office:value-type="string" calcext:value-type="string">
            <text:p>FA18C000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-99975168" calcext:value-type="float">
            <text:p>-99975168</text:p>
          </table:table-cell>
          <table:table-cell office:value-type="string" calcext:value-type="string">
            <text:p>FA0A8000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-100909056" calcext:value-type="float">
            <text:p>-100909056</text:p>
          </table:table-cell>
          <table:table-cell office:value-type="string" calcext:value-type="string">
            <text:p>F9FC4000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-102072320" calcext:value-type="float">
            <text:p>-102072320</text:p>
          </table:table-cell>
          <table:table-cell office:value-type="string" calcext:value-type="string">
            <text:p>F9EA8000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-103661568" calcext:value-type="float">
            <text:p>-103661568</text:p>
          </table:table-cell>
          <table:table-cell office:value-type="string" calcext:value-type="string">
            <text:p>F9D24000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-105611264" calcext:value-type="float">
            <text:p>-105611264</text:p>
          </table:table-cell>
          <table:table-cell office:value-type="string" calcext:value-type="string">
            <text:p>F9B48000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-107593728" calcext:value-type="float">
            <text:p>-107593728</text:p>
          </table:table-cell>
          <table:table-cell office:value-type="string" calcext:value-type="string">
            <text:p>F9964000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-109412352" calcext:value-type="float">
            <text:p>-109412352</text:p>
          </table:table-cell>
          <table:table-cell office:value-type="string" calcext:value-type="string">
            <text:p>F97A8000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-111198208" calcext:value-type="float">
            <text:p>-111198208</text:p>
          </table:table-cell>
          <table:table-cell office:value-type="string" calcext:value-type="string">
            <text:p>F95F4000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-113164288" calcext:value-type="float">
            <text:p>-113164288</text:p>
          </table:table-cell>
          <table:table-cell office:value-type="string" calcext:value-type="string">
            <text:p>F9414000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-115146752" calcext:value-type="float">
            <text:p>-115146752</text:p>
          </table:table-cell>
          <table:table-cell office:value-type="string" calcext:value-type="string">
            <text:p>F9230000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-117047296" calcext:value-type="float">
            <text:p>-117047296</text:p>
          </table:table-cell>
          <table:table-cell office:value-type="string" calcext:value-type="string">
            <text:p>F9060000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-118652928" calcext:value-type="float">
            <text:p>-118652928</text:p>
          </table:table-cell>
          <table:table-cell office:value-type="string" calcext:value-type="string">
            <text:p>F8ED8000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-119914496" calcext:value-type="float">
            <text:p>-119914496</text:p>
          </table:table-cell>
          <table:table-cell office:value-type="string" calcext:value-type="string">
            <text:p>F8DA4000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-121176064" calcext:value-type="float">
            <text:p>-121176064</text:p>
          </table:table-cell>
          <table:table-cell office:value-type="string" calcext:value-type="string">
            <text:p>F8C70000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-122667008" calcext:value-type="float">
            <text:p>-122667008</text:p>
          </table:table-cell>
          <table:table-cell office:value-type="string" calcext:value-type="string">
            <text:p>F8B04000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-124305408" calcext:value-type="float">
            <text:p>-124305408</text:p>
          </table:table-cell>
          <table:table-cell office:value-type="string" calcext:value-type="string">
            <text:p>F8974000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-126107648" calcext:value-type="float">
            <text:p>-126107648</text:p>
          </table:table-cell>
          <table:table-cell office:value-type="string" calcext:value-type="string">
            <text:p>F87BC000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-127860736" calcext:value-type="float">
            <text:p>-127860736</text:p>
          </table:table-cell>
          <table:table-cell office:value-type="string" calcext:value-type="string">
            <text:p>F8610000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-129253376" calcext:value-type="float">
            <text:p>-129253376</text:p>
          </table:table-cell>
          <table:table-cell office:value-type="string" calcext:value-type="string">
            <text:p>F84BC000</text:p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-130695168" calcext:value-type="float">
            <text:p>-130695168</text:p>
          </table:table-cell>
          <table:table-cell office:value-type="string" calcext:value-type="string">
            <text:p>F835C000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-132104192" calcext:value-type="float">
            <text:p>-132104192</text:p>
          </table:table-cell>
          <table:table-cell office:value-type="string" calcext:value-type="string">
            <text:p>F8204000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-133185536" calcext:value-type="float">
            <text:p>-133185536</text:p>
          </table:table-cell>
          <table:table-cell office:value-type="string" calcext:value-type="string">
            <text:p>F80FC000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-134070272" calcext:value-type="float">
            <text:p>-134070272</text:p>
          </table:table-cell>
          <table:table-cell office:value-type="string" calcext:value-type="string">
            <text:p>F8024000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-134955008" calcext:value-type="float">
            <text:p>-134955008</text:p>
          </table:table-cell>
          <table:table-cell office:value-type="string" calcext:value-type="string">
            <text:p>F7F4C000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-135921664" calcext:value-type="float">
            <text:p>-135921664</text:p>
          </table:table-cell>
          <table:table-cell office:value-type="string" calcext:value-type="string">
            <text:p>F7E60000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-136675328" calcext:value-type="float">
            <text:p>-136675328</text:p>
          </table:table-cell>
          <table:table-cell office:value-type="string" calcext:value-type="string">
            <text:p>F7DA8000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-137330688" calcext:value-type="float">
            <text:p>-137330688</text:p>
          </table:table-cell>
          <table:table-cell office:value-type="string" calcext:value-type="string">
            <text:p>F7D08000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-137986048" calcext:value-type="float">
            <text:p>-137986048</text:p>
          </table:table-cell>
          <table:table-cell office:value-type="string" calcext:value-type="string">
            <text:p>F7C68000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-138674176" calcext:value-type="float">
            <text:p>-138674176</text:p>
          </table:table-cell>
          <table:table-cell office:value-type="string" calcext:value-type="string">
            <text:p>F7BC0000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-139280384" calcext:value-type="float">
            <text:p>-139280384</text:p>
          </table:table-cell>
          <table:table-cell office:value-type="string" calcext:value-type="string">
            <text:p>F7B2C000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-139542528" calcext:value-type="float">
            <text:p>-139542528</text:p>
          </table:table-cell>
          <table:table-cell office:value-type="string" calcext:value-type="string">
            <text:p>F7AEC000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-139624448" calcext:value-type="float">
            <text:p>-139624448</text:p>
          </table:table-cell>
          <table:table-cell office:value-type="string" calcext:value-type="string">
            <text:p>F7AD8000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-139722752" calcext:value-type="float">
            <text:p>-139722752</text:p>
          </table:table-cell>
          <table:table-cell office:value-type="string" calcext:value-type="string">
            <text:p>F7AC0000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-139296768" calcext:value-type="float">
            <text:p>-139296768</text:p>
          </table:table-cell>
          <table:table-cell office:value-type="string" calcext:value-type="string">
            <text:p>F7B28000</text:p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-138559488" calcext:value-type="float">
            <text:p>-138559488</text:p>
          </table:table-cell>
          <table:table-cell office:value-type="string" calcext:value-type="string">
            <text:p>F7BDC000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-137822208" calcext:value-type="float">
            <text:p>-137822208</text:p>
          </table:table-cell>
          <table:table-cell office:value-type="string" calcext:value-type="string">
            <text:p>F7C90000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-137117696" calcext:value-type="float">
            <text:p>-137117696</text:p>
          </table:table-cell>
          <table:table-cell office:value-type="string" calcext:value-type="string">
            <text:p>F7D3C000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-136429568" calcext:value-type="float">
            <text:p>-136429568</text:p>
          </table:table-cell>
          <table:table-cell office:value-type="string" calcext:value-type="string">
            <text:p>F7DE4000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-135626752" calcext:value-type="float">
            <text:p>-135626752</text:p>
          </table:table-cell>
          <table:table-cell office:value-type="string" calcext:value-type="string">
            <text:p>F7EA8000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-134660096" calcext:value-type="float">
            <text:p>-134660096</text:p>
          </table:table-cell>
          <table:table-cell office:value-type="string" calcext:value-type="string">
            <text:p>F7F94000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-133398528" calcext:value-type="float">
            <text:p>-133398528</text:p>
          </table:table-cell>
          <table:table-cell office:value-type="string" calcext:value-type="string">
            <text:p>F80C8000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-132038656" calcext:value-type="float">
            <text:p>-132038656</text:p>
          </table:table-cell>
          <table:table-cell office:value-type="string" calcext:value-type="string">
            <text:p>F8214000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-130695168" calcext:value-type="float">
            <text:p>-130695168</text:p>
          </table:table-cell>
          <table:table-cell office:value-type="string" calcext:value-type="string">
            <text:p>F835C000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-129466368" calcext:value-type="float">
            <text:p>-129466368</text:p>
          </table:table-cell>
          <table:table-cell office:value-type="string" calcext:value-type="string">
            <text:p>F8488000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-128172032" calcext:value-type="float">
            <text:p>-128172032</text:p>
          </table:table-cell>
          <table:table-cell office:value-type="string" calcext:value-type="string">
            <text:p>F85C4000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-126320640" calcext:value-type="float">
            <text:p>-126320640</text:p>
          </table:table-cell>
          <table:table-cell office:value-type="string" calcext:value-type="string">
            <text:p>F8788000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-124141568" calcext:value-type="float">
            <text:p>-124141568</text:p>
          </table:table-cell>
          <table:table-cell office:value-type="string" calcext:value-type="string">
            <text:p>F899C000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-122241024" calcext:value-type="float">
            <text:p>-122241024</text:p>
          </table:table-cell>
          <table:table-cell office:value-type="string" calcext:value-type="string">
            <text:p>F8B6C000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-120569856" calcext:value-type="float">
            <text:p>-120569856</text:p>
          </table:table-cell>
          <table:table-cell office:value-type="string" calcext:value-type="string">
            <text:p>F8D04000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-118849536" calcext:value-type="float">
            <text:p>-118849536</text:p>
          </table:table-cell>
          <table:table-cell office:value-type="string" calcext:value-type="string">
            <text:p>F8EA8000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-117293056" calcext:value-type="float">
            <text:p>-117293056</text:p>
          </table:table-cell>
          <table:table-cell office:value-type="string" calcext:value-type="string">
            <text:p>F9024000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-115834880" calcext:value-type="float">
            <text:p>-115834880</text:p>
          </table:table-cell>
          <table:table-cell office:value-type="string" calcext:value-type="string">
            <text:p>F9188000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-114065408" calcext:value-type="float">
            <text:p>-114065408</text:p>
          </table:table-cell>
          <table:table-cell office:value-type="string" calcext:value-type="string">
            <text:p>F9338000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-112033792" calcext:value-type="float">
            <text:p>-112033792</text:p>
          </table:table-cell>
          <table:table-cell office:value-type="string" calcext:value-type="string">
            <text:p>F9528000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-110166016" calcext:value-type="float">
            <text:p>-110166016</text:p>
          </table:table-cell>
          <table:table-cell office:value-type="string" calcext:value-type="string">
            <text:p>F96F0000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-108560384" calcext:value-type="float">
            <text:p>-108560384</text:p>
          </table:table-cell>
          <table:table-cell office:value-type="string" calcext:value-type="string">
            <text:p>F9878000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-106840064" calcext:value-type="float">
            <text:p>-106840064</text:p>
          </table:table-cell>
          <table:table-cell office:value-type="string" calcext:value-type="string">
            <text:p>F9A1C000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-104988672" calcext:value-type="float">
            <text:p>-104988672</text:p>
          </table:table-cell>
          <table:table-cell office:value-type="string" calcext:value-type="string">
            <text:p>F9BE0000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-103235584" calcext:value-type="float">
            <text:p>-103235584</text:p>
          </table:table-cell>
          <table:table-cell office:value-type="string" calcext:value-type="string">
            <text:p>F9D8C000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-101761024" calcext:value-type="float">
            <text:p>-101761024</text:p>
          </table:table-cell>
          <table:table-cell office:value-type="string" calcext:value-type="string">
            <text:p>F9EF4000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-100548608" calcext:value-type="float">
            <text:p>-100548608</text:p>
          </table:table-cell>
          <table:table-cell office:value-type="string" calcext:value-type="string">
            <text:p>FA01C000</text:p>
          </table:table-cell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-99368960" calcext:value-type="float">
            <text:p>-99368960</text:p>
          </table:table-cell>
          <table:table-cell office:value-type="string" calcext:value-type="string">
            <text:p>FA13C000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-98320384" calcext:value-type="float">
            <text:p>-98320384</text:p>
          </table:table-cell>
          <table:table-cell office:value-type="string" calcext:value-type="string">
            <text:p>FA23C000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-97402880" calcext:value-type="float">
            <text:p>-97402880</text:p>
          </table:table-cell>
          <table:table-cell office:value-type="string" calcext:value-type="string">
            <text:p>FA31C000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-96403456" calcext:value-type="float">
            <text:p>-96403456</text:p>
          </table:table-cell>
          <table:table-cell office:value-type="string" calcext:value-type="string">
            <text:p>FA410000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-95682560" calcext:value-type="float">
            <text:p>-95682560</text:p>
          </table:table-cell>
          <table:table-cell office:value-type="string" calcext:value-type="string">
            <text:p>FA4C0000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-95256576" calcext:value-type="float">
            <text:p>-95256576</text:p>
          </table:table-cell>
          <table:table-cell office:value-type="string" calcext:value-type="string">
            <text:p>FA528000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-94945280" calcext:value-type="float">
            <text:p>-94945280</text:p>
          </table:table-cell>
          <table:table-cell office:value-type="string" calcext:value-type="string">
            <text:p>FA574000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-94961664" calcext:value-type="float">
            <text:p>-94961664</text:p>
          </table:table-cell>
          <table:table-cell office:value-type="string" calcext:value-type="string">
            <text:p>FA570000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-95453184" calcext:value-type="float">
            <text:p>-95453184</text:p>
          </table:table-cell>
          <table:table-cell office:value-type="string" calcext:value-type="string">
            <text:p>FA4F8000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-96452608" calcext:value-type="float">
            <text:p>-96452608</text:p>
          </table:table-cell>
          <table:table-cell office:value-type="string" calcext:value-type="string">
            <text:p>FA404000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-97648640" calcext:value-type="float">
            <text:p>-97648640</text:p>
          </table:table-cell>
          <table:table-cell office:value-type="string" calcext:value-type="string">
            <text:p>FA2E0000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-98844672" calcext:value-type="float">
            <text:p>-98844672</text:p>
          </table:table-cell>
          <table:table-cell office:value-type="string" calcext:value-type="string">
            <text:p>FA1BC000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-99696640" calcext:value-type="float">
            <text:p>-99696640</text:p>
          </table:table-cell>
          <table:table-cell office:value-type="string" calcext:value-type="string">
            <text:p>FA0EC000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-100466688" calcext:value-type="float">
            <text:p>-100466688</text:p>
          </table:table-cell>
          <table:table-cell office:value-type="string" calcext:value-type="string">
            <text:p>FA030000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-101597184" calcext:value-type="float">
            <text:p>-101597184</text:p>
          </table:table-cell>
          <table:table-cell office:value-type="string" calcext:value-type="string">
            <text:p>F9F1C000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-103088128" calcext:value-type="float">
            <text:p>-103088128</text:p>
          </table:table-cell>
          <table:table-cell office:value-type="string" calcext:value-type="string">
            <text:p>F9DB0000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-105005056" calcext:value-type="float">
            <text:p>-105005056</text:p>
          </table:table-cell>
          <table:table-cell office:value-type="string" calcext:value-type="string">
            <text:p>F9BDC000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-107085824" calcext:value-type="float">
            <text:p>-107085824</text:p>
          </table:table-cell>
          <table:table-cell office:value-type="string" calcext:value-type="string">
            <text:p>F99E0000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-108904448" calcext:value-type="float">
            <text:p>-108904448</text:p>
          </table:table-cell>
          <table:table-cell office:value-type="string" calcext:value-type="string">
            <text:p>F9824000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-110657536" calcext:value-type="float">
            <text:p>-110657536</text:p>
          </table:table-cell>
          <table:table-cell office:value-type="string" calcext:value-type="string">
            <text:p>F9678000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-112590848" calcext:value-type="float">
            <text:p>-112590848</text:p>
          </table:table-cell>
          <table:table-cell office:value-type="string" calcext:value-type="string">
            <text:p>F94A0000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-114671616" calcext:value-type="float">
            <text:p>-114671616</text:p>
          </table:table-cell>
          <table:table-cell office:value-type="string" calcext:value-type="string">
            <text:p>F92A4000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-116752384" calcext:value-type="float">
            <text:p>-116752384</text:p>
          </table:table-cell>
          <table:table-cell office:value-type="string" calcext:value-type="string">
            <text:p>F90A8000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-118456320" calcext:value-type="float">
            <text:p>-118456320</text:p>
          </table:table-cell>
          <table:table-cell office:value-type="string" calcext:value-type="string">
            <text:p>F8F08000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-119685120" calcext:value-type="float">
            <text:p>-119685120</text:p>
          </table:table-cell>
          <table:table-cell office:value-type="string" calcext:value-type="string">
            <text:p>F8DDC000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-120848384" calcext:value-type="float">
            <text:p>-120848384</text:p>
          </table:table-cell>
          <table:table-cell office:value-type="string" calcext:value-type="string">
            <text:p>F8CC0000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-122273792" calcext:value-type="float">
            <text:p>-122273792</text:p>
          </table:table-cell>
          <table:table-cell office:value-type="string" calcext:value-type="string">
            <text:p>F8B64000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-123830272" calcext:value-type="float">
            <text:p>-123830272</text:p>
          </table:table-cell>
          <table:table-cell office:value-type="string" calcext:value-type="string">
            <text:p>F89E8000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-125566976" calcext:value-type="float">
            <text:p>-125566976</text:p>
          </table:table-cell>
          <table:table-cell office:value-type="string" calcext:value-type="string">
            <text:p>F8840000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-127434752" calcext:value-type="float">
            <text:p>-127434752</text:p>
          </table:table-cell>
          <table:table-cell office:value-type="string" calcext:value-type="string">
            <text:p>F8678000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-129007616" calcext:value-type="float">
            <text:p>-129007616</text:p>
          </table:table-cell>
          <table:table-cell office:value-type="string" calcext:value-type="string">
            <text:p>F84F8000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-130383872" calcext:value-type="float">
            <text:p>-130383872</text:p>
          </table:table-cell>
          <table:table-cell office:value-type="string" calcext:value-type="string">
            <text:p>F83A8000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-131776512" calcext:value-type="float">
            <text:p>-131776512</text:p>
          </table:table-cell>
          <table:table-cell office:value-type="string" calcext:value-type="string">
            <text:p>F8254000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-132923392" calcext:value-type="float">
            <text:p>-132923392</text:p>
          </table:table-cell>
          <table:table-cell office:value-type="string" calcext:value-type="string">
            <text:p>F813C000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-133857280" calcext:value-type="float">
            <text:p>-133857280</text:p>
          </table:table-cell>
          <table:table-cell office:value-type="string" calcext:value-type="string">
            <text:p>F8058000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-134742016" calcext:value-type="float">
            <text:p>-134742016</text:p>
          </table:table-cell>
          <table:table-cell office:value-type="string" calcext:value-type="string">
            <text:p>F7F80000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-135692288" calcext:value-type="float">
            <text:p>-135692288</text:p>
          </table:table-cell>
          <table:table-cell office:value-type="string" calcext:value-type="string">
            <text:p>F7E98000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-136527872" calcext:value-type="float">
            <text:p>-136527872</text:p>
          </table:table-cell>
          <table:table-cell office:value-type="string" calcext:value-type="string">
            <text:p>F7DCC000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-137166848" calcext:value-type="float">
            <text:p>-137166848</text:p>
          </table:table-cell>
          <table:table-cell office:value-type="string" calcext:value-type="string">
            <text:p>F7D30000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-137773056" calcext:value-type="float">
            <text:p>-137773056</text:p>
          </table:table-cell>
          <table:table-cell office:value-type="string" calcext:value-type="string">
            <text:p>F7C9C000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-138428416" calcext:value-type="float">
            <text:p>-138428416</text:p>
          </table:table-cell>
          <table:table-cell office:value-type="string" calcext:value-type="string">
            <text:p>F7BFC000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-139034624" calcext:value-type="float">
            <text:p>-139034624</text:p>
          </table:table-cell>
          <table:table-cell office:value-type="string" calcext:value-type="string">
            <text:p>F7B68000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-139313152" calcext:value-type="float">
            <text:p>-139313152</text:p>
          </table:table-cell>
          <table:table-cell office:value-type="string" calcext:value-type="string">
            <text:p>F7B24000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-139460608" calcext:value-type="float">
            <text:p>-139460608</text:p>
          </table:table-cell>
          <table:table-cell office:value-type="string" calcext:value-type="string">
            <text:p>F7B00000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-139476992" calcext:value-type="float">
            <text:p>-139476992</text:p>
          </table:table-cell>
          <table:table-cell office:value-type="string" calcext:value-type="string">
            <text:p>F7AFC000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-139083776" calcext:value-type="float">
            <text:p>-139083776</text:p>
          </table:table-cell>
          <table:table-cell office:value-type="string" calcext:value-type="string">
            <text:p>F7B5C000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-138444800" calcext:value-type="float">
            <text:p>-138444800</text:p>
          </table:table-cell>
          <table:table-cell office:value-type="string" calcext:value-type="string">
            <text:p>F7BF8000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-137691136" calcext:value-type="float">
            <text:p>-137691136</text:p>
          </table:table-cell>
          <table:table-cell office:value-type="string" calcext:value-type="string">
            <text:p>F7CB0000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-136822784" calcext:value-type="float">
            <text:p>-136822784</text:p>
          </table:table-cell>
          <table:table-cell office:value-type="string" calcext:value-type="string">
            <text:p>F7D84000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-136151040" calcext:value-type="float">
            <text:p>-136151040</text:p>
          </table:table-cell>
          <table:table-cell office:value-type="string" calcext:value-type="string">
            <text:p>F7E28000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-135462912" calcext:value-type="float">
            <text:p>-135462912</text:p>
          </table:table-cell>
          <table:table-cell office:value-type="string" calcext:value-type="string">
            <text:p>F7ED0000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-134512640" calcext:value-type="float">
            <text:p>-134512640</text:p>
          </table:table-cell>
          <table:table-cell office:value-type="string" calcext:value-type="string">
            <text:p>F7FB8000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-133283840" calcext:value-type="float">
            <text:p>-133283840</text:p>
          </table:table-cell>
          <table:table-cell office:value-type="string" calcext:value-type="string">
            <text:p>F80E4000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-131858432" calcext:value-type="float">
            <text:p>-131858432</text:p>
          </table:table-cell>
          <table:table-cell office:value-type="string" calcext:value-type="string">
            <text:p>F8240000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-130678784" calcext:value-type="float">
            <text:p>-130678784</text:p>
          </table:table-cell>
          <table:table-cell office:value-type="string" calcext:value-type="string">
            <text:p>F8360000</text:p>
          </table:table-cell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-129515520" calcext:value-type="float">
            <text:p>-129515520</text:p>
          </table:table-cell>
          <table:table-cell office:value-type="string" calcext:value-type="string">
            <text:p>F847C000</text:p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-127942656" calcext:value-type="float">
            <text:p>-127942656</text:p>
          </table:table-cell>
          <table:table-cell office:value-type="string" calcext:value-type="string">
            <text:p>F85FC000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-126107648" calcext:value-type="float">
            <text:p>-126107648</text:p>
          </table:table-cell>
          <table:table-cell office:value-type="string" calcext:value-type="string">
            <text:p>F87BC000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-124026880" calcext:value-type="float">
            <text:p>-124026880</text:p>
          </table:table-cell>
          <table:table-cell office:value-type="string" calcext:value-type="string">
            <text:p>F89B8000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-121978880" calcext:value-type="float">
            <text:p>-121978880</text:p>
          </table:table-cell>
          <table:table-cell office:value-type="string" calcext:value-type="string">
            <text:p>F8BAC000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-120291328" calcext:value-type="float">
            <text:p>-120291328</text:p>
          </table:table-cell>
          <table:table-cell office:value-type="string" calcext:value-type="string">
            <text:p>F8D48000</text:p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-118702080" calcext:value-type="float">
            <text:p>-118702080</text:p>
          </table:table-cell>
          <table:table-cell office:value-type="string" calcext:value-type="string">
            <text:p>F8ECC000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-117227520" calcext:value-type="float">
            <text:p>-117227520</text:p>
          </table:table-cell>
          <table:table-cell office:value-type="string" calcext:value-type="string">
            <text:p>F9034000</text:p>
          </table:table-cell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-115687424" calcext:value-type="float">
            <text:p>-115687424</text:p>
          </table:table-cell>
          <table:table-cell office:value-type="string" calcext:value-type="string">
            <text:p>F91AC000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-113868800" calcext:value-type="float">
            <text:p>-113868800</text:p>
          </table:table-cell>
          <table:table-cell office:value-type="string" calcext:value-type="string">
            <text:p>F9368000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-111935488" calcext:value-type="float">
            <text:p>-111935488</text:p>
          </table:table-cell>
          <table:table-cell office:value-type="string" calcext:value-type="string">
            <text:p>F9540000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-110116864" calcext:value-type="float">
            <text:p>-110116864</text:p>
          </table:table-cell>
          <table:table-cell office:value-type="string" calcext:value-type="string">
            <text:p>F96FC000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-108544000" calcext:value-type="float">
            <text:p>-108544000</text:p>
          </table:table-cell>
          <table:table-cell office:value-type="string" calcext:value-type="string">
            <text:p>F987C000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-106938368" calcext:value-type="float">
            <text:p>-106938368</text:p>
          </table:table-cell>
          <table:table-cell office:value-type="string" calcext:value-type="string">
            <text:p>F9A04000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-105185280" calcext:value-type="float">
            <text:p>-105185280</text:p>
          </table:table-cell>
          <table:table-cell office:value-type="string" calcext:value-type="string">
            <text:p>F9BB0000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-103301120" calcext:value-type="float">
            <text:p>-103301120</text:p>
          </table:table-cell>
          <table:table-cell office:value-type="string" calcext:value-type="string">
            <text:p>F9D7C000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-101515264" calcext:value-type="float">
            <text:p>-101515264</text:p>
          </table:table-cell>
          <table:table-cell office:value-type="string" calcext:value-type="string">
            <text:p>F9F30000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-100286464" calcext:value-type="float">
            <text:p>-100286464</text:p>
          </table:table-cell>
          <table:table-cell office:value-type="string" calcext:value-type="string">
            <text:p>FA05C000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-99287040" calcext:value-type="float">
            <text:p>-99287040</text:p>
          </table:table-cell>
          <table:table-cell office:value-type="string" calcext:value-type="string">
            <text:p>FA150000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-98336768" calcext:value-type="float">
            <text:p>-98336768</text:p>
          </table:table-cell>
          <table:table-cell office:value-type="string" calcext:value-type="string">
            <text:p>FA238000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-97435648" calcext:value-type="float">
            <text:p>-97435648</text:p>
          </table:table-cell>
          <table:table-cell office:value-type="string" calcext:value-type="string">
            <text:p>FA314000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-96387072" calcext:value-type="float">
            <text:p>-96387072</text:p>
          </table:table-cell>
          <table:table-cell office:value-type="string" calcext:value-type="string">
            <text:p>FA414000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-95567872" calcext:value-type="float">
            <text:p>-95567872</text:p>
          </table:table-cell>
          <table:table-cell office:value-type="string" calcext:value-type="string">
            <text:p>FA4DC000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-95109120" calcext:value-type="float">
            <text:p>-95109120</text:p>
          </table:table-cell>
          <table:table-cell office:value-type="string" calcext:value-type="string">
            <text:p>FA54C000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-94814208" calcext:value-type="float">
            <text:p>-94814208</text:p>
          </table:table-cell>
          <table:table-cell office:value-type="string" calcext:value-type="string">
            <text:p>FA594000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-94978048" calcext:value-type="float">
            <text:p>-94978048</text:p>
          </table:table-cell>
          <table:table-cell office:value-type="string" calcext:value-type="string">
            <text:p>FA56C000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-95584256" calcext:value-type="float">
            <text:p>-95584256</text:p>
          </table:table-cell>
          <table:table-cell office:value-type="string" calcext:value-type="string">
            <text:p>FA4D8000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-96518144" calcext:value-type="float">
            <text:p>-96518144</text:p>
          </table:table-cell>
          <table:table-cell office:value-type="string" calcext:value-type="string">
            <text:p>FA3F4000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-97566720" calcext:value-type="float">
            <text:p>-97566720</text:p>
          </table:table-cell>
          <table:table-cell office:value-type="string" calcext:value-type="string">
            <text:p>FA2F4000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-98566144" calcext:value-type="float">
            <text:p>-98566144</text:p>
          </table:table-cell>
          <table:table-cell office:value-type="string" calcext:value-type="string">
            <text:p>FA200000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-99450880" calcext:value-type="float">
            <text:p>-99450880</text:p>
          </table:table-cell>
          <table:table-cell office:value-type="string" calcext:value-type="string">
            <text:p>FA128000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-100319232" calcext:value-type="float">
            <text:p>-100319232</text:p>
          </table:table-cell>
          <table:table-cell office:value-type="string" calcext:value-type="string">
            <text:p>FA054000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-101498880" calcext:value-type="float">
            <text:p>-101498880</text:p>
          </table:table-cell>
          <table:table-cell office:value-type="string" calcext:value-type="string">
            <text:p>F9F34000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-103055360" calcext:value-type="float">
            <text:p>-103055360</text:p>
          </table:table-cell>
          <table:table-cell office:value-type="string" calcext:value-type="string">
            <text:p>F9DB8000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-104955904" calcext:value-type="float">
            <text:p>-104955904</text:p>
          </table:table-cell>
          <table:table-cell office:value-type="string" calcext:value-type="string">
            <text:p>F9BE8000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-107036672" calcext:value-type="float">
            <text:p>-107036672</text:p>
          </table:table-cell>
          <table:table-cell office:value-type="string" calcext:value-type="string">
            <text:p>F99EC000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-108806144" calcext:value-type="float">
            <text:p>-108806144</text:p>
          </table:table-cell>
          <table:table-cell office:value-type="string" calcext:value-type="string">
            <text:p>F983C000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-110624768" calcext:value-type="float">
            <text:p>-110624768</text:p>
          </table:table-cell>
          <table:table-cell office:value-type="string" calcext:value-type="string">
            <text:p>F9680000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-112689152" calcext:value-type="float">
            <text:p>-112689152</text:p>
          </table:table-cell>
          <table:table-cell office:value-type="string" calcext:value-type="string">
            <text:p>F9488000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-114737152" calcext:value-type="float">
            <text:p>-114737152</text:p>
          </table:table-cell>
          <table:table-cell office:value-type="string" calcext:value-type="string">
            <text:p>F9294000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-116637696" calcext:value-type="float">
            <text:p>-116637696</text:p>
          </table:table-cell>
          <table:table-cell office:value-type="string" calcext:value-type="string">
            <text:p>F90C4000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-118226944" calcext:value-type="float">
            <text:p>-118226944</text:p>
          </table:table-cell>
          <table:table-cell office:value-type="string" calcext:value-type="string">
            <text:p>F8F40000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-119603200" calcext:value-type="float">
            <text:p>-119603200</text:p>
          </table:table-cell>
          <table:table-cell office:value-type="string" calcext:value-type="string">
            <text:p>F8DF0000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-120881152" calcext:value-type="float">
            <text:p>-120881152</text:p>
          </table:table-cell>
          <table:table-cell office:value-type="string" calcext:value-type="string">
            <text:p>F8CB8000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-122257408" calcext:value-type="float">
            <text:p>-122257408</text:p>
          </table:table-cell>
          <table:table-cell office:value-type="string" calcext:value-type="string">
            <text:p>F8B68000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-123863040" calcext:value-type="float">
            <text:p>-123863040</text:p>
          </table:table-cell>
          <table:table-cell office:value-type="string" calcext:value-type="string">
            <text:p>F89E0000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-125730816" calcext:value-type="float">
            <text:p>-125730816</text:p>
          </table:table-cell>
          <table:table-cell office:value-type="string" calcext:value-type="string">
            <text:p>F8818000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-127565824" calcext:value-type="float">
            <text:p>-127565824</text:p>
          </table:table-cell>
          <table:table-cell office:value-type="string" calcext:value-type="string">
            <text:p>F8658000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-128974848" calcext:value-type="float">
            <text:p>-128974848</text:p>
          </table:table-cell>
          <table:table-cell office:value-type="string" calcext:value-type="string">
            <text:p>F8500000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-130367488" calcext:value-type="float">
            <text:p>-130367488</text:p>
          </table:table-cell>
          <table:table-cell office:value-type="string" calcext:value-type="string">
            <text:p>F83AC000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-131891200" calcext:value-type="float">
            <text:p>-131891200</text:p>
          </table:table-cell>
          <table:table-cell office:value-type="string" calcext:value-type="string">
            <text:p>F8238000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-132939776" calcext:value-type="float">
            <text:p>-132939776</text:p>
          </table:table-cell>
          <table:table-cell office:value-type="string" calcext:value-type="string">
            <text:p>F8138000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-133791744" calcext:value-type="float">
            <text:p>-133791744</text:p>
          </table:table-cell>
          <table:table-cell office:value-type="string" calcext:value-type="string">
            <text:p>F8068000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-134840320" calcext:value-type="float">
            <text:p>-134840320</text:p>
          </table:table-cell>
          <table:table-cell office:value-type="string" calcext:value-type="string">
            <text:p>F7F68000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-135839744" calcext:value-type="float">
            <text:p>-135839744</text:p>
          </table:table-cell>
          <table:table-cell office:value-type="string" calcext:value-type="string">
            <text:p>F7E74000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-136527872" calcext:value-type="float">
            <text:p>-136527872</text:p>
          </table:table-cell>
          <table:table-cell office:value-type="string" calcext:value-type="string">
            <text:p>F7DCC000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-137101312" calcext:value-type="float">
            <text:p>-137101312</text:p>
          </table:table-cell>
          <table:table-cell office:value-type="string" calcext:value-type="string">
            <text:p>F7D40000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-137822208" calcext:value-type="float">
            <text:p>-137822208</text:p>
          </table:table-cell>
          <table:table-cell office:value-type="string" calcext:value-type="string">
            <text:p>F7C90000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-138477568" calcext:value-type="float">
            <text:p>-138477568</text:p>
          </table:table-cell>
          <table:table-cell office:value-type="string" calcext:value-type="string">
            <text:p>F7BF0000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-139083776" calcext:value-type="float">
            <text:p>-139083776</text:p>
          </table:table-cell>
          <table:table-cell office:value-type="string" calcext:value-type="string">
            <text:p>F7B5C000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-139362304" calcext:value-type="float">
            <text:p>-139362304</text:p>
          </table:table-cell>
          <table:table-cell office:value-type="string" calcext:value-type="string">
            <text:p>F7B18000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-139476992" calcext:value-type="float">
            <text:p>-139476992</text:p>
          </table:table-cell>
          <table:table-cell office:value-type="string" calcext:value-type="string">
            <text:p>F7AFC000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-139624448" calcext:value-type="float">
            <text:p>-139624448</text:p>
          </table:table-cell>
          <table:table-cell office:value-type="string" calcext:value-type="string">
            <text:p>F7AD8000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-139247616" calcext:value-type="float">
            <text:p>-139247616</text:p>
          </table:table-cell>
          <table:table-cell office:value-type="string" calcext:value-type="string">
            <text:p>F7B34000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-138543104" calcext:value-type="float">
            <text:p>-138543104</text:p>
          </table:table-cell>
          <table:table-cell office:value-type="string" calcext:value-type="string">
            <text:p>F7BE0000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-137887744" calcext:value-type="float">
            <text:p>-137887744</text:p>
          </table:table-cell>
          <table:table-cell office:value-type="string" calcext:value-type="string">
            <text:p>F7C80000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-137003008" calcext:value-type="float">
            <text:p>-137003008</text:p>
          </table:table-cell>
          <table:table-cell office:value-type="string" calcext:value-type="string">
            <text:p>F7D58000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-136183808" calcext:value-type="float">
            <text:p>-136183808</text:p>
          </table:table-cell>
          <table:table-cell office:value-type="string" calcext:value-type="string">
            <text:p>F7E20000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-135610368" calcext:value-type="float">
            <text:p>-135610368</text:p>
          </table:table-cell>
          <table:table-cell office:value-type="string" calcext:value-type="string">
            <text:p>F7EAC000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-134561792" calcext:value-type="float">
            <text:p>-134561792</text:p>
          </table:table-cell>
          <table:table-cell office:value-type="string" calcext:value-type="string">
            <text:p>F7FAC000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-133267456" calcext:value-type="float">
            <text:p>-133267456</text:p>
          </table:table-cell>
          <table:table-cell office:value-type="string" calcext:value-type="string">
            <text:p>F80E8000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-131956736" calcext:value-type="float">
            <text:p>-131956736</text:p>
          </table:table-cell>
          <table:table-cell office:value-type="string" calcext:value-type="string">
            <text:p>F822800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-130580480" calcext:value-type="float">
            <text:p>-130580480</text:p>
          </table:table-cell>
          <table:table-cell office:value-type="string" calcext:value-type="string">
            <text:p>F837800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-129351680" calcext:value-type="float">
            <text:p>-129351680</text:p>
          </table:table-cell>
          <table:table-cell office:value-type="string" calcext:value-type="string">
            <text:p>F84A4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20T12:12:03.018244025</dc:date>
    <meta:editing-duration>PT7M15S</meta:editing-duration>
    <meta:editing-cycles>1</meta:editing-cycles>
    <meta:document-statistic meta:table-count="1" meta:cell-count="3000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85.16cm" svg:height="135.167cm" xlink:href=".." xlink:type="simple" chart:class="chart:scatter" chart:style-name="ch1">
        <chart:legend chart:legend-position="end" svg:x="382.308cm" svg:y="67.284cm" style:legend-expansion="high" chart:style-name="ch2"/>
        <chart:plot-area chart:style-name="ch3" table:cell-range-address="'test_data_consistency (copy 1)'.A1:'test_data_consistency (copy 1)'.B1000" svg:x="7.703cm" svg:y="2.703cm" svg:width="366.902cm" svg:height="129.761cm">
          <chartooo:coordinate-region svg:x="9.727cm" svg:y="2.903cm" svg:width="364.506cm" svg:height="129.36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test_data_consistency (copy 1)'.B1:'test_data_consistency (copy 1)'.B1000" chart:class="chart:scatter">
            <chart:domain table:cell-range-address="'test_data_consistency (copy 1)'.A1:'test_data_consistency (copy 1)'.A1000"/>
            <chart:data-point chart:repeated="10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test_data_consistency (copy 1)'.A1:'test_data_consistency (copy 1)'.A1000</svg:desc>
                </draw:g>
              </table:table-cell>
              <table:table-cell office:value-type="float" office:value="-128040960">
                <text:p>-128040960</text:p>
                <draw:g>
                  <svg:desc>'test_data_consistency (copy 1)'.B1:'test_data_consistency (copy 1)'.B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126255104">
                <text:p>-1262551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-124141568">
                <text:p>-1241415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-122241024">
                <text:p>-1222410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-120406016">
                <text:p>-1204060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-118652928">
                <text:p>-1186529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-117260288">
                <text:p>-1172602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-115900416">
                <text:p>-1159004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-114098176">
                <text:p>-1140981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-112082944">
                <text:p>-1120829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-110264320">
                <text:p>-1102643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-108593152">
                <text:p>-1085931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-106921984">
                <text:p>-1069219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">
                <text:p>27</text:p>
              </table:table-cell>
              <table:table-cell office:value-type="float" office:value="-105136128">
                <text:p>-1051361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-103333888">
                <text:p>-1033338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-101744640">
                <text:p>-10174464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">
                <text:p>33</text:p>
              </table:table-cell>
              <table:table-cell office:value-type="float" office:value="-100433920">
                <text:p>-10043392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-99287040">
                <text:p>-9928704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">
                <text:p>37</text:p>
              </table:table-cell>
              <table:table-cell office:value-type="float" office:value="-98287616">
                <text:p>-982876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">
                <text:p>39</text:p>
              </table:table-cell>
              <table:table-cell office:value-type="float" office:value="-97386496">
                <text:p>-973864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">
                <text:p>41</text:p>
              </table:table-cell>
              <table:table-cell office:value-type="float" office:value="-96321536">
                <text:p>-963215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">
                <text:p>43</text:p>
              </table:table-cell>
              <table:table-cell office:value-type="float" office:value="-95453184">
                <text:p>-954531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">
                <text:p>45</text:p>
              </table:table-cell>
              <table:table-cell office:value-type="float" office:value="-95092736">
                <text:p>-950927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">
                <text:p>47</text:p>
              </table:table-cell>
              <table:table-cell office:value-type="float" office:value="-94846976">
                <text:p>-948469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">
                <text:p>49</text:p>
              </table:table-cell>
              <table:table-cell office:value-type="float" office:value="-94846976">
                <text:p>-948469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">
                <text:p>51</text:p>
              </table:table-cell>
              <table:table-cell office:value-type="float" office:value="-95354880">
                <text:p>-9535488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">
                <text:p>53</text:p>
              </table:table-cell>
              <table:table-cell office:value-type="float" office:value="-96272384">
                <text:p>-962723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">
                <text:p>55</text:p>
              </table:table-cell>
              <table:table-cell office:value-type="float" office:value="-97419264">
                <text:p>-974192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">
                <text:p>57</text:p>
              </table:table-cell>
              <table:table-cell office:value-type="float" office:value="-98516992">
                <text:p>-985169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">
                <text:p>59</text:p>
              </table:table-cell>
              <table:table-cell office:value-type="float" office:value="-99385344">
                <text:p>-993853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">
                <text:p>61</text:p>
              </table:table-cell>
              <table:table-cell office:value-type="float" office:value="-100220928">
                <text:p>-1002209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3">
                <text:p>63</text:p>
              </table:table-cell>
              <table:table-cell office:value-type="float" office:value="-101318656">
                <text:p>-1013186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">
                <text:p>65</text:p>
              </table:table-cell>
              <table:table-cell office:value-type="float" office:value="-102776832">
                <text:p>-1027768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7">
                <text:p>67</text:p>
              </table:table-cell>
              <table:table-cell office:value-type="float" office:value="-104726528">
                <text:p>-1047265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9">
                <text:p>69</text:p>
              </table:table-cell>
              <table:table-cell office:value-type="float" office:value="-106872832">
                <text:p>-1068728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1">
                <text:p>71</text:p>
              </table:table-cell>
              <table:table-cell office:value-type="float" office:value="-108707840">
                <text:p>-10870784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3">
                <text:p>73</text:p>
              </table:table-cell>
              <table:table-cell office:value-type="float" office:value="-110493696">
                <text:p>-1104936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">
                <text:p>75</text:p>
              </table:table-cell>
              <table:table-cell office:value-type="float" office:value="-112459776">
                <text:p>-1124597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7">
                <text:p>77</text:p>
              </table:table-cell>
              <table:table-cell office:value-type="float" office:value="-114475008">
                <text:p>-1144750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">
                <text:p>79</text:p>
              </table:table-cell>
              <table:table-cell office:value-type="float" office:value="-116342784">
                <text:p>-11634278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1">
                <text:p>81</text:p>
              </table:table-cell>
              <table:table-cell office:value-type="float" office:value="-117964800">
                <text:p>-1179648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3">
                <text:p>83</text:p>
              </table:table-cell>
              <table:table-cell office:value-type="float" office:value="-119439360">
                <text:p>-11943936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">
                <text:p>85</text:p>
              </table:table-cell>
              <table:table-cell office:value-type="float" office:value="-120635392">
                <text:p>-12063539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7">
                <text:p>87</text:p>
              </table:table-cell>
              <table:table-cell office:value-type="float" office:value="-122028032">
                <text:p>-1220280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9">
                <text:p>89</text:p>
              </table:table-cell>
              <table:table-cell office:value-type="float" office:value="-123830272">
                <text:p>-12383027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1">
                <text:p>91</text:p>
              </table:table-cell>
              <table:table-cell office:value-type="float" office:value="-125681664">
                <text:p>-1256816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3">
                <text:p>93</text:p>
              </table:table-cell>
              <table:table-cell office:value-type="float" office:value="-127451136">
                <text:p>-1274511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5">
                <text:p>95</text:p>
              </table:table-cell>
              <table:table-cell office:value-type="float" office:value="-128860160">
                <text:p>-12886016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7">
                <text:p>97</text:p>
              </table:table-cell>
              <table:table-cell office:value-type="float" office:value="-130203648">
                <text:p>-1302036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">
                <text:p>99</text:p>
              </table:table-cell>
              <table:table-cell office:value-type="float" office:value="-131629056">
                <text:p>-1316290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1">
                <text:p>101</text:p>
              </table:table-cell>
              <table:table-cell office:value-type="float" office:value="-132726784">
                <text:p>-13272678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3">
                <text:p>103</text:p>
              </table:table-cell>
              <table:table-cell office:value-type="float" office:value="-133660672">
                <text:p>-1336606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5">
                <text:p>105</text:p>
              </table:table-cell>
              <table:table-cell office:value-type="float" office:value="-134692864">
                <text:p>-1346928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7">
                <text:p>107</text:p>
              </table:table-cell>
              <table:table-cell office:value-type="float" office:value="-135675904">
                <text:p>-13567590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9">
                <text:p>109</text:p>
              </table:table-cell>
              <table:table-cell office:value-type="float" office:value="-136724480">
                <text:p>-13672448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1">
                <text:p>111</text:p>
              </table:table-cell>
              <table:table-cell office:value-type="float" office:value="-137527296">
                <text:p>-1375272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3">
                <text:p>113</text:p>
              </table:table-cell>
              <table:table-cell office:value-type="float" office:value="-138002432">
                <text:p>-13800243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5">
                <text:p>115</text:p>
              </table:table-cell>
              <table:table-cell office:value-type="float" office:value="-138510336">
                <text:p>-13851033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7">
                <text:p>117</text:p>
              </table:table-cell>
              <table:table-cell office:value-type="float" office:value="-139018240">
                <text:p>-13901824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9">
                <text:p>119</text:p>
              </table:table-cell>
              <table:table-cell office:value-type="float" office:value="-139476992">
                <text:p>-13947699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1">
                <text:p>121</text:p>
              </table:table-cell>
              <table:table-cell office:value-type="float" office:value="-139624448">
                <text:p>-1396244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3">
                <text:p>123</text:p>
              </table:table-cell>
              <table:table-cell office:value-type="float" office:value="-139657216">
                <text:p>-1396572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5">
                <text:p>125</text:p>
              </table:table-cell>
              <table:table-cell office:value-type="float" office:value="-139345920">
                <text:p>-13934592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7">
                <text:p>127</text:p>
              </table:table-cell>
              <table:table-cell office:value-type="float" office:value="-138477568">
                <text:p>-13847756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9">
                <text:p>129</text:p>
              </table:table-cell>
              <table:table-cell office:value-type="float" office:value="-137822208">
                <text:p>-13782220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1">
                <text:p>131</text:p>
              </table:table-cell>
              <table:table-cell office:value-type="float" office:value="-137117696">
                <text:p>-13711769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3">
                <text:p>133</text:p>
              </table:table-cell>
              <table:table-cell office:value-type="float" office:value="-136314880">
                <text:p>-13631488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5">
                <text:p>135</text:p>
              </table:table-cell>
              <table:table-cell office:value-type="float" office:value="-135725056">
                <text:p>-13572505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7">
                <text:p>137</text:p>
              </table:table-cell>
              <table:table-cell office:value-type="float" office:value="-134807552">
                <text:p>-1348075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9">
                <text:p>139</text:p>
              </table:table-cell>
              <table:table-cell office:value-type="float" office:value="-133496832">
                <text:p>-13349683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1">
                <text:p>141</text:p>
              </table:table-cell>
              <table:table-cell office:value-type="float" office:value="-132104192">
                <text:p>-13210419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3">
                <text:p>143</text:p>
              </table:table-cell>
              <table:table-cell office:value-type="float" office:value="-130809856">
                <text:p>-13080985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5">
                <text:p>145</text:p>
              </table:table-cell>
              <table:table-cell office:value-type="float" office:value="-129646592">
                <text:p>-12964659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7">
                <text:p>147</text:p>
              </table:table-cell>
              <table:table-cell office:value-type="float" office:value="-128303104">
                <text:p>-1283031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9">
                <text:p>149</text:p>
              </table:table-cell>
              <table:table-cell office:value-type="float" office:value="-126451712">
                <text:p>-12645171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1">
                <text:p>151</text:p>
              </table:table-cell>
              <table:table-cell office:value-type="float" office:value="-124256256">
                <text:p>-12425625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3">
                <text:p>153</text:p>
              </table:table-cell>
              <table:table-cell office:value-type="float" office:value="-122191872">
                <text:p>-12219187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5">
                <text:p>155</text:p>
              </table:table-cell>
              <table:table-cell office:value-type="float" office:value="-120422400">
                <text:p>-1204224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7">
                <text:p>157</text:p>
              </table:table-cell>
              <table:table-cell office:value-type="float" office:value="-118800384">
                <text:p>-11880038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9">
                <text:p>159</text:p>
              </table:table-cell>
              <table:table-cell office:value-type="float" office:value="-117374976">
                <text:p>-11737497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1">
                <text:p>161</text:p>
              </table:table-cell>
              <table:table-cell office:value-type="float" office:value="-116031488">
                <text:p>-11603148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3">
                <text:p>163</text:p>
              </table:table-cell>
              <table:table-cell office:value-type="float" office:value="-114262016">
                <text:p>-1142620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5">
                <text:p>165</text:p>
              </table:table-cell>
              <table:table-cell office:value-type="float" office:value="-112263168">
                <text:p>-11226316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7">
                <text:p>167</text:p>
              </table:table-cell>
              <table:table-cell office:value-type="float" office:value="-110395392">
                <text:p>-11039539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9">
                <text:p>169</text:p>
              </table:table-cell>
              <table:table-cell office:value-type="float" office:value="-108707840">
                <text:p>-10870784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1">
                <text:p>171</text:p>
              </table:table-cell>
              <table:table-cell office:value-type="float" office:value="-107053056">
                <text:p>-10705305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3">
                <text:p>173</text:p>
              </table:table-cell>
              <table:table-cell office:value-type="float" office:value="-105316352">
                <text:p>-10531635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5">
                <text:p>175</text:p>
              </table:table-cell>
              <table:table-cell office:value-type="float" office:value="-103514112">
                <text:p>-1035141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7">
                <text:p>177</text:p>
              </table:table-cell>
              <table:table-cell office:value-type="float" office:value="-101842944">
                <text:p>-10184294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9">
                <text:p>179</text:p>
              </table:table-cell>
              <table:table-cell office:value-type="float" office:value="-100499456">
                <text:p>-10049945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1">
                <text:p>181</text:p>
              </table:table-cell>
              <table:table-cell office:value-type="float" office:value="-99450880">
                <text:p>-9945088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3">
                <text:p>183</text:p>
              </table:table-cell>
              <table:table-cell office:value-type="float" office:value="-98516992">
                <text:p>-9851699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5">
                <text:p>185</text:p>
              </table:table-cell>
              <table:table-cell office:value-type="float" office:value="-97501184">
                <text:p>-9750118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7">
                <text:p>187</text:p>
              </table:table-cell>
              <table:table-cell office:value-type="float" office:value="-96468992">
                <text:p>-9646899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9">
                <text:p>189</text:p>
              </table:table-cell>
              <table:table-cell office:value-type="float" office:value="-95715328">
                <text:p>-9571532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1">
                <text:p>191</text:p>
              </table:table-cell>
              <table:table-cell office:value-type="float" office:value="-95289344">
                <text:p>-9528934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3">
                <text:p>193</text:p>
              </table:table-cell>
              <table:table-cell office:value-type="float" office:value="-95092736">
                <text:p>-9509273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5">
                <text:p>195</text:p>
              </table:table-cell>
              <table:table-cell office:value-type="float" office:value="-95125504">
                <text:p>-9512550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7">
                <text:p>197</text:p>
              </table:table-cell>
              <table:table-cell office:value-type="float" office:value="-95453184">
                <text:p>-9545318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9">
                <text:p>199</text:p>
              </table:table-cell>
              <table:table-cell office:value-type="float" office:value="-96354304">
                <text:p>-9635430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1">
                <text:p>201</text:p>
              </table:table-cell>
              <table:table-cell office:value-type="float" office:value="-97533952">
                <text:p>-9753395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3">
                <text:p>203</text:p>
              </table:table-cell>
              <table:table-cell office:value-type="float" office:value="-98615296">
                <text:p>-9861529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5">
                <text:p>205</text:p>
              </table:table-cell>
              <table:table-cell office:value-type="float" office:value="-99516416">
                <text:p>-9951641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7">
                <text:p>207</text:p>
              </table:table-cell>
              <table:table-cell office:value-type="float" office:value="-100335616">
                <text:p>-10033561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9">
                <text:p>209</text:p>
              </table:table-cell>
              <table:table-cell office:value-type="float" office:value="-101384192">
                <text:p>-10138419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1">
                <text:p>211</text:p>
              </table:table-cell>
              <table:table-cell office:value-type="float" office:value="-102842368">
                <text:p>-10284236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3">
                <text:p>213</text:p>
              </table:table-cell>
              <table:table-cell office:value-type="float" office:value="-104792064">
                <text:p>-10479206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5">
                <text:p>215</text:p>
              </table:table-cell>
              <table:table-cell office:value-type="float" office:value="-106987520">
                <text:p>-10698752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7">
                <text:p>217</text:p>
              </table:table-cell>
              <table:table-cell office:value-type="float" office:value="-108904448">
                <text:p>-10890444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19">
                <text:p>219</text:p>
              </table:table-cell>
              <table:table-cell office:value-type="float" office:value="-110641152">
                <text:p>-11064115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1">
                <text:p>221</text:p>
              </table:table-cell>
              <table:table-cell office:value-type="float" office:value="-112508928">
                <text:p>-11250892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3">
                <text:p>223</text:p>
              </table:table-cell>
              <table:table-cell office:value-type="float" office:value="-114475008">
                <text:p>-11447500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5">
                <text:p>225</text:p>
              </table:table-cell>
              <table:table-cell office:value-type="float" office:value="-116506624">
                <text:p>-11650662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7">
                <text:p>227</text:p>
              </table:table-cell>
              <table:table-cell office:value-type="float" office:value="-118243328">
                <text:p>-11824332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9">
                <text:p>229</text:p>
              </table:table-cell>
              <table:table-cell office:value-type="float" office:value="-119586816">
                <text:p>-11958681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1">
                <text:p>231</text:p>
              </table:table-cell>
              <table:table-cell office:value-type="float" office:value="-120848384">
                <text:p>-12084838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3">
                <text:p>233</text:p>
              </table:table-cell>
              <table:table-cell office:value-type="float" office:value="-122290176">
                <text:p>-12229017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5">
                <text:p>235</text:p>
              </table:table-cell>
              <table:table-cell office:value-type="float" office:value="-123863040">
                <text:p>-12386304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7">
                <text:p>237</text:p>
              </table:table-cell>
              <table:table-cell office:value-type="float" office:value="-125648896">
                <text:p>-12564889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39">
                <text:p>239</text:p>
              </table:table-cell>
              <table:table-cell office:value-type="float" office:value="-127614976">
                <text:p>-12761497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1">
                <text:p>241</text:p>
              </table:table-cell>
              <table:table-cell office:value-type="float" office:value="-129089536">
                <text:p>-12908953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3">
                <text:p>243</text:p>
              </table:table-cell>
              <table:table-cell office:value-type="float" office:value="-130351104">
                <text:p>-13035110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5">
                <text:p>245</text:p>
              </table:table-cell>
              <table:table-cell office:value-type="float" office:value="-131891200">
                <text:p>-13189120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7">
                <text:p>247</text:p>
              </table:table-cell>
              <table:table-cell office:value-type="float" office:value="-133103616">
                <text:p>-13310361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9">
                <text:p>249</text:p>
              </table:table-cell>
              <table:table-cell office:value-type="float" office:value="-133873664">
                <text:p>-13387366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1">
                <text:p>251</text:p>
              </table:table-cell>
              <table:table-cell office:value-type="float" office:value="-134742016">
                <text:p>-13474201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3">
                <text:p>253</text:p>
              </table:table-cell>
              <table:table-cell office:value-type="float" office:value="-135806976">
                <text:p>-13580697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55">
                <text:p>255</text:p>
              </table:table-cell>
              <table:table-cell office:value-type="float" office:value="-136577024">
                <text:p>-13657702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57">
                <text:p>257</text:p>
              </table:table-cell>
              <table:table-cell office:value-type="float" office:value="-137052160">
                <text:p>-13705216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59">
                <text:p>259</text:p>
              </table:table-cell>
              <table:table-cell office:value-type="float" office:value="-137871360">
                <text:p>-13787136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61">
                <text:p>261</text:p>
              </table:table-cell>
              <table:table-cell office:value-type="float" office:value="-138657792">
                <text:p>-13865779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63">
                <text:p>263</text:p>
              </table:table-cell>
              <table:table-cell office:value-type="float" office:value="-139296768">
                <text:p>-13929676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65">
                <text:p>265</text:p>
              </table:table-cell>
              <table:table-cell office:value-type="float" office:value="-139722752">
                <text:p>-13972275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67">
                <text:p>267</text:p>
              </table:table-cell>
              <table:table-cell office:value-type="float" office:value="-139755520">
                <text:p>-13975552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69">
                <text:p>269</text:p>
              </table:table-cell>
              <table:table-cell office:value-type="float" office:value="-139870208">
                <text:p>-13987020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71">
                <text:p>271</text:p>
              </table:table-cell>
              <table:table-cell office:value-type="float" office:value="-139542528">
                <text:p>-13954252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3">
                <text:p>273</text:p>
              </table:table-cell>
              <table:table-cell office:value-type="float" office:value="-138723328">
                <text:p>-13872332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75">
                <text:p>275</text:p>
              </table:table-cell>
              <table:table-cell office:value-type="float" office:value="-138149888">
                <text:p>-13814988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77">
                <text:p>277</text:p>
              </table:table-cell>
              <table:table-cell office:value-type="float" office:value="-137412608">
                <text:p>-13741260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79">
                <text:p>279</text:p>
              </table:table-cell>
              <table:table-cell office:value-type="float" office:value="-136560640">
                <text:p>-13656064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81">
                <text:p>281</text:p>
              </table:table-cell>
              <table:table-cell office:value-type="float" office:value="-135872512">
                <text:p>-13587251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83">
                <text:p>283</text:p>
              </table:table-cell>
              <table:table-cell office:value-type="float" office:value="-135020544">
                <text:p>-13502054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85">
                <text:p>285</text:p>
              </table:table-cell>
              <table:table-cell office:value-type="float" office:value="-133791744">
                <text:p>-13379174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87">
                <text:p>287</text:p>
              </table:table-cell>
              <table:table-cell office:value-type="float" office:value="-96550912">
                <text:p>-9655091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89">
                <text:p>289</text:p>
              </table:table-cell>
              <table:table-cell office:value-type="float" office:value="-95748096">
                <text:p>-9574809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91">
                <text:p>291</text:p>
              </table:table-cell>
              <table:table-cell office:value-type="float" office:value="-95289344">
                <text:p>-9528934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93">
                <text:p>293</text:p>
              </table:table-cell>
              <table:table-cell office:value-type="float" office:value="-94961664">
                <text:p>-9496166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95">
                <text:p>295</text:p>
              </table:table-cell>
              <table:table-cell office:value-type="float" office:value="-94978048">
                <text:p>-9497804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97">
                <text:p>297</text:p>
              </table:table-cell>
              <table:table-cell office:value-type="float" office:value="-95485952">
                <text:p>-9548595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99">
                <text:p>299</text:p>
              </table:table-cell>
              <table:table-cell office:value-type="float" office:value="-96370688">
                <text:p>-9637068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01">
                <text:p>301</text:p>
              </table:table-cell>
              <table:table-cell office:value-type="float" office:value="-97484800">
                <text:p>-9748480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03">
                <text:p>303</text:p>
              </table:table-cell>
              <table:table-cell office:value-type="float" office:value="-98648064">
                <text:p>-9864806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05">
                <text:p>305</text:p>
              </table:table-cell>
              <table:table-cell office:value-type="float" office:value="-99614720">
                <text:p>-9961472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07">
                <text:p>307</text:p>
              </table:table-cell>
              <table:table-cell office:value-type="float" office:value="-100433920">
                <text:p>-10043392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09">
                <text:p>309</text:p>
              </table:table-cell>
              <table:table-cell office:value-type="float" office:value="-101466112">
                <text:p>-10146611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11">
                <text:p>311</text:p>
              </table:table-cell>
              <table:table-cell office:value-type="float" office:value="-102907904">
                <text:p>-10290790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13">
                <text:p>313</text:p>
              </table:table-cell>
              <table:table-cell office:value-type="float" office:value="-104857600">
                <text:p>-10485760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15">
                <text:p>315</text:p>
              </table:table-cell>
              <table:table-cell office:value-type="float" office:value="-106905600">
                <text:p>-10690560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17">
                <text:p>317</text:p>
              </table:table-cell>
              <table:table-cell office:value-type="float" office:value="-108707840">
                <text:p>-10870784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19">
                <text:p>319</text:p>
              </table:table-cell>
              <table:table-cell office:value-type="float" office:value="-110444544">
                <text:p>-11044454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21">
                <text:p>321</text:p>
              </table:table-cell>
              <table:table-cell office:value-type="float" office:value="-112345088">
                <text:p>-11234508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23">
                <text:p>323</text:p>
              </table:table-cell>
              <table:table-cell office:value-type="float" office:value="-114425856">
                <text:p>-11442585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25">
                <text:p>325</text:p>
              </table:table-cell>
              <table:table-cell office:value-type="float" office:value="-116424704">
                <text:p>-11642470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27">
                <text:p>327</text:p>
              </table:table-cell>
              <table:table-cell office:value-type="float" office:value="-118095872">
                <text:p>-11809587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29">
                <text:p>329</text:p>
              </table:table-cell>
              <table:table-cell office:value-type="float" office:value="-119390208">
                <text:p>-11939020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31">
                <text:p>331</text:p>
              </table:table-cell>
              <table:table-cell office:value-type="float" office:value="-120504320">
                <text:p>-12050432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33">
                <text:p>333</text:p>
              </table:table-cell>
              <table:table-cell office:value-type="float" office:value="-121946112">
                <text:p>-12194611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35">
                <text:p>335</text:p>
              </table:table-cell>
              <table:table-cell office:value-type="float" office:value="-123633664">
                <text:p>-12363366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37">
                <text:p>337</text:p>
              </table:table-cell>
              <table:table-cell office:value-type="float" office:value="-125337600">
                <text:p>-12533760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39">
                <text:p>339</text:p>
              </table:table-cell>
              <table:table-cell office:value-type="float" office:value="-127238144">
                <text:p>-12723814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41">
                <text:p>341</text:p>
              </table:table-cell>
              <table:table-cell office:value-type="float" office:value="-128827392">
                <text:p>-12882739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43">
                <text:p>343</text:p>
              </table:table-cell>
              <table:table-cell office:value-type="float" office:value="-129974272">
                <text:p>-12997427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45">
                <text:p>345</text:p>
              </table:table-cell>
              <table:table-cell office:value-type="float" office:value="-131284992">
                <text:p>-13128499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47">
                <text:p>347</text:p>
              </table:table-cell>
              <table:table-cell office:value-type="float" office:value="-132677632">
                <text:p>-13267763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49">
                <text:p>349</text:p>
              </table:table-cell>
              <table:table-cell office:value-type="float" office:value="-133529600">
                <text:p>-13352960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51">
                <text:p>351</text:p>
              </table:table-cell>
              <table:table-cell office:value-type="float" office:value="-134332416">
                <text:p>-13433241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53">
                <text:p>353</text:p>
              </table:table-cell>
              <table:table-cell office:value-type="float" office:value="-135495680">
                <text:p>-13549568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55">
                <text:p>355</text:p>
              </table:table-cell>
              <table:table-cell office:value-type="float" office:value="-136380416">
                <text:p>-13638041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57">
                <text:p>357</text:p>
              </table:table-cell>
              <table:table-cell office:value-type="float" office:value="-136921088">
                <text:p>-13692108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59">
                <text:p>359</text:p>
              </table:table-cell>
              <table:table-cell office:value-type="float" office:value="-137494528">
                <text:p>-13749452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61">
                <text:p>361</text:p>
              </table:table-cell>
              <table:table-cell office:value-type="float" office:value="-138117120">
                <text:p>-13811712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63">
                <text:p>363</text:p>
              </table:table-cell>
              <table:table-cell office:value-type="float" office:value="-138756096">
                <text:p>-13875609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65">
                <text:p>365</text:p>
              </table:table-cell>
              <table:table-cell office:value-type="float" office:value="-139198464">
                <text:p>-13919846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67">
                <text:p>367</text:p>
              </table:table-cell>
              <table:table-cell office:value-type="float" office:value="-139280384">
                <text:p>-13928038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69">
                <text:p>369</text:p>
              </table:table-cell>
              <table:table-cell office:value-type="float" office:value="-139345920">
                <text:p>-13934592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71">
                <text:p>371</text:p>
              </table:table-cell>
              <table:table-cell office:value-type="float" office:value="-139165696">
                <text:p>-13916569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73">
                <text:p>373</text:p>
              </table:table-cell>
              <table:table-cell office:value-type="float" office:value="-138428416">
                <text:p>-13842841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75">
                <text:p>375</text:p>
              </table:table-cell>
              <table:table-cell office:value-type="float" office:value="-137707520">
                <text:p>-13770752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77">
                <text:p>377</text:p>
              </table:table-cell>
              <table:table-cell office:value-type="float" office:value="-137101312">
                <text:p>-13710131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79">
                <text:p>379</text:p>
              </table:table-cell>
              <table:table-cell office:value-type="float" office:value="-136200192">
                <text:p>-13620019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81">
                <text:p>381</text:p>
              </table:table-cell>
              <table:table-cell office:value-type="float" office:value="-135397376">
                <text:p>-13539737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83">
                <text:p>383</text:p>
              </table:table-cell>
              <table:table-cell office:value-type="float" office:value="-134742016">
                <text:p>-13474201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85">
                <text:p>385</text:p>
              </table:table-cell>
              <table:table-cell office:value-type="float" office:value="-133496832">
                <text:p>-13349683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87">
                <text:p>387</text:p>
              </table:table-cell>
              <table:table-cell office:value-type="float" office:value="-132038656">
                <text:p>-13203865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89">
                <text:p>389</text:p>
              </table:table-cell>
              <table:table-cell office:value-type="float" office:value="-130908160">
                <text:p>-13090816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91">
                <text:p>391</text:p>
              </table:table-cell>
              <table:table-cell office:value-type="float" office:value="-129646592">
                <text:p>-12964659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93">
                <text:p>393</text:p>
              </table:table-cell>
              <table:table-cell office:value-type="float" office:value="-128172032">
                <text:p>-12817203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95">
                <text:p>395</text:p>
              </table:table-cell>
              <table:table-cell office:value-type="float" office:value="-126468096">
                <text:p>-12646809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97">
                <text:p>397</text:p>
              </table:table-cell>
              <table:table-cell office:value-type="float" office:value="-124469248">
                <text:p>-12446924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99">
                <text:p>399</text:p>
              </table:table-cell>
              <table:table-cell office:value-type="float" office:value="-122388480">
                <text:p>-12238848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01">
                <text:p>401</text:p>
              </table:table-cell>
              <table:table-cell office:value-type="float" office:value="-120537088">
                <text:p>-12053708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03">
                <text:p>403</text:p>
              </table:table-cell>
              <table:table-cell office:value-type="float" office:value="-118882304">
                <text:p>-11888230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05">
                <text:p>405</text:p>
              </table:table-cell>
              <table:table-cell office:value-type="float" office:value="-117391360">
                <text:p>-11739136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07">
                <text:p>407</text:p>
              </table:table-cell>
              <table:table-cell office:value-type="float" office:value="-116129792">
                <text:p>-11612979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09">
                <text:p>409</text:p>
              </table:table-cell>
              <table:table-cell office:value-type="float" office:value="-114475008">
                <text:p>-11447500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11">
                <text:p>411</text:p>
              </table:table-cell>
              <table:table-cell office:value-type="float" office:value="-112377856">
                <text:p>-11237785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13">
                <text:p>413</text:p>
              </table:table-cell>
              <table:table-cell office:value-type="float" office:value="-110542848">
                <text:p>-11054284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15">
                <text:p>415</text:p>
              </table:table-cell>
              <table:table-cell office:value-type="float" office:value="-108888064">
                <text:p>-10888806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17">
                <text:p>417</text:p>
              </table:table-cell>
              <table:table-cell office:value-type="float" office:value="-107200512">
                <text:p>-10720051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19">
                <text:p>419</text:p>
              </table:table-cell>
              <table:table-cell office:value-type="float" office:value="-105447424">
                <text:p>-10544742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21">
                <text:p>421</text:p>
              </table:table-cell>
              <table:table-cell office:value-type="float" office:value="-103546880">
                <text:p>-10354688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23">
                <text:p>423</text:p>
              </table:table-cell>
              <table:table-cell office:value-type="float" office:value="-101892096">
                <text:p>-10189209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25">
                <text:p>425</text:p>
              </table:table-cell>
              <table:table-cell office:value-type="float" office:value="-100515840">
                <text:p>-10051584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27">
                <text:p>427</text:p>
              </table:table-cell>
              <table:table-cell office:value-type="float" office:value="-99385344">
                <text:p>-9938534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29">
                <text:p>429</text:p>
              </table:table-cell>
              <table:table-cell office:value-type="float" office:value="-98500608">
                <text:p>-9850060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31">
                <text:p>431</text:p>
              </table:table-cell>
              <table:table-cell office:value-type="float" office:value="-97501184">
                <text:p>-9750118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33">
                <text:p>433</text:p>
              </table:table-cell>
              <table:table-cell office:value-type="float" office:value="-96452608">
                <text:p>-9645260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35">
                <text:p>435</text:p>
              </table:table-cell>
              <table:table-cell office:value-type="float" office:value="-95715328">
                <text:p>-9571532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37">
                <text:p>437</text:p>
              </table:table-cell>
              <table:table-cell office:value-type="float" office:value="-95174656">
                <text:p>-9517465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39">
                <text:p>439</text:p>
              </table:table-cell>
              <table:table-cell office:value-type="float" office:value="-94797824">
                <text:p>-9479782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41">
                <text:p>441</text:p>
              </table:table-cell>
              <table:table-cell office:value-type="float" office:value="-94797824">
                <text:p>-9479782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43">
                <text:p>443</text:p>
              </table:table-cell>
              <table:table-cell office:value-type="float" office:value="-95207424">
                <text:p>-9520742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45">
                <text:p>445</text:p>
              </table:table-cell>
              <table:table-cell office:value-type="float" office:value="-95944704">
                <text:p>-9594470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47">
                <text:p>447</text:p>
              </table:table-cell>
              <table:table-cell office:value-type="float" office:value="-96993280">
                <text:p>-9699328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49">
                <text:p>449</text:p>
              </table:table-cell>
              <table:table-cell office:value-type="float" office:value="-98205696">
                <text:p>-9820569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51">
                <text:p>451</text:p>
              </table:table-cell>
              <table:table-cell office:value-type="float" office:value="-99123200">
                <text:p>-9912320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53">
                <text:p>453</text:p>
              </table:table-cell>
              <table:table-cell office:value-type="float" office:value="-99909632">
                <text:p>-9990963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55">
                <text:p>455</text:p>
              </table:table-cell>
              <table:table-cell office:value-type="float" office:value="-100941824">
                <text:p>-10094182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57">
                <text:p>457</text:p>
              </table:table-cell>
              <table:table-cell office:value-type="float" office:value="-102367232">
                <text:p>-10236723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59">
                <text:p>459</text:p>
              </table:table-cell>
              <table:table-cell office:value-type="float" office:value="-104218624">
                <text:p>-10421862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61">
                <text:p>461</text:p>
              </table:table-cell>
              <table:table-cell office:value-type="float" office:value="-106266624">
                <text:p>-10626662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63">
                <text:p>463</text:p>
              </table:table-cell>
              <table:table-cell office:value-type="float" office:value="-108199936">
                <text:p>-10819993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65">
                <text:p>465</text:p>
              </table:table-cell>
              <table:table-cell office:value-type="float" office:value="-109953024">
                <text:p>-10995302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67">
                <text:p>467</text:p>
              </table:table-cell>
              <table:table-cell office:value-type="float" office:value="-111853568">
                <text:p>-11185356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69">
                <text:p>469</text:p>
              </table:table-cell>
              <table:table-cell office:value-type="float" office:value="-113967104">
                <text:p>-11396710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71">
                <text:p>471</text:p>
              </table:table-cell>
              <table:table-cell office:value-type="float" office:value="-115916800">
                <text:p>-11591680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73">
                <text:p>473</text:p>
              </table:table-cell>
              <table:table-cell office:value-type="float" office:value="-117538816">
                <text:p>-11753881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75">
                <text:p>475</text:p>
              </table:table-cell>
              <table:table-cell office:value-type="float" office:value="-118947840">
                <text:p>-11894784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77">
                <text:p>477</text:p>
              </table:table-cell>
              <table:table-cell office:value-type="float" office:value="-120209408">
                <text:p>-12020940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79">
                <text:p>479</text:p>
              </table:table-cell>
              <table:table-cell office:value-type="float" office:value="-121716736">
                <text:p>-12171673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81">
                <text:p>481</text:p>
              </table:table-cell>
              <table:table-cell office:value-type="float" office:value="-123224064">
                <text:p>-12322406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83">
                <text:p>483</text:p>
              </table:table-cell>
              <table:table-cell office:value-type="float" office:value="-124960768">
                <text:p>-12496076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85">
                <text:p>485</text:p>
              </table:table-cell>
              <table:table-cell office:value-type="float" office:value="-126943232">
                <text:p>-12694323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87">
                <text:p>487</text:p>
              </table:table-cell>
              <table:table-cell office:value-type="float" office:value="-128450560">
                <text:p>-12845056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89">
                <text:p>489</text:p>
              </table:table-cell>
              <table:table-cell office:value-type="float" office:value="-129744896">
                <text:p>-12974489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91">
                <text:p>491</text:p>
              </table:table-cell>
              <table:table-cell office:value-type="float" office:value="-131137536">
                <text:p>-13113753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93">
                <text:p>493</text:p>
              </table:table-cell>
              <table:table-cell office:value-type="float" office:value="-132382720">
                <text:p>-13238272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95">
                <text:p>495</text:p>
              </table:table-cell>
              <table:table-cell office:value-type="float" office:value="-133431296">
                <text:p>-13343129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97">
                <text:p>497</text:p>
              </table:table-cell>
              <table:table-cell office:value-type="float" office:value="-134250496">
                <text:p>-13425049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99">
                <text:p>499</text:p>
              </table:table-cell>
              <table:table-cell office:value-type="float" office:value="-135086080">
                <text:p>-13508608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01">
                <text:p>501</text:p>
              </table:table-cell>
              <table:table-cell office:value-type="float" office:value="-136069120">
                <text:p>-13606912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03">
                <text:p>503</text:p>
              </table:table-cell>
              <table:table-cell office:value-type="float" office:value="-136757248">
                <text:p>-13675724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05">
                <text:p>505</text:p>
              </table:table-cell>
              <table:table-cell office:value-type="float" office:value="-137347072">
                <text:p>-13734707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07">
                <text:p>507</text:p>
              </table:table-cell>
              <table:table-cell office:value-type="float" office:value="-138051584">
                <text:p>-13805158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09">
                <text:p>509</text:p>
              </table:table-cell>
              <table:table-cell office:value-type="float" office:value="-138723328">
                <text:p>-13872332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11">
                <text:p>511</text:p>
              </table:table-cell>
              <table:table-cell office:value-type="float" office:value="-139165696">
                <text:p>-13916569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13">
                <text:p>513</text:p>
              </table:table-cell>
              <table:table-cell office:value-type="float" office:value="-139264000">
                <text:p>-13926400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15">
                <text:p>515</text:p>
              </table:table-cell>
              <table:table-cell office:value-type="float" office:value="-139378688">
                <text:p>-13937868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17">
                <text:p>517</text:p>
              </table:table-cell>
              <table:table-cell office:value-type="float" office:value="-139067392">
                <text:p>-13906739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19">
                <text:p>519</text:p>
              </table:table-cell>
              <table:table-cell office:value-type="float" office:value="-138412032">
                <text:p>-13841203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21">
                <text:p>521</text:p>
              </table:table-cell>
              <table:table-cell office:value-type="float" office:value="-137805824">
                <text:p>-13780582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23">
                <text:p>523</text:p>
              </table:table-cell>
              <table:table-cell office:value-type="float" office:value="-136871936">
                <text:p>-13687193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25">
                <text:p>525</text:p>
              </table:table-cell>
              <table:table-cell office:value-type="float" office:value="-136036352">
                <text:p>-13603635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27">
                <text:p>527</text:p>
              </table:table-cell>
              <table:table-cell office:value-type="float" office:value="-135462912">
                <text:p>-13546291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29">
                <text:p>529</text:p>
              </table:table-cell>
              <table:table-cell office:value-type="float" office:value="-134627328">
                <text:p>-13462732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31">
                <text:p>531</text:p>
              </table:table-cell>
              <table:table-cell office:value-type="float" office:value="-133562368">
                <text:p>-13356236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33">
                <text:p>533</text:p>
              </table:table-cell>
              <table:table-cell office:value-type="float" office:value="-132300800">
                <text:p>-13230080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35">
                <text:p>535</text:p>
              </table:table-cell>
              <table:table-cell office:value-type="float" office:value="-130924544">
                <text:p>-13092454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37">
                <text:p>537</text:p>
              </table:table-cell>
              <table:table-cell office:value-type="float" office:value="-129728512">
                <text:p>-12972851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39">
                <text:p>539</text:p>
              </table:table-cell>
              <table:table-cell office:value-type="float" office:value="-128385024">
                <text:p>-12838502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41">
                <text:p>541</text:p>
              </table:table-cell>
              <table:table-cell office:value-type="float" office:value="-126599168">
                <text:p>-12659916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43">
                <text:p>543</text:p>
              </table:table-cell>
              <table:table-cell office:value-type="float" office:value="-124485632">
                <text:p>-12448563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45">
                <text:p>545</text:p>
              </table:table-cell>
              <table:table-cell office:value-type="float" office:value="-122404864">
                <text:p>-12240486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47">
                <text:p>547</text:p>
              </table:table-cell>
              <table:table-cell office:value-type="float" office:value="-120553472">
                <text:p>-12055347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49">
                <text:p>549</text:p>
              </table:table-cell>
              <table:table-cell office:value-type="float" office:value="-118915072">
                <text:p>-11891507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51">
                <text:p>551</text:p>
              </table:table-cell>
              <table:table-cell office:value-type="float" office:value="-117555200">
                <text:p>-11755520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53">
                <text:p>553</text:p>
              </table:table-cell>
              <table:table-cell office:value-type="float" office:value="-116211712">
                <text:p>-11621171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55">
                <text:p>555</text:p>
              </table:table-cell>
              <table:table-cell office:value-type="float" office:value="-114475008">
                <text:p>-11447500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57">
                <text:p>557</text:p>
              </table:table-cell>
              <table:table-cell office:value-type="float" office:value="-112459776">
                <text:p>-11245977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59">
                <text:p>559</text:p>
              </table:table-cell>
              <table:table-cell office:value-type="float" office:value="-110526464">
                <text:p>-11052646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61">
                <text:p>561</text:p>
              </table:table-cell>
              <table:table-cell office:value-type="float" office:value="-108822528">
                <text:p>-10882252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63">
                <text:p>563</text:p>
              </table:table-cell>
              <table:table-cell office:value-type="float" office:value="-107200512">
                <text:p>-10720051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65">
                <text:p>565</text:p>
              </table:table-cell>
              <table:table-cell office:value-type="float" office:value="-105545728">
                <text:p>-10554572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67">
                <text:p>567</text:p>
              </table:table-cell>
              <table:table-cell office:value-type="float" office:value="-103809024">
                <text:p>-10380902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69">
                <text:p>569</text:p>
              </table:table-cell>
              <table:table-cell office:value-type="float" office:value="-102137856">
                <text:p>-10213785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71">
                <text:p>571</text:p>
              </table:table-cell>
              <table:table-cell office:value-type="float" office:value="-100728832">
                <text:p>-10072883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73">
                <text:p>573</text:p>
              </table:table-cell>
              <table:table-cell office:value-type="float" office:value="-99581952">
                <text:p>-9958195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75">
                <text:p>575</text:p>
              </table:table-cell>
              <table:table-cell office:value-type="float" office:value="-98631680">
                <text:p>-9863168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77">
                <text:p>577</text:p>
              </table:table-cell>
              <table:table-cell office:value-type="float" office:value="-97550336">
                <text:p>-9755033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79">
                <text:p>579</text:p>
              </table:table-cell>
              <table:table-cell office:value-type="float" office:value="-96403456">
                <text:p>-9640345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81">
                <text:p>581</text:p>
              </table:table-cell>
              <table:table-cell office:value-type="float" office:value="-95584256">
                <text:p>-9558425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83">
                <text:p>583</text:p>
              </table:table-cell>
              <table:table-cell office:value-type="float" office:value="-95141888">
                <text:p>-9514188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85">
                <text:p>585</text:p>
              </table:table-cell>
              <table:table-cell office:value-type="float" office:value="-94814208">
                <text:p>-9481420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87">
                <text:p>587</text:p>
              </table:table-cell>
              <table:table-cell office:value-type="float" office:value="-94683136">
                <text:p>-9468313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89">
                <text:p>589</text:p>
              </table:table-cell>
              <table:table-cell office:value-type="float" office:value="-95059968">
                <text:p>-9505996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91">
                <text:p>591</text:p>
              </table:table-cell>
              <table:table-cell office:value-type="float" office:value="-95895552">
                <text:p>-9589555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93">
                <text:p>593</text:p>
              </table:table-cell>
              <table:table-cell office:value-type="float" office:value="-97026048">
                <text:p>-9702604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95">
                <text:p>595</text:p>
              </table:table-cell>
              <table:table-cell office:value-type="float" office:value="-98156544">
                <text:p>-9815654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97">
                <text:p>597</text:p>
              </table:table-cell>
              <table:table-cell office:value-type="float" office:value="-99008512">
                <text:p>-9900851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99">
                <text:p>599</text:p>
              </table:table-cell>
              <table:table-cell office:value-type="float" office:value="-99811328">
                <text:p>-9981132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01">
                <text:p>601</text:p>
              </table:table-cell>
              <table:table-cell office:value-type="float" office:value="-100810752">
                <text:p>-10081075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03">
                <text:p>603</text:p>
              </table:table-cell>
              <table:table-cell office:value-type="float" office:value="-102236160">
                <text:p>-10223616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05">
                <text:p>605</text:p>
              </table:table-cell>
              <table:table-cell office:value-type="float" office:value="-104071168">
                <text:p>-10407116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07">
                <text:p>607</text:p>
              </table:table-cell>
              <table:table-cell office:value-type="float" office:value="-106053632">
                <text:p>-10605363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09">
                <text:p>609</text:p>
              </table:table-cell>
              <table:table-cell office:value-type="float" office:value="-107954176">
                <text:p>-10795417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11">
                <text:p>611</text:p>
              </table:table-cell>
              <table:table-cell office:value-type="float" office:value="-109740032">
                <text:p>-10974003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13">
                <text:p>613</text:p>
              </table:table-cell>
              <table:table-cell office:value-type="float" office:value="-111607808">
                <text:p>-11160780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15">
                <text:p>615</text:p>
              </table:table-cell>
              <table:table-cell office:value-type="float" office:value="-113639424">
                <text:p>-11363942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17">
                <text:p>617</text:p>
              </table:table-cell>
              <table:table-cell office:value-type="float" office:value="-115671040">
                <text:p>-11567104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19">
                <text:p>619</text:p>
              </table:table-cell>
              <table:table-cell office:value-type="float" office:value="-117424128">
                <text:p>-11742412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21">
                <text:p>621</text:p>
              </table:table-cell>
              <table:table-cell office:value-type="float" office:value="-118849536">
                <text:p>-11884953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23">
                <text:p>623</text:p>
              </table:table-cell>
              <table:table-cell office:value-type="float" office:value="-120127488">
                <text:p>-12012748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25">
                <text:p>625</text:p>
              </table:table-cell>
              <table:table-cell office:value-type="float" office:value="-121389056">
                <text:p>-12138905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27">
                <text:p>627</text:p>
              </table:table-cell>
              <table:table-cell office:value-type="float" office:value="-122945536">
                <text:p>-12294553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29">
                <text:p>629</text:p>
              </table:table-cell>
              <table:table-cell office:value-type="float" office:value="-124698624">
                <text:p>-12469862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31">
                <text:p>631</text:p>
              </table:table-cell>
              <table:table-cell office:value-type="float" office:value="-126533632">
                <text:p>-12653363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33">
                <text:p>633</text:p>
              </table:table-cell>
              <table:table-cell office:value-type="float" office:value="-128188416">
                <text:p>-12818841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35">
                <text:p>635</text:p>
              </table:table-cell>
              <table:table-cell office:value-type="float" office:value="-129433600">
                <text:p>-12943360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37">
                <text:p>637</text:p>
              </table:table-cell>
              <table:table-cell office:value-type="float" office:value="-130777088">
                <text:p>-13077708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39">
                <text:p>639</text:p>
              </table:table-cell>
              <table:table-cell office:value-type="float" office:value="-132071424">
                <text:p>-13207142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41">
                <text:p>641</text:p>
              </table:table-cell>
              <table:table-cell office:value-type="float" office:value="-133070848">
                <text:p>-13307084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43">
                <text:p>643</text:p>
              </table:table-cell>
              <table:table-cell office:value-type="float" office:value="-133939200">
                <text:p>-13393920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45">
                <text:p>645</text:p>
              </table:table-cell>
              <table:table-cell office:value-type="float" office:value="-134938624">
                <text:p>-13493862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47">
                <text:p>647</text:p>
              </table:table-cell>
              <table:table-cell office:value-type="float" office:value="-136019968">
                <text:p>-13601996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49">
                <text:p>649</text:p>
              </table:table-cell>
              <table:table-cell office:value-type="float" office:value="-136740864">
                <text:p>-13674086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51">
                <text:p>651</text:p>
              </table:table-cell>
              <table:table-cell office:value-type="float" office:value="-137297920">
                <text:p>-13729792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53">
                <text:p>653</text:p>
              </table:table-cell>
              <table:table-cell office:value-type="float" office:value="-138018816">
                <text:p>-13801881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55">
                <text:p>655</text:p>
              </table:table-cell>
              <table:table-cell office:value-type="float" office:value="-138608640">
                <text:p>-13860864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57">
                <text:p>657</text:p>
              </table:table-cell>
              <table:table-cell office:value-type="float" office:value="-139034624">
                <text:p>-13903462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59">
                <text:p>659</text:p>
              </table:table-cell>
              <table:table-cell office:value-type="float" office:value="-139231232">
                <text:p>-13923123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61">
                <text:p>661</text:p>
              </table:table-cell>
              <table:table-cell office:value-type="float" office:value="-139116544">
                <text:p>-13911654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63">
                <text:p>663</text:p>
              </table:table-cell>
              <table:table-cell office:value-type="float" office:value="-138969088">
                <text:p>-13896908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65">
                <text:p>665</text:p>
              </table:table-cell>
              <table:table-cell office:value-type="float" office:value="-138428416">
                <text:p>-13842841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67">
                <text:p>667</text:p>
              </table:table-cell>
              <table:table-cell office:value-type="float" office:value="-137641984">
                <text:p>-13764198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69">
                <text:p>669</text:p>
              </table:table-cell>
              <table:table-cell office:value-type="float" office:value="-136904704">
                <text:p>-13690470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71">
                <text:p>671</text:p>
              </table:table-cell>
              <table:table-cell office:value-type="float" office:value="-136085504">
                <text:p>-13608550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73">
                <text:p>673</text:p>
              </table:table-cell>
              <table:table-cell office:value-type="float" office:value="-135364608">
                <text:p>-13536460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75">
                <text:p>675</text:p>
              </table:table-cell>
              <table:table-cell office:value-type="float" office:value="-134594560">
                <text:p>-13459456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77">
                <text:p>677</text:p>
              </table:table-cell>
              <table:table-cell office:value-type="float" office:value="-133529600">
                <text:p>-13352960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79">
                <text:p>679</text:p>
              </table:table-cell>
              <table:table-cell office:value-type="float" office:value="-132186112">
                <text:p>-13218611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81">
                <text:p>681</text:p>
              </table:table-cell>
              <table:table-cell office:value-type="float" office:value="-130891776">
                <text:p>-13089177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83">
                <text:p>683</text:p>
              </table:table-cell>
              <table:table-cell office:value-type="float" office:value="-129777664">
                <text:p>-12977766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85">
                <text:p>685</text:p>
              </table:table-cell>
              <table:table-cell office:value-type="float" office:value="-128286720">
                <text:p>-12828672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87">
                <text:p>687</text:p>
              </table:table-cell>
              <table:table-cell office:value-type="float" office:value="-126550016">
                <text:p>-12655001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89">
                <text:p>689</text:p>
              </table:table-cell>
              <table:table-cell office:value-type="float" office:value="-124731392">
                <text:p>-12473139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91">
                <text:p>691</text:p>
              </table:table-cell>
              <table:table-cell office:value-type="float" office:value="-122601472">
                <text:p>-12260147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93">
                <text:p>693</text:p>
              </table:table-cell>
              <table:table-cell office:value-type="float" office:value="-120750080">
                <text:p>-12075008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95">
                <text:p>695</text:p>
              </table:table-cell>
              <table:table-cell office:value-type="float" office:value="-119193600">
                <text:p>-11919360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97">
                <text:p>697</text:p>
              </table:table-cell>
              <table:table-cell office:value-type="float" office:value="-117669888">
                <text:p>-11766988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699">
                <text:p>699</text:p>
              </table:table-cell>
              <table:table-cell office:value-type="float" office:value="-116260864">
                <text:p>-11626086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01">
                <text:p>701</text:p>
              </table:table-cell>
              <table:table-cell office:value-type="float" office:value="-114589696">
                <text:p>-11458969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03">
                <text:p>703</text:p>
              </table:table-cell>
              <table:table-cell office:value-type="float" office:value="-112721920">
                <text:p>-11272192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05">
                <text:p>705</text:p>
              </table:table-cell>
              <table:table-cell office:value-type="float" office:value="-110870528">
                <text:p>-11087052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07">
                <text:p>707</text:p>
              </table:table-cell>
              <table:table-cell office:value-type="float" office:value="-109150208">
                <text:p>-10915020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09">
                <text:p>709</text:p>
              </table:table-cell>
              <table:table-cell office:value-type="float" office:value="-107495424">
                <text:p>-10749542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11">
                <text:p>711</text:p>
              </table:table-cell>
              <table:table-cell office:value-type="float" office:value="-105742336">
                <text:p>-10574233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13">
                <text:p>713</text:p>
              </table:table-cell>
              <table:table-cell office:value-type="float" office:value="-103956480">
                <text:p>-10395648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15">
                <text:p>715</text:p>
              </table:table-cell>
              <table:table-cell office:value-type="float" office:value="-102285312">
                <text:p>-10228531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17">
                <text:p>717</text:p>
              </table:table-cell>
              <table:table-cell office:value-type="float" office:value="-100925440">
                <text:p>-10092544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19">
                <text:p>719</text:p>
              </table:table-cell>
              <table:table-cell office:value-type="float" office:value="-99778560">
                <text:p>-9977856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21">
                <text:p>721</text:p>
              </table:table-cell>
              <table:table-cell office:value-type="float" office:value="-98713600">
                <text:p>-9871360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23">
                <text:p>723</text:p>
              </table:table-cell>
              <table:table-cell office:value-type="float" office:value="-97746944">
                <text:p>-9774694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25">
                <text:p>725</text:p>
              </table:table-cell>
              <table:table-cell office:value-type="float" office:value="-96714752">
                <text:p>-9671475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27">
                <text:p>727</text:p>
              </table:table-cell>
              <table:table-cell office:value-type="float" office:value="-95862784">
                <text:p>-9586278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29">
                <text:p>729</text:p>
              </table:table-cell>
              <table:table-cell office:value-type="float" office:value="-95420416">
                <text:p>-9542041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31">
                <text:p>731</text:p>
              </table:table-cell>
              <table:table-cell office:value-type="float" office:value="-95043584">
                <text:p>-9504358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33">
                <text:p>733</text:p>
              </table:table-cell>
              <table:table-cell office:value-type="float" office:value="-94863360">
                <text:p>-9486336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35">
                <text:p>735</text:p>
              </table:table-cell>
              <table:table-cell office:value-type="float" office:value="-95207424">
                <text:p>-9520742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37">
                <text:p>737</text:p>
              </table:table-cell>
              <table:table-cell office:value-type="float" office:value="-95977472">
                <text:p>-9597747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39">
                <text:p>739</text:p>
              </table:table-cell>
              <table:table-cell office:value-type="float" office:value="-97026048">
                <text:p>-9702604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41">
                <text:p>741</text:p>
              </table:table-cell>
              <table:table-cell office:value-type="float" office:value="-98222080">
                <text:p>-9822208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43">
                <text:p>743</text:p>
              </table:table-cell>
              <table:table-cell office:value-type="float" office:value="-99188736">
                <text:p>-9918873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45">
                <text:p>745</text:p>
              </table:table-cell>
              <table:table-cell office:value-type="float" office:value="-100089856">
                <text:p>-10008985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47">
                <text:p>747</text:p>
              </table:table-cell>
              <table:table-cell office:value-type="float" office:value="-101122048">
                <text:p>-10112204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49">
                <text:p>749</text:p>
              </table:table-cell>
              <table:table-cell office:value-type="float" office:value="-102432768">
                <text:p>-10243276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51">
                <text:p>751</text:p>
              </table:table-cell>
              <table:table-cell office:value-type="float" office:value="-104153088">
                <text:p>-10415308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53">
                <text:p>753</text:p>
              </table:table-cell>
              <table:table-cell office:value-type="float" office:value="-106151936">
                <text:p>-10615193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55">
                <text:p>755</text:p>
              </table:table-cell>
              <table:table-cell office:value-type="float" office:value="-108134400">
                <text:p>-10813440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57">
                <text:p>757</text:p>
              </table:table-cell>
              <table:table-cell office:value-type="float" office:value="-109854720">
                <text:p>-10985472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59">
                <text:p>759</text:p>
              </table:table-cell>
              <table:table-cell office:value-type="float" office:value="-111656960">
                <text:p>-11165696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61">
                <text:p>761</text:p>
              </table:table-cell>
              <table:table-cell office:value-type="float" office:value="-113803264">
                <text:p>-11380326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63">
                <text:p>763</text:p>
              </table:table-cell>
              <table:table-cell office:value-type="float" office:value="-115884032">
                <text:p>-11588403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65">
                <text:p>765</text:p>
              </table:table-cell>
              <table:table-cell office:value-type="float" office:value="-117620736">
                <text:p>-11762073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67">
                <text:p>767</text:p>
              </table:table-cell>
              <table:table-cell office:value-type="float" office:value="-119062528">
                <text:p>-11906252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69">
                <text:p>769</text:p>
              </table:table-cell>
              <table:table-cell office:value-type="float" office:value="-120307712">
                <text:p>-12030771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71">
                <text:p>771</text:p>
              </table:table-cell>
              <table:table-cell office:value-type="float" office:value="-121634816">
                <text:p>-12163481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73">
                <text:p>773</text:p>
              </table:table-cell>
              <table:table-cell office:value-type="float" office:value="-123207680">
                <text:p>-12320768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75">
                <text:p>775</text:p>
              </table:table-cell>
              <table:table-cell office:value-type="float" office:value="-125026304">
                <text:p>-12502630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77">
                <text:p>777</text:p>
              </table:table-cell>
              <table:table-cell office:value-type="float" office:value="-126877696">
                <text:p>-12687769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79">
                <text:p>779</text:p>
              </table:table-cell>
              <table:table-cell office:value-type="float" office:value="-128466944">
                <text:p>-12846694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81">
                <text:p>781</text:p>
              </table:table-cell>
              <table:table-cell office:value-type="float" office:value="-129941504">
                <text:p>-12994150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83">
                <text:p>783</text:p>
              </table:table-cell>
              <table:table-cell office:value-type="float" office:value="-131284992">
                <text:p>-13128499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85">
                <text:p>785</text:p>
              </table:table-cell>
              <table:table-cell office:value-type="float" office:value="-132349952">
                <text:p>-13234995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87">
                <text:p>787</text:p>
              </table:table-cell>
              <table:table-cell office:value-type="float" office:value="-133513216">
                <text:p>-13351321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89">
                <text:p>789</text:p>
              </table:table-cell>
              <table:table-cell office:value-type="float" office:value="-134578176">
                <text:p>-13457817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91">
                <text:p>791</text:p>
              </table:table-cell>
              <table:table-cell office:value-type="float" office:value="-135282688">
                <text:p>-13528268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93">
                <text:p>793</text:p>
              </table:table-cell>
              <table:table-cell office:value-type="float" office:value="-136118272">
                <text:p>-13611827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95">
                <text:p>795</text:p>
              </table:table-cell>
              <table:table-cell office:value-type="float" office:value="-136986624">
                <text:p>-13698662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97">
                <text:p>797</text:p>
              </table:table-cell>
              <table:table-cell office:value-type="float" office:value="-137674752">
                <text:p>-13767475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99">
                <text:p>799</text:p>
              </table:table-cell>
              <table:table-cell office:value-type="float" office:value="-138248192">
                <text:p>-13824819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01">
                <text:p>801</text:p>
              </table:table-cell>
              <table:table-cell office:value-type="float" office:value="-138821632">
                <text:p>-13882163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03">
                <text:p>803</text:p>
              </table:table-cell>
              <table:table-cell office:value-type="float" office:value="-139427840">
                <text:p>-13942784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05">
                <text:p>805</text:p>
              </table:table-cell>
              <table:table-cell office:value-type="float" office:value="-139739136">
                <text:p>-13973913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807">
                <text:p>807</text:p>
              </table:table-cell>
              <table:table-cell office:value-type="float" office:value="-139657216">
                <text:p>-13965721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09">
                <text:p>809</text:p>
              </table:table-cell>
              <table:table-cell office:value-type="float" office:value="-139345920">
                <text:p>-13934592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11">
                <text:p>811</text:p>
              </table:table-cell>
              <table:table-cell office:value-type="float" office:value="-138854400">
                <text:p>-13885440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13">
                <text:p>813</text:p>
              </table:table-cell>
              <table:table-cell office:value-type="float" office:value="-138199040">
                <text:p>-13819904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15">
                <text:p>815</text:p>
              </table:table-cell>
              <table:table-cell office:value-type="float" office:value="-137379840">
                <text:p>-13737984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817">
                <text:p>817</text:p>
              </table:table-cell>
              <table:table-cell office:value-type="float" office:value="-136675328">
                <text:p>-13667532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19">
                <text:p>819</text:p>
              </table:table-cell>
              <table:table-cell office:value-type="float" office:value="-136101888">
                <text:p>-13610188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821">
                <text:p>821</text:p>
              </table:table-cell>
              <table:table-cell office:value-type="float" office:value="-135249920">
                <text:p>-13524992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23">
                <text:p>823</text:p>
              </table:table-cell>
              <table:table-cell office:value-type="float" office:value="-134119424">
                <text:p>-13411942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25">
                <text:p>825</text:p>
              </table:table-cell>
              <table:table-cell office:value-type="float" office:value="-132743168">
                <text:p>-13274316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27">
                <text:p>827</text:p>
              </table:table-cell>
              <table:table-cell office:value-type="float" office:value="-131153920">
                <text:p>-13115392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29">
                <text:p>829</text:p>
              </table:table-cell>
              <table:table-cell office:value-type="float" office:value="-129892352">
                <text:p>-12989235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31">
                <text:p>831</text:p>
              </table:table-cell>
              <table:table-cell office:value-type="float" office:value="-128745472">
                <text:p>-12874547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33">
                <text:p>833</text:p>
              </table:table-cell>
              <table:table-cell office:value-type="float" office:value="-127074304">
                <text:p>-12707430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35">
                <text:p>835</text:p>
              </table:table-cell>
              <table:table-cell office:value-type="float" office:value="-125124608">
                <text:p>-12512460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37">
                <text:p>837</text:p>
              </table:table-cell>
              <table:table-cell office:value-type="float" office:value="-123125760">
                <text:p>-12312576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39">
                <text:p>839</text:p>
              </table:table-cell>
              <table:table-cell office:value-type="float" office:value="-121274368">
                <text:p>-12127436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41">
                <text:p>841</text:p>
              </table:table-cell>
              <table:table-cell office:value-type="float" office:value="-119504896">
                <text:p>-11950489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43">
                <text:p>843</text:p>
              </table:table-cell>
              <table:table-cell office:value-type="float" office:value="-118030336">
                <text:p>-11803033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45">
                <text:p>845</text:p>
              </table:table-cell>
              <table:table-cell office:value-type="float" office:value="-116785152">
                <text:p>-11678515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47">
                <text:p>847</text:p>
              </table:table-cell>
              <table:table-cell office:value-type="float" office:value="-115146752">
                <text:p>-11514675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849">
                <text:p>849</text:p>
              </table:table-cell>
              <table:table-cell office:value-type="float" office:value="-113082368">
                <text:p>-11308236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51">
                <text:p>851</text:p>
              </table:table-cell>
              <table:table-cell office:value-type="float" office:value="-111099904">
                <text:p>-11109990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53">
                <text:p>853</text:p>
              </table:table-cell>
              <table:table-cell office:value-type="float" office:value="-109395968">
                <text:p>-10939596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855">
                <text:p>855</text:p>
              </table:table-cell>
              <table:table-cell office:value-type="float" office:value="-107806720">
                <text:p>-10780672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857">
                <text:p>857</text:p>
              </table:table-cell>
              <table:table-cell office:value-type="float" office:value="-106184704">
                <text:p>-10618470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59">
                <text:p>859</text:p>
              </table:table-cell>
              <table:table-cell office:value-type="float" office:value="-104464384">
                <text:p>-10446438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61">
                <text:p>861</text:p>
              </table:table-cell>
              <table:table-cell office:value-type="float" office:value="-102760448">
                <text:p>-10276044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63">
                <text:p>863</text:p>
              </table:table-cell>
              <table:table-cell office:value-type="float" office:value="-101220352">
                <text:p>-10122035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65">
                <text:p>865</text:p>
              </table:table-cell>
              <table:table-cell office:value-type="float" office:value="-99991552">
                <text:p>-9999155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67">
                <text:p>867</text:p>
              </table:table-cell>
              <table:table-cell office:value-type="float" office:value="-99024896">
                <text:p>-9902489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69">
                <text:p>869</text:p>
              </table:table-cell>
              <table:table-cell office:value-type="float" office:value="-98074624">
                <text:p>-9807462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71">
                <text:p>871</text:p>
              </table:table-cell>
              <table:table-cell office:value-type="float" office:value="-97107968">
                <text:p>-9710796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73">
                <text:p>873</text:p>
              </table:table-cell>
              <table:table-cell office:value-type="float" office:value="-96272384">
                <text:p>-9627238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75">
                <text:p>875</text:p>
              </table:table-cell>
              <table:table-cell office:value-type="float" office:value="-95715328">
                <text:p>-9571532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77">
                <text:p>877</text:p>
              </table:table-cell>
              <table:table-cell office:value-type="float" office:value="-95289344">
                <text:p>-9528934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79">
                <text:p>879</text:p>
              </table:table-cell>
              <table:table-cell office:value-type="float" office:value="-95092736">
                <text:p>-9509273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81">
                <text:p>881</text:p>
              </table:table-cell>
              <table:table-cell office:value-type="float" office:value="-95387648">
                <text:p>-9538764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83">
                <text:p>883</text:p>
              </table:table-cell>
              <table:table-cell office:value-type="float" office:value="-96206848">
                <text:p>-9620684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85">
                <text:p>885</text:p>
              </table:table-cell>
              <table:table-cell office:value-type="float" office:value="-97288192">
                <text:p>-9728819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87">
                <text:p>887</text:p>
              </table:table-cell>
              <table:table-cell office:value-type="float" office:value="-98451456">
                <text:p>-9845145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89">
                <text:p>889</text:p>
              </table:table-cell>
              <table:table-cell office:value-type="float" office:value="-99483648">
                <text:p>-9948364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91">
                <text:p>891</text:p>
              </table:table-cell>
              <table:table-cell office:value-type="float" office:value="-100286464">
                <text:p>-10028646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893">
                <text:p>893</text:p>
              </table:table-cell>
              <table:table-cell office:value-type="float" office:value="-101203968">
                <text:p>-10120396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895">
                <text:p>895</text:p>
              </table:table-cell>
              <table:table-cell office:value-type="float" office:value="-102580224">
                <text:p>-10258022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97">
                <text:p>897</text:p>
              </table:table-cell>
              <table:table-cell office:value-type="float" office:value="-104349696">
                <text:p>-10434969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899">
                <text:p>899</text:p>
              </table:table-cell>
              <table:table-cell office:value-type="float" office:value="-106397696">
                <text:p>-10639769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901">
                <text:p>901</text:p>
              </table:table-cell>
              <table:table-cell office:value-type="float" office:value="-108199936">
                <text:p>-10819993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903">
                <text:p>903</text:p>
              </table:table-cell>
              <table:table-cell office:value-type="float" office:value="-109854720">
                <text:p>-10985472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05">
                <text:p>905</text:p>
              </table:table-cell>
              <table:table-cell office:value-type="float" office:value="-111804416">
                <text:p>-11180441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907">
                <text:p>907</text:p>
              </table:table-cell>
              <table:table-cell office:value-type="float" office:value="-113950720">
                <text:p>-11395072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09">
                <text:p>909</text:p>
              </table:table-cell>
              <table:table-cell office:value-type="float" office:value="-116015104">
                <text:p>-11601510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11">
                <text:p>911</text:p>
              </table:table-cell>
              <table:table-cell office:value-type="float" office:value="-117686272">
                <text:p>-11768627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913">
                <text:p>913</text:p>
              </table:table-cell>
              <table:table-cell office:value-type="float" office:value="-119062528">
                <text:p>-11906252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915">
                <text:p>915</text:p>
              </table:table-cell>
              <table:table-cell office:value-type="float" office:value="-120324096">
                <text:p>-12032409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17">
                <text:p>917</text:p>
              </table:table-cell>
              <table:table-cell office:value-type="float" office:value="-121667584">
                <text:p>-12166758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19">
                <text:p>919</text:p>
              </table:table-cell>
              <table:table-cell office:value-type="float" office:value="-123207680">
                <text:p>-12320768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921">
                <text:p>921</text:p>
              </table:table-cell>
              <table:table-cell office:value-type="float" office:value="-124928000">
                <text:p>-12492800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923">
                <text:p>923</text:p>
              </table:table-cell>
              <table:table-cell office:value-type="float" office:value="-126812160">
                <text:p>-12681216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25">
                <text:p>925</text:p>
              </table:table-cell>
              <table:table-cell office:value-type="float" office:value="-128417792">
                <text:p>-12841779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927">
                <text:p>927</text:p>
              </table:table-cell>
              <table:table-cell office:value-type="float" office:value="-129761280">
                <text:p>-12976128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929">
                <text:p>929</text:p>
              </table:table-cell>
              <table:table-cell office:value-type="float" office:value="-131301376">
                <text:p>-13130137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931">
                <text:p>931</text:p>
              </table:table-cell>
              <table:table-cell office:value-type="float" office:value="-132595712">
                <text:p>-13259571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933">
                <text:p>933</text:p>
              </table:table-cell>
              <table:table-cell office:value-type="float" office:value="-133595136">
                <text:p>-13359513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935">
                <text:p>935</text:p>
              </table:table-cell>
              <table:table-cell office:value-type="float" office:value="-134430720">
                <text:p>-13443072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37">
                <text:p>937</text:p>
              </table:table-cell>
              <table:table-cell office:value-type="float" office:value="-135233536">
                <text:p>-13523353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939">
                <text:p>939</text:p>
              </table:table-cell>
              <table:table-cell office:value-type="float" office:value="-136331264">
                <text:p>-13633126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941">
                <text:p>941</text:p>
              </table:table-cell>
              <table:table-cell office:value-type="float" office:value="-137052160">
                <text:p>-13705216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943">
                <text:p>943</text:p>
              </table:table-cell>
              <table:table-cell office:value-type="float" office:value="-137543680">
                <text:p>-13754368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945">
                <text:p>945</text:p>
              </table:table-cell>
              <table:table-cell office:value-type="float" office:value="-138248192">
                <text:p>-13824819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947">
                <text:p>947</text:p>
              </table:table-cell>
              <table:table-cell office:value-type="float" office:value="-138870784">
                <text:p>-13887078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949">
                <text:p>949</text:p>
              </table:table-cell>
              <table:table-cell office:value-type="float" office:value="-139427840">
                <text:p>-13942784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951">
                <text:p>951</text:p>
              </table:table-cell>
              <table:table-cell office:value-type="float" office:value="-139722752">
                <text:p>-13972275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953">
                <text:p>953</text:p>
              </table:table-cell>
              <table:table-cell office:value-type="float" office:value="-139771904">
                <text:p>-13977190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955">
                <text:p>955</text:p>
              </table:table-cell>
              <table:table-cell office:value-type="float" office:value="-139608064">
                <text:p>-13960806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957">
                <text:p>957</text:p>
              </table:table-cell>
              <table:table-cell office:value-type="float" office:value="-139018240">
                <text:p>-13901824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59">
                <text:p>959</text:p>
              </table:table-cell>
              <table:table-cell office:value-type="float" office:value="-138346496">
                <text:p>-13834649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61">
                <text:p>961</text:p>
              </table:table-cell>
              <table:table-cell office:value-type="float" office:value="-137592832">
                <text:p>-13759283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963">
                <text:p>963</text:p>
              </table:table-cell>
              <table:table-cell office:value-type="float" office:value="-136740864">
                <text:p>-13674086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65">
                <text:p>965</text:p>
              </table:table-cell>
              <table:table-cell office:value-type="float" office:value="-136019968">
                <text:p>-13601996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67">
                <text:p>967</text:p>
              </table:table-cell>
              <table:table-cell office:value-type="float" office:value="-135135232">
                <text:p>-13513523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969">
                <text:p>969</text:p>
              </table:table-cell>
              <table:table-cell office:value-type="float" office:value="-134119424">
                <text:p>-13411942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971">
                <text:p>971</text:p>
              </table:table-cell>
              <table:table-cell office:value-type="float" office:value="-132759552">
                <text:p>-13275955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973">
                <text:p>973</text:p>
              </table:table-cell>
              <table:table-cell office:value-type="float" office:value="-131284992">
                <text:p>-13128499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975">
                <text:p>975</text:p>
              </table:table-cell>
              <table:table-cell office:value-type="float" office:value="-130236416">
                <text:p>-13023641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977">
                <text:p>977</text:p>
              </table:table-cell>
              <table:table-cell office:value-type="float" office:value="-129056768">
                <text:p>-12905676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979">
                <text:p>979</text:p>
              </table:table-cell>
              <table:table-cell office:value-type="float" office:value="-127418368">
                <text:p>-12741836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981">
                <text:p>981</text:p>
              </table:table-cell>
              <table:table-cell office:value-type="float" office:value="-125419520">
                <text:p>-12541952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983">
                <text:p>983</text:p>
              </table:table-cell>
              <table:table-cell office:value-type="float" office:value="-123289600">
                <text:p>-12328960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985">
                <text:p>985</text:p>
              </table:table-cell>
              <table:table-cell office:value-type="float" office:value="-121372672">
                <text:p>-12137267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987">
                <text:p>987</text:p>
              </table:table-cell>
              <table:table-cell office:value-type="float" office:value="-119635968">
                <text:p>-11963596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989">
                <text:p>989</text:p>
              </table:table-cell>
              <table:table-cell office:value-type="float" office:value="-118194176">
                <text:p>-11819417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991">
                <text:p>991</text:p>
              </table:table-cell>
              <table:table-cell office:value-type="float" office:value="-116817920">
                <text:p>-11681792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993">
                <text:p>993</text:p>
              </table:table-cell>
              <table:table-cell office:value-type="float" office:value="-115048448">
                <text:p>-11504844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995">
                <text:p>995</text:p>
              </table:table-cell>
              <table:table-cell office:value-type="float" office:value="-113131520">
                <text:p>-11313152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997">
                <text:p>997</text:p>
              </table:table-cell>
              <table:table-cell office:value-type="float" office:value="-111296512">
                <text:p>-11129651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999">
                <text:p>999</text:p>
              </table:table-cell>
              <table:table-cell office:value-type="float" office:value="-109658112">
                <text:p>-10965811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001">
                <text:p>1001</text:p>
              </table:table-cell>
              <table:table-cell office:value-type="float" office:value="-108134400">
                <text:p>-10813440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003">
                <text:p>1003</text:p>
              </table:table-cell>
              <table:table-cell office:value-type="float" office:value="-106397696">
                <text:p>-10639769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005">
                <text:p>1005</text:p>
              </table:table-cell>
              <table:table-cell office:value-type="float" office:value="-104579072">
                <text:p>-10457907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007">
                <text:p>1007</text:p>
              </table:table-cell>
              <table:table-cell office:value-type="float" office:value="-102760448">
                <text:p>-10276044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009">
                <text:p>1009</text:p>
              </table:table-cell>
              <table:table-cell office:value-type="float" office:value="-101269504">
                <text:p>-10126950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011">
                <text:p>1011</text:p>
              </table:table-cell>
              <table:table-cell office:value-type="float" office:value="-100122624">
                <text:p>-10012262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013">
                <text:p>1013</text:p>
              </table:table-cell>
              <table:table-cell office:value-type="float" office:value="-99057664">
                <text:p>-9905766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015">
                <text:p>1015</text:p>
              </table:table-cell>
              <table:table-cell office:value-type="float" office:value="-98107392">
                <text:p>-9810739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017">
                <text:p>1017</text:p>
              </table:table-cell>
              <table:table-cell office:value-type="float" office:value="-97075200">
                <text:p>-9707520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019">
                <text:p>1019</text:p>
              </table:table-cell>
              <table:table-cell office:value-type="float" office:value="-96075776">
                <text:p>-9607577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021">
                <text:p>1021</text:p>
              </table:table-cell>
              <table:table-cell office:value-type="float" office:value="-95469568">
                <text:p>-9546956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023">
                <text:p>1023</text:p>
              </table:table-cell>
              <table:table-cell office:value-type="float" office:value="-95174656">
                <text:p>-9517465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025">
                <text:p>1025</text:p>
              </table:table-cell>
              <table:table-cell office:value-type="float" office:value="-95076352">
                <text:p>-9507635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027">
                <text:p>1027</text:p>
              </table:table-cell>
              <table:table-cell office:value-type="float" office:value="-95305728">
                <text:p>-9530572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029">
                <text:p>1029</text:p>
              </table:table-cell>
              <table:table-cell office:value-type="float" office:value="-96010240">
                <text:p>-9601024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031">
                <text:p>1031</text:p>
              </table:table-cell>
              <table:table-cell office:value-type="float" office:value="-97058816">
                <text:p>-9705881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033">
                <text:p>1033</text:p>
              </table:table-cell>
              <table:table-cell office:value-type="float" office:value="-98222080">
                <text:p>-9822208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035">
                <text:p>1035</text:p>
              </table:table-cell>
              <table:table-cell office:value-type="float" office:value="-99221504">
                <text:p>-9922150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037">
                <text:p>1037</text:p>
              </table:table-cell>
              <table:table-cell office:value-type="float" office:value="-100024320">
                <text:p>-10002432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039">
                <text:p>1039</text:p>
              </table:table-cell>
              <table:table-cell office:value-type="float" office:value="-100941824">
                <text:p>-10094182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041">
                <text:p>1041</text:p>
              </table:table-cell>
              <table:table-cell office:value-type="float" office:value="-102170624">
                <text:p>-10217062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043">
                <text:p>1043</text:p>
              </table:table-cell>
              <table:table-cell office:value-type="float" office:value="-103792640">
                <text:p>-10379264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045">
                <text:p>1045</text:p>
              </table:table-cell>
              <table:table-cell office:value-type="float" office:value="-105824256">
                <text:p>-10582425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047">
                <text:p>1047</text:p>
              </table:table-cell>
              <table:table-cell office:value-type="float" office:value="-107839488">
                <text:p>-10783948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049">
                <text:p>1049</text:p>
              </table:table-cell>
              <table:table-cell office:value-type="float" office:value="-109658112">
                <text:p>-10965811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051">
                <text:p>1051</text:p>
              </table:table-cell>
              <table:table-cell office:value-type="float" office:value="-111558656">
                <text:p>-11155865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053">
                <text:p>1053</text:p>
              </table:table-cell>
              <table:table-cell office:value-type="float" office:value="-113639424">
                <text:p>-11363942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055">
                <text:p>1055</text:p>
              </table:table-cell>
              <table:table-cell office:value-type="float" office:value="-115605504">
                <text:p>-11560550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057">
                <text:p>1057</text:p>
              </table:table-cell>
              <table:table-cell office:value-type="float" office:value="-117309440">
                <text:p>-11730944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059">
                <text:p>1059</text:p>
              </table:table-cell>
              <table:table-cell office:value-type="float" office:value="-118767616">
                <text:p>-11876761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061">
                <text:p>1061</text:p>
              </table:table-cell>
              <table:table-cell office:value-type="float" office:value="-120061952">
                <text:p>-12006195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063">
                <text:p>1063</text:p>
              </table:table-cell>
              <table:table-cell office:value-type="float" office:value="-121307136">
                <text:p>-12130713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065">
                <text:p>1065</text:p>
              </table:table-cell>
              <table:table-cell office:value-type="float" office:value="-122847232">
                <text:p>-12284723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067">
                <text:p>1067</text:p>
              </table:table-cell>
              <table:table-cell office:value-type="float" office:value="-124567552">
                <text:p>-12456755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069">
                <text:p>1069</text:p>
              </table:table-cell>
              <table:table-cell office:value-type="float" office:value="-126287872">
                <text:p>-12628787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071">
                <text:p>1071</text:p>
              </table:table-cell>
              <table:table-cell office:value-type="float" office:value="-128040960">
                <text:p>-12804096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073">
                <text:p>1073</text:p>
              </table:table-cell>
              <table:table-cell office:value-type="float" office:value="-129597440">
                <text:p>-12959744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075">
                <text:p>1075</text:p>
              </table:table-cell>
              <table:table-cell office:value-type="float" office:value="-130957312">
                <text:p>-13095731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077">
                <text:p>1077</text:p>
              </table:table-cell>
              <table:table-cell office:value-type="float" office:value="-132153344">
                <text:p>-13215334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079">
                <text:p>1079</text:p>
              </table:table-cell>
              <table:table-cell office:value-type="float" office:value="-133267456">
                <text:p>-13326745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081">
                <text:p>1081</text:p>
              </table:table-cell>
              <table:table-cell office:value-type="float" office:value="-134201344">
                <text:p>-13420134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083">
                <text:p>1083</text:p>
              </table:table-cell>
              <table:table-cell office:value-type="float" office:value="-134905856">
                <text:p>-13490585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085">
                <text:p>1085</text:p>
              </table:table-cell>
              <table:table-cell office:value-type="float" office:value="-135790592">
                <text:p>-13579059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087">
                <text:p>1087</text:p>
              </table:table-cell>
              <table:table-cell office:value-type="float" office:value="-136626176">
                <text:p>-13662617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089">
                <text:p>1089</text:p>
              </table:table-cell>
              <table:table-cell office:value-type="float" office:value="-137134080">
                <text:p>-13713408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091">
                <text:p>1091</text:p>
              </table:table-cell>
              <table:table-cell office:value-type="float" office:value="-137625600">
                <text:p>-13762560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093">
                <text:p>1093</text:p>
              </table:table-cell>
              <table:table-cell office:value-type="float" office:value="-138362880">
                <text:p>-13836288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095">
                <text:p>1095</text:p>
              </table:table-cell>
              <table:table-cell office:value-type="float" office:value="-139083776">
                <text:p>-13908377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097">
                <text:p>1097</text:p>
              </table:table-cell>
              <table:table-cell office:value-type="float" office:value="-139378688">
                <text:p>-13937868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099">
                <text:p>1099</text:p>
              </table:table-cell>
              <table:table-cell office:value-type="float" office:value="-139362304">
                <text:p>-13936230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101">
                <text:p>1101</text:p>
              </table:table-cell>
              <table:table-cell office:value-type="float" office:value="-139296768">
                <text:p>-13929676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103">
                <text:p>1103</text:p>
              </table:table-cell>
              <table:table-cell office:value-type="float" office:value="-138985472">
                <text:p>-13898547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105">
                <text:p>1105</text:p>
              </table:table-cell>
              <table:table-cell office:value-type="float" office:value="-138199040">
                <text:p>-13819904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107">
                <text:p>1107</text:p>
              </table:table-cell>
              <table:table-cell office:value-type="float" office:value="-137297920">
                <text:p>-13729792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109">
                <text:p>1109</text:p>
              </table:table-cell>
              <table:table-cell office:value-type="float" office:value="-136445952">
                <text:p>-13644595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111">
                <text:p>1111</text:p>
              </table:table-cell>
              <table:table-cell office:value-type="float" office:value="-135757824">
                <text:p>-13575782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113">
                <text:p>1113</text:p>
              </table:table-cell>
              <table:table-cell office:value-type="float" office:value="-134955008">
                <text:p>-13495500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115">
                <text:p>1115</text:p>
              </table:table-cell>
              <table:table-cell office:value-type="float" office:value="-133840896">
                <text:p>-13384089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117">
                <text:p>1117</text:p>
              </table:table-cell>
              <table:table-cell office:value-type="float" office:value="-132677632">
                <text:p>-13267763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119">
                <text:p>1119</text:p>
              </table:table-cell>
              <table:table-cell office:value-type="float" office:value="-131235840">
                <text:p>-13123584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121">
                <text:p>1121</text:p>
              </table:table-cell>
              <table:table-cell office:value-type="float" office:value="-129957888">
                <text:p>-12995788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123">
                <text:p>1123</text:p>
              </table:table-cell>
              <table:table-cell office:value-type="float" office:value="-128925696">
                <text:p>-12892569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125">
                <text:p>1125</text:p>
              </table:table-cell>
              <table:table-cell office:value-type="float" office:value="-127336448">
                <text:p>-12733644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127">
                <text:p>1127</text:p>
              </table:table-cell>
              <table:table-cell office:value-type="float" office:value="-125304832">
                <text:p>-12530483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129">
                <text:p>1129</text:p>
              </table:table-cell>
              <table:table-cell office:value-type="float" office:value="-123191296">
                <text:p>-12319129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131">
                <text:p>1131</text:p>
              </table:table-cell>
              <table:table-cell office:value-type="float" office:value="-121290752">
                <text:p>-12129075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133">
                <text:p>1133</text:p>
              </table:table-cell>
              <table:table-cell office:value-type="float" office:value="-119570432">
                <text:p>-11957043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135">
                <text:p>1135</text:p>
              </table:table-cell>
              <table:table-cell office:value-type="float" office:value="-117997568">
                <text:p>-11799756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137">
                <text:p>1137</text:p>
              </table:table-cell>
              <table:table-cell office:value-type="float" office:value="-116654080">
                <text:p>-11665408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139">
                <text:p>1139</text:p>
              </table:table-cell>
              <table:table-cell office:value-type="float" office:value="-114982912">
                <text:p>-11498291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141">
                <text:p>1141</text:p>
              </table:table-cell>
              <table:table-cell office:value-type="float" office:value="-112902144">
                <text:p>-11290214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143">
                <text:p>1143</text:p>
              </table:table-cell>
              <table:table-cell office:value-type="float" office:value="-111050752">
                <text:p>-11105075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145">
                <text:p>1145</text:p>
              </table:table-cell>
              <table:table-cell office:value-type="float" office:value="-109428736">
                <text:p>-10942873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147">
                <text:p>1147</text:p>
              </table:table-cell>
              <table:table-cell office:value-type="float" office:value="-107855872">
                <text:p>-10785587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149">
                <text:p>1149</text:p>
              </table:table-cell>
              <table:table-cell office:value-type="float" office:value="-106168320">
                <text:p>-10616832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151">
                <text:p>1151</text:p>
              </table:table-cell>
              <table:table-cell office:value-type="float" office:value="-104267776">
                <text:p>-10426777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153">
                <text:p>1153</text:p>
              </table:table-cell>
              <table:table-cell office:value-type="float" office:value="-102465536">
                <text:p>-10246553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155">
                <text:p>1155</text:p>
              </table:table-cell>
              <table:table-cell office:value-type="float" office:value="-101089280">
                <text:p>-10108928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157">
                <text:p>1157</text:p>
              </table:table-cell>
              <table:table-cell office:value-type="float" office:value="-99942400">
                <text:p>-9994240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159">
                <text:p>1159</text:p>
              </table:table-cell>
              <table:table-cell office:value-type="float" office:value="-98828288">
                <text:p>-9882828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161">
                <text:p>1161</text:p>
              </table:table-cell>
              <table:table-cell office:value-type="float" office:value="-97812480">
                <text:p>-9781248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163">
                <text:p>1163</text:p>
              </table:table-cell>
              <table:table-cell office:value-type="float" office:value="-96763904">
                <text:p>-9676390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165">
                <text:p>1165</text:p>
              </table:table-cell>
              <table:table-cell office:value-type="float" office:value="-95879168">
                <text:p>-9587916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167">
                <text:p>1167</text:p>
              </table:table-cell>
              <table:table-cell office:value-type="float" office:value="-95322112">
                <text:p>-9532211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169">
                <text:p>1169</text:p>
              </table:table-cell>
              <table:table-cell office:value-type="float" office:value="-94961664">
                <text:p>-9496166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171">
                <text:p>1171</text:p>
              </table:table-cell>
              <table:table-cell office:value-type="float" office:value="-94814208">
                <text:p>-9481420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173">
                <text:p>1173</text:p>
              </table:table-cell>
              <table:table-cell office:value-type="float" office:value="-95125504">
                <text:p>-9512550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175">
                <text:p>1175</text:p>
              </table:table-cell>
              <table:table-cell office:value-type="float" office:value="-95928320">
                <text:p>-9592832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177">
                <text:p>1177</text:p>
              </table:table-cell>
              <table:table-cell office:value-type="float" office:value="-96894976">
                <text:p>-9689497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179">
                <text:p>1179</text:p>
              </table:table-cell>
              <table:table-cell office:value-type="float" office:value="-98041856">
                <text:p>-9804185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181">
                <text:p>1181</text:p>
              </table:table-cell>
              <table:table-cell office:value-type="float" office:value="-99024896">
                <text:p>-9902489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183">
                <text:p>1183</text:p>
              </table:table-cell>
              <table:table-cell office:value-type="float" office:value="-99844096">
                <text:p>-9984409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185">
                <text:p>1185</text:p>
              </table:table-cell>
              <table:table-cell office:value-type="float" office:value="-100712448">
                <text:p>-10071244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187">
                <text:p>1187</text:p>
              </table:table-cell>
              <table:table-cell office:value-type="float" office:value="-101892096">
                <text:p>-10189209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189">
                <text:p>1189</text:p>
              </table:table-cell>
              <table:table-cell office:value-type="float" office:value="-103727104">
                <text:p>-10372710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191">
                <text:p>1191</text:p>
              </table:table-cell>
              <table:table-cell office:value-type="float" office:value="-105775104">
                <text:p>-10577510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193">
                <text:p>1193</text:p>
              </table:table-cell>
              <table:table-cell office:value-type="float" office:value="-107757568">
                <text:p>-10775756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195">
                <text:p>1195</text:p>
              </table:table-cell>
              <table:table-cell office:value-type="float" office:value="-109592576">
                <text:p>-10959257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197">
                <text:p>1197</text:p>
              </table:table-cell>
              <table:table-cell office:value-type="float" office:value="-111362048">
                <text:p>-11136204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199">
                <text:p>1199</text:p>
              </table:table-cell>
              <table:table-cell office:value-type="float" office:value="-113295360">
                <text:p>-11329536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201">
                <text:p>1201</text:p>
              </table:table-cell>
              <table:table-cell office:value-type="float" office:value="-115277824">
                <text:p>-11527782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203">
                <text:p>1203</text:p>
              </table:table-cell>
              <table:table-cell office:value-type="float" office:value="-117161984">
                <text:p>-11716198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205">
                <text:p>1205</text:p>
              </table:table-cell>
              <table:table-cell office:value-type="float" office:value="-118751232">
                <text:p>-11875123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207">
                <text:p>1207</text:p>
              </table:table-cell>
              <table:table-cell office:value-type="float" office:value="-119947264">
                <text:p>-11994726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209">
                <text:p>1209</text:p>
              </table:table-cell>
              <table:table-cell office:value-type="float" office:value="-121192448">
                <text:p>-12119244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211">
                <text:p>1211</text:p>
              </table:table-cell>
              <table:table-cell office:value-type="float" office:value="-122683392">
                <text:p>-12268339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213">
                <text:p>1213</text:p>
              </table:table-cell>
              <table:table-cell office:value-type="float" office:value="-124289024">
                <text:p>-12428902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215">
                <text:p>1215</text:p>
              </table:table-cell>
              <table:table-cell office:value-type="float" office:value="-126107648">
                <text:p>-12610764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217">
                <text:p>1217</text:p>
              </table:table-cell>
              <table:table-cell office:value-type="float" office:value="-128008192">
                <text:p>-12800819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219">
                <text:p>1219</text:p>
              </table:table-cell>
              <table:table-cell office:value-type="float" office:value="-129400832">
                <text:p>-12940083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221">
                <text:p>1221</text:p>
              </table:table-cell>
              <table:table-cell office:value-type="float" office:value="-130564096">
                <text:p>-13056409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223">
                <text:p>1223</text:p>
              </table:table-cell>
              <table:table-cell office:value-type="float" office:value="-131973120">
                <text:p>-13197312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225">
                <text:p>1225</text:p>
              </table:table-cell>
              <table:table-cell office:value-type="float" office:value="-133185536">
                <text:p>-13318553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227">
                <text:p>1227</text:p>
              </table:table-cell>
              <table:table-cell office:value-type="float" office:value="-134070272">
                <text:p>-13407027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229">
                <text:p>1229</text:p>
              </table:table-cell>
              <table:table-cell office:value-type="float" office:value="-135004160">
                <text:p>-13500416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231">
                <text:p>1231</text:p>
              </table:table-cell>
              <table:table-cell office:value-type="float" office:value="-135954432">
                <text:p>-13595443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233">
                <text:p>1233</text:p>
              </table:table-cell>
              <table:table-cell office:value-type="float" office:value="-136577024">
                <text:p>-13657702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235">
                <text:p>1235</text:p>
              </table:table-cell>
              <table:table-cell office:value-type="float" office:value="-137019392">
                <text:p>-13701939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237">
                <text:p>1237</text:p>
              </table:table-cell>
              <table:table-cell office:value-type="float" office:value="-137674752">
                <text:p>-13767475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239">
                <text:p>1239</text:p>
              </table:table-cell>
              <table:table-cell office:value-type="float" office:value="-138444800">
                <text:p>-13844480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241">
                <text:p>1241</text:p>
              </table:table-cell>
              <table:table-cell office:value-type="float" office:value="-139034624">
                <text:p>-13903462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243">
                <text:p>1243</text:p>
              </table:table-cell>
              <table:table-cell office:value-type="float" office:value="-139313152">
                <text:p>-13931315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245">
                <text:p>1245</text:p>
              </table:table-cell>
              <table:table-cell office:value-type="float" office:value="-139313152">
                <text:p>-13931315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247">
                <text:p>1247</text:p>
              </table:table-cell>
              <table:table-cell office:value-type="float" office:value="-139362304">
                <text:p>-139362304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249">
                <text:p>1249</text:p>
              </table:table-cell>
              <table:table-cell office:value-type="float" office:value="-138936320">
                <text:p>-13893632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251">
                <text:p>1251</text:p>
              </table:table-cell>
              <table:table-cell office:value-type="float" office:value="-138133504">
                <text:p>-13813350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253">
                <text:p>1253</text:p>
              </table:table-cell>
              <table:table-cell office:value-type="float" office:value="-137494528">
                <text:p>-13749452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255">
                <text:p>1255</text:p>
              </table:table-cell>
              <table:table-cell office:value-type="float" office:value="-136626176">
                <text:p>-13662617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257">
                <text:p>1257</text:p>
              </table:table-cell>
              <table:table-cell office:value-type="float" office:value="-135823360">
                <text:p>-13582336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259">
                <text:p>1259</text:p>
              </table:table-cell>
              <table:table-cell office:value-type="float" office:value="-135168000">
                <text:p>-13516800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261">
                <text:p>1261</text:p>
              </table:table-cell>
              <table:table-cell office:value-type="float" office:value="-134103040">
                <text:p>-13410304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263">
                <text:p>1263</text:p>
              </table:table-cell>
              <table:table-cell office:value-type="float" office:value="-132759552">
                <text:p>-13275955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265">
                <text:p>1265</text:p>
              </table:table-cell>
              <table:table-cell office:value-type="float" office:value="-131481600">
                <text:p>-13148160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267">
                <text:p>1267</text:p>
              </table:table-cell>
              <table:table-cell office:value-type="float" office:value="-130236416">
                <text:p>-13023641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269">
                <text:p>1269</text:p>
              </table:table-cell>
              <table:table-cell office:value-type="float" office:value="-128991232">
                <text:p>-12899123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271">
                <text:p>1271</text:p>
              </table:table-cell>
              <table:table-cell office:value-type="float" office:value="-127516672">
                <text:p>-12751667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273">
                <text:p>1273</text:p>
              </table:table-cell>
              <table:table-cell office:value-type="float" office:value="-125616128">
                <text:p>-12561612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275">
                <text:p>1275</text:p>
              </table:table-cell>
              <table:table-cell office:value-type="float" office:value="-123535360">
                <text:p>-12353536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277">
                <text:p>1277</text:p>
              </table:table-cell>
              <table:table-cell office:value-type="float" office:value="-121569280">
                <text:p>-12156928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279">
                <text:p>1279</text:p>
              </table:table-cell>
              <table:table-cell office:value-type="float" office:value="-119750656">
                <text:p>-11975065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281">
                <text:p>1281</text:p>
              </table:table-cell>
              <table:table-cell office:value-type="float" office:value="-118177792">
                <text:p>-118177792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283">
                <text:p>1283</text:p>
              </table:table-cell>
              <table:table-cell office:value-type="float" office:value="-116785152">
                <text:p>-11678515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285">
                <text:p>1285</text:p>
              </table:table-cell>
              <table:table-cell office:value-type="float" office:value="-115212288">
                <text:p>-11521228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287">
                <text:p>1287</text:p>
              </table:table-cell>
              <table:table-cell office:value-type="float" office:value="-113229824">
                <text:p>-11322982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289">
                <text:p>1289</text:p>
              </table:table-cell>
              <table:table-cell office:value-type="float" office:value="-111296512">
                <text:p>-11129651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291">
                <text:p>1291</text:p>
              </table:table-cell>
              <table:table-cell office:value-type="float" office:value="-109559808">
                <text:p>-10955980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293">
                <text:p>1293</text:p>
              </table:table-cell>
              <table:table-cell office:value-type="float" office:value="-107872256">
                <text:p>-10787225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295">
                <text:p>1295</text:p>
              </table:table-cell>
              <table:table-cell office:value-type="float" office:value="-106102784">
                <text:p>-10610278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297">
                <text:p>1297</text:p>
              </table:table-cell>
              <table:table-cell office:value-type="float" office:value="-104284160">
                <text:p>-10428416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299">
                <text:p>1299</text:p>
              </table:table-cell>
              <table:table-cell office:value-type="float" office:value="-102612992">
                <text:p>-102612992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301">
                <text:p>1301</text:p>
              </table:table-cell>
              <table:table-cell office:value-type="float" office:value="-101187584">
                <text:p>-10118758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303">
                <text:p>1303</text:p>
              </table:table-cell>
              <table:table-cell office:value-type="float" office:value="-99958784">
                <text:p>-9995878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305">
                <text:p>1305</text:p>
              </table:table-cell>
              <table:table-cell office:value-type="float" office:value="-98910208">
                <text:p>-9891020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307">
                <text:p>1307</text:p>
              </table:table-cell>
              <table:table-cell office:value-type="float" office:value="-97828864">
                <text:p>-9782886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309">
                <text:p>1309</text:p>
              </table:table-cell>
              <table:table-cell office:value-type="float" office:value="-96632832">
                <text:p>-9663283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311">
                <text:p>1311</text:p>
              </table:table-cell>
              <table:table-cell office:value-type="float" office:value="-95715328">
                <text:p>-9571532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313">
                <text:p>1313</text:p>
              </table:table-cell>
              <table:table-cell office:value-type="float" office:value="-95207424">
                <text:p>-9520742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315">
                <text:p>1315</text:p>
              </table:table-cell>
              <table:table-cell office:value-type="float" office:value="-94879744">
                <text:p>-9487974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317">
                <text:p>1317</text:p>
              </table:table-cell>
              <table:table-cell office:value-type="float" office:value="-94830592">
                <text:p>-9483059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319">
                <text:p>1319</text:p>
              </table:table-cell>
              <table:table-cell office:value-type="float" office:value="-95109120">
                <text:p>-9510912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321">
                <text:p>1321</text:p>
              </table:table-cell>
              <table:table-cell office:value-type="float" office:value="-95682560">
                <text:p>-9568256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323">
                <text:p>1323</text:p>
              </table:table-cell>
              <table:table-cell office:value-type="float" office:value="-96731136">
                <text:p>-9673113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325">
                <text:p>1325</text:p>
              </table:table-cell>
              <table:table-cell office:value-type="float" office:value="-97976320">
                <text:p>-9797632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327">
                <text:p>1327</text:p>
              </table:table-cell>
              <table:table-cell office:value-type="float" office:value="-98959360">
                <text:p>-9895936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329">
                <text:p>1329</text:p>
              </table:table-cell>
              <table:table-cell office:value-type="float" office:value="-99713024">
                <text:p>-9971302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331">
                <text:p>1331</text:p>
              </table:table-cell>
              <table:table-cell office:value-type="float" office:value="-100614144">
                <text:p>-10061414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333">
                <text:p>1333</text:p>
              </table:table-cell>
              <table:table-cell office:value-type="float" office:value="-101875712">
                <text:p>-10187571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335">
                <text:p>1335</text:p>
              </table:table-cell>
              <table:table-cell office:value-type="float" office:value="-103497728">
                <text:p>-10349772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337">
                <text:p>1337</text:p>
              </table:table-cell>
              <table:table-cell office:value-type="float" office:value="-105578496">
                <text:p>-10557849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339">
                <text:p>1339</text:p>
              </table:table-cell>
              <table:table-cell office:value-type="float" office:value="-107642880">
                <text:p>-10764288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341">
                <text:p>1341</text:p>
              </table:table-cell>
              <table:table-cell office:value-type="float" office:value="-109428736">
                <text:p>-10942873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343">
                <text:p>1343</text:p>
              </table:table-cell>
              <table:table-cell office:value-type="float" office:value="-111198208">
                <text:p>-111198208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345">
                <text:p>1345</text:p>
              </table:table-cell>
              <table:table-cell office:value-type="float" office:value="-113180672">
                <text:p>-11318067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347">
                <text:p>1347</text:p>
              </table:table-cell>
              <table:table-cell office:value-type="float" office:value="-115179520">
                <text:p>-11517952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349">
                <text:p>1349</text:p>
              </table:table-cell>
              <table:table-cell office:value-type="float" office:value="-116998144">
                <text:p>-11699814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351">
                <text:p>1351</text:p>
              </table:table-cell>
              <table:table-cell office:value-type="float" office:value="-118603776">
                <text:p>-11860377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353">
                <text:p>1353</text:p>
              </table:table-cell>
              <table:table-cell office:value-type="float" office:value="-119865344">
                <text:p>-11986534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355">
                <text:p>1355</text:p>
              </table:table-cell>
              <table:table-cell office:value-type="float" office:value="-121077760">
                <text:p>-12107776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357">
                <text:p>1357</text:p>
              </table:table-cell>
              <table:table-cell office:value-type="float" office:value="-122601472">
                <text:p>-12260147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359">
                <text:p>1359</text:p>
              </table:table-cell>
              <table:table-cell office:value-type="float" office:value="-124174336">
                <text:p>-12417433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361">
                <text:p>1361</text:p>
              </table:table-cell>
              <table:table-cell office:value-type="float" office:value="-125845504">
                <text:p>-12584550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363">
                <text:p>1363</text:p>
              </table:table-cell>
              <table:table-cell office:value-type="float" office:value="-127565824">
                <text:p>-12756582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365">
                <text:p>1365</text:p>
              </table:table-cell>
              <table:table-cell office:value-type="float" office:value="-129056768">
                <text:p>-12905676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367">
                <text:p>1367</text:p>
              </table:table-cell>
              <table:table-cell office:value-type="float" office:value="-130498560">
                <text:p>-13049856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369">
                <text:p>1369</text:p>
              </table:table-cell>
              <table:table-cell office:value-type="float" office:value="-131743744">
                <text:p>-13174374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371">
                <text:p>1371</text:p>
              </table:table-cell>
              <table:table-cell office:value-type="float" office:value="-132808704">
                <text:p>-13280870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373">
                <text:p>1373</text:p>
              </table:table-cell>
              <table:table-cell office:value-type="float" office:value="-133906432">
                <text:p>-13390643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375">
                <text:p>1375</text:p>
              </table:table-cell>
              <table:table-cell office:value-type="float" office:value="-134709248">
                <text:p>-13470924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377">
                <text:p>1377</text:p>
              </table:table-cell>
              <table:table-cell office:value-type="float" office:value="-135462912">
                <text:p>-13546291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379">
                <text:p>1379</text:p>
              </table:table-cell>
              <table:table-cell office:value-type="float" office:value="-136380416">
                <text:p>-13638041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381">
                <text:p>1381</text:p>
              </table:table-cell>
              <table:table-cell office:value-type="float" office:value="-137035776">
                <text:p>-13703577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383">
                <text:p>1383</text:p>
              </table:table-cell>
              <table:table-cell office:value-type="float" office:value="-137641984">
                <text:p>-137641984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385">
                <text:p>1385</text:p>
              </table:table-cell>
              <table:table-cell office:value-type="float" office:value="-138330112">
                <text:p>-13833011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387">
                <text:p>1387</text:p>
              </table:table-cell>
              <table:table-cell office:value-type="float" office:value="-138870784">
                <text:p>-13887078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389">
                <text:p>1389</text:p>
              </table:table-cell>
              <table:table-cell office:value-type="float" office:value="-139067392">
                <text:p>-13906739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391">
                <text:p>1391</text:p>
              </table:table-cell>
              <table:table-cell office:value-type="float" office:value="-139214848">
                <text:p>-13921484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393">
                <text:p>1393</text:p>
              </table:table-cell>
              <table:table-cell office:value-type="float" office:value="-139182080">
                <text:p>-13918208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395">
                <text:p>1395</text:p>
              </table:table-cell>
              <table:table-cell office:value-type="float" office:value="-138788864">
                <text:p>-13878886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397">
                <text:p>1397</text:p>
              </table:table-cell>
              <table:table-cell office:value-type="float" office:value="-138297344">
                <text:p>-13829734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399">
                <text:p>1399</text:p>
              </table:table-cell>
              <table:table-cell office:value-type="float" office:value="-137478144">
                <text:p>-13747814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401">
                <text:p>1401</text:p>
              </table:table-cell>
              <table:table-cell office:value-type="float" office:value="-136478720">
                <text:p>-13647872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403">
                <text:p>1403</text:p>
              </table:table-cell>
              <table:table-cell office:value-type="float" office:value="-135790592">
                <text:p>-13579059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405">
                <text:p>1405</text:p>
              </table:table-cell>
              <table:table-cell office:value-type="float" office:value="-135069696">
                <text:p>-13506969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407">
                <text:p>1407</text:p>
              </table:table-cell>
              <table:table-cell office:value-type="float" office:value="-134184960">
                <text:p>-13418496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409">
                <text:p>1409</text:p>
              </table:table-cell>
              <table:table-cell office:value-type="float" office:value="-133070848">
                <text:p>-133070848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411">
                <text:p>1411</text:p>
              </table:table-cell>
              <table:table-cell office:value-type="float" office:value="-131497984">
                <text:p>-13149798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413">
                <text:p>1413</text:p>
              </table:table-cell>
              <table:table-cell office:value-type="float" office:value="-130121728">
                <text:p>-13012172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415">
                <text:p>1415</text:p>
              </table:table-cell>
              <table:table-cell office:value-type="float" office:value="-129056768">
                <text:p>-12905676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417">
                <text:p>1417</text:p>
              </table:table-cell>
              <table:table-cell office:value-type="float" office:value="-127533056">
                <text:p>-12753305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419">
                <text:p>1419</text:p>
              </table:table-cell>
              <table:table-cell office:value-type="float" office:value="-125517824">
                <text:p>-12551782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421">
                <text:p>1421</text:p>
              </table:table-cell>
              <table:table-cell office:value-type="float" office:value="-123502592">
                <text:p>-12350259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423">
                <text:p>1423</text:p>
              </table:table-cell>
              <table:table-cell office:value-type="float" office:value="-121651200">
                <text:p>-12165120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425">
                <text:p>1425</text:p>
              </table:table-cell>
              <table:table-cell office:value-type="float" office:value="-119865344">
                <text:p>-11986534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427">
                <text:p>1427</text:p>
              </table:table-cell>
              <table:table-cell office:value-type="float" office:value="-118210560">
                <text:p>-11821056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429">
                <text:p>1429</text:p>
              </table:table-cell>
              <table:table-cell office:value-type="float" office:value="-116752384">
                <text:p>-11675238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431">
                <text:p>1431</text:p>
              </table:table-cell>
              <table:table-cell office:value-type="float" office:value="-115195904">
                <text:p>-11519590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433">
                <text:p>1433</text:p>
              </table:table-cell>
              <table:table-cell office:value-type="float" office:value="-113393664">
                <text:p>-11339366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435">
                <text:p>1435</text:p>
              </table:table-cell>
              <table:table-cell office:value-type="float" office:value="-111411200">
                <text:p>-11141120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437">
                <text:p>1437</text:p>
              </table:table-cell>
              <table:table-cell office:value-type="float" office:value="-109527040">
                <text:p>-10952704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439">
                <text:p>1439</text:p>
              </table:table-cell>
              <table:table-cell office:value-type="float" office:value="-107970560">
                <text:p>-10797056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441">
                <text:p>1441</text:p>
              </table:table-cell>
              <table:table-cell office:value-type="float" office:value="-106283008">
                <text:p>-10628300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443">
                <text:p>1443</text:p>
              </table:table-cell>
              <table:table-cell office:value-type="float" office:value="-104382464">
                <text:p>-10438246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445">
                <text:p>1445</text:p>
              </table:table-cell>
              <table:table-cell office:value-type="float" office:value="-102612992">
                <text:p>-10261299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447">
                <text:p>1447</text:p>
              </table:table-cell>
              <table:table-cell office:value-type="float" office:value="-101056512">
                <text:p>-10105651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449">
                <text:p>1449</text:p>
              </table:table-cell>
              <table:table-cell office:value-type="float" office:value="-99844096">
                <text:p>-9984409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451">
                <text:p>1451</text:p>
              </table:table-cell>
              <table:table-cell office:value-type="float" office:value="-98910208">
                <text:p>-9891020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453">
                <text:p>1453</text:p>
              </table:table-cell>
              <table:table-cell office:value-type="float" office:value="-97992704">
                <text:p>-9799270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455">
                <text:p>1455</text:p>
              </table:table-cell>
              <table:table-cell office:value-type="float" office:value="-96845824">
                <text:p>-9684582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457">
                <text:p>1457</text:p>
              </table:table-cell>
              <table:table-cell office:value-type="float" office:value="-95895552">
                <text:p>-9589555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459">
                <text:p>1459</text:p>
              </table:table-cell>
              <table:table-cell office:value-type="float" office:value="-95305728">
                <text:p>-9530572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461">
                <text:p>1461</text:p>
              </table:table-cell>
              <table:table-cell office:value-type="float" office:value="-94879744">
                <text:p>-9487974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463">
                <text:p>1463</text:p>
              </table:table-cell>
              <table:table-cell office:value-type="float" office:value="-94715904">
                <text:p>-9471590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465">
                <text:p>1465</text:p>
              </table:table-cell>
              <table:table-cell office:value-type="float" office:value="-94830592">
                <text:p>-9483059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467">
                <text:p>1467</text:p>
              </table:table-cell>
              <table:table-cell office:value-type="float" office:value="-95502336">
                <text:p>-95502336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469">
                <text:p>1469</text:p>
              </table:table-cell>
              <table:table-cell office:value-type="float" office:value="-96632832">
                <text:p>-9663283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471">
                <text:p>1471</text:p>
              </table:table-cell>
              <table:table-cell office:value-type="float" office:value="-97746944">
                <text:p>-9774694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473">
                <text:p>1473</text:p>
              </table:table-cell>
              <table:table-cell office:value-type="float" office:value="-98713600">
                <text:p>-9871360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475">
                <text:p>1475</text:p>
              </table:table-cell>
              <table:table-cell office:value-type="float" office:value="-99631104">
                <text:p>-9963110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477">
                <text:p>1477</text:p>
              </table:table-cell>
              <table:table-cell office:value-type="float" office:value="-100548608">
                <text:p>-10054860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479">
                <text:p>1479</text:p>
              </table:table-cell>
              <table:table-cell office:value-type="float" office:value="-101810176">
                <text:p>-101810176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481">
                <text:p>1481</text:p>
              </table:table-cell>
              <table:table-cell office:value-type="float" office:value="-103464960">
                <text:p>-10346496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483">
                <text:p>1483</text:p>
              </table:table-cell>
              <table:table-cell office:value-type="float" office:value="-105365504">
                <text:p>-10536550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485">
                <text:p>1485</text:p>
              </table:table-cell>
              <table:table-cell office:value-type="float" office:value="-107397120">
                <text:p>-10739712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487">
                <text:p>1487</text:p>
              </table:table-cell>
              <table:table-cell office:value-type="float" office:value="-109101056">
                <text:p>-10910105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489">
                <text:p>1489</text:p>
              </table:table-cell>
              <table:table-cell office:value-type="float" office:value="-110919680">
                <text:p>-11091968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491">
                <text:p>1491</text:p>
              </table:table-cell>
              <table:table-cell office:value-type="float" office:value="-113016832">
                <text:p>-113016832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493">
                <text:p>1493</text:p>
              </table:table-cell>
              <table:table-cell office:value-type="float" office:value="-115032064">
                <text:p>-11503206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495">
                <text:p>1495</text:p>
              </table:table-cell>
              <table:table-cell office:value-type="float" office:value="-116932608">
                <text:p>-116932608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497">
                <text:p>1497</text:p>
              </table:table-cell>
              <table:table-cell office:value-type="float" office:value="-118521856">
                <text:p>-11852185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499">
                <text:p>1499</text:p>
              </table:table-cell>
              <table:table-cell office:value-type="float" office:value="-119816192">
                <text:p>-11981619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501">
                <text:p>1501</text:p>
              </table:table-cell>
              <table:table-cell office:value-type="float" office:value="-120995840">
                <text:p>-12099584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503">
                <text:p>1503</text:p>
              </table:table-cell>
              <table:table-cell office:value-type="float" office:value="-122437632">
                <text:p>-12243763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505">
                <text:p>1505</text:p>
              </table:table-cell>
              <table:table-cell office:value-type="float" office:value="-124207104">
                <text:p>-12420710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507">
                <text:p>1507</text:p>
              </table:table-cell>
              <table:table-cell office:value-type="float" office:value="-126058496">
                <text:p>-12605849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509">
                <text:p>1509</text:p>
              </table:table-cell>
              <table:table-cell office:value-type="float" office:value="-127696896">
                <text:p>-12769689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511">
                <text:p>1511</text:p>
              </table:table-cell>
              <table:table-cell office:value-type="float" office:value="-129073152">
                <text:p>-12907315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513">
                <text:p>1513</text:p>
              </table:table-cell>
              <table:table-cell office:value-type="float" office:value="-130498560">
                <text:p>-13049856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515">
                <text:p>1515</text:p>
              </table:table-cell>
              <table:table-cell office:value-type="float" office:value="-131743744">
                <text:p>-13174374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517">
                <text:p>1517</text:p>
              </table:table-cell>
              <table:table-cell office:value-type="float" office:value="-132759552">
                <text:p>-13275955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519">
                <text:p>1519</text:p>
              </table:table-cell>
              <table:table-cell office:value-type="float" office:value="-133742592">
                <text:p>-13374259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521">
                <text:p>1521</text:p>
              </table:table-cell>
              <table:table-cell office:value-type="float" office:value="-134774784">
                <text:p>-134774784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523">
                <text:p>1523</text:p>
              </table:table-cell>
              <table:table-cell office:value-type="float" office:value="-135757824">
                <text:p>-13575782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525">
                <text:p>1525</text:p>
              </table:table-cell>
              <table:table-cell office:value-type="float" office:value="-136527872">
                <text:p>-13652787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527">
                <text:p>1527</text:p>
              </table:table-cell>
              <table:table-cell office:value-type="float" office:value="-137199616">
                <text:p>-13719961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529">
                <text:p>1529</text:p>
              </table:table-cell>
              <table:table-cell office:value-type="float" office:value="-137936896">
                <text:p>-13793689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531">
                <text:p>1531</text:p>
              </table:table-cell>
              <table:table-cell office:value-type="float" office:value="-138592256">
                <text:p>-13859225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533">
                <text:p>1533</text:p>
              </table:table-cell>
              <table:table-cell office:value-type="float" office:value="-139051008">
                <text:p>-13905100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535">
                <text:p>1535</text:p>
              </table:table-cell>
              <table:table-cell office:value-type="float" office:value="-139264000">
                <text:p>-13926400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537">
                <text:p>1537</text:p>
              </table:table-cell>
              <table:table-cell office:value-type="float" office:value="-139345920">
                <text:p>-13934592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539">
                <text:p>1539</text:p>
              </table:table-cell>
              <table:table-cell office:value-type="float" office:value="-139345920">
                <text:p>-13934592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541">
                <text:p>1541</text:p>
              </table:table-cell>
              <table:table-cell office:value-type="float" office:value="-138903552">
                <text:p>-13890355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543">
                <text:p>1543</text:p>
              </table:table-cell>
              <table:table-cell office:value-type="float" office:value="-138264576">
                <text:p>-13826457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545">
                <text:p>1545</text:p>
              </table:table-cell>
              <table:table-cell office:value-type="float" office:value="-137527296">
                <text:p>-13752729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547">
                <text:p>1547</text:p>
              </table:table-cell>
              <table:table-cell office:value-type="float" office:value="-136757248">
                <text:p>-136757248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549">
                <text:p>1549</text:p>
              </table:table-cell>
              <table:table-cell office:value-type="float" office:value="-136216576">
                <text:p>-13621657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551">
                <text:p>1551</text:p>
              </table:table-cell>
              <table:table-cell office:value-type="float" office:value="-135561216">
                <text:p>-135561216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553">
                <text:p>1553</text:p>
              </table:table-cell>
              <table:table-cell office:value-type="float" office:value="-134545408">
                <text:p>-134545408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555">
                <text:p>1555</text:p>
              </table:table-cell>
              <table:table-cell office:value-type="float" office:value="-133169152">
                <text:p>-133169152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557">
                <text:p>1557</text:p>
              </table:table-cell>
              <table:table-cell office:value-type="float" office:value="-131661824">
                <text:p>-13166182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559">
                <text:p>1559</text:p>
              </table:table-cell>
              <table:table-cell office:value-type="float" office:value="-130449408">
                <text:p>-13044940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561">
                <text:p>1561</text:p>
              </table:table-cell>
              <table:table-cell office:value-type="float" office:value="-129335296">
                <text:p>-12933529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563">
                <text:p>1563</text:p>
              </table:table-cell>
              <table:table-cell office:value-type="float" office:value="-127778816">
                <text:p>-12777881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565">
                <text:p>1565</text:p>
              </table:table-cell>
              <table:table-cell office:value-type="float" office:value="-125878272">
                <text:p>-12587827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567">
                <text:p>1567</text:p>
              </table:table-cell>
              <table:table-cell office:value-type="float" office:value="-123748352">
                <text:p>-12374835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569">
                <text:p>1569</text:p>
              </table:table-cell>
              <table:table-cell office:value-type="float" office:value="-121815040">
                <text:p>-12181504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571">
                <text:p>1571</text:p>
              </table:table-cell>
              <table:table-cell office:value-type="float" office:value="-120209408">
                <text:p>-120209408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573">
                <text:p>1573</text:p>
              </table:table-cell>
              <table:table-cell office:value-type="float" office:value="-118620160">
                <text:p>-11862016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575">
                <text:p>1575</text:p>
              </table:table-cell>
              <table:table-cell office:value-type="float" office:value="-117161984">
                <text:p>-117161984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577">
                <text:p>1577</text:p>
              </table:table-cell>
              <table:table-cell office:value-type="float" office:value="-115671040">
                <text:p>-11567104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579">
                <text:p>1579</text:p>
              </table:table-cell>
              <table:table-cell office:value-type="float" office:value="-113770496">
                <text:p>-113770496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581">
                <text:p>1581</text:p>
              </table:table-cell>
              <table:table-cell office:value-type="float" office:value="-111722496">
                <text:p>-111722496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583">
                <text:p>1583</text:p>
              </table:table-cell>
              <table:table-cell office:value-type="float" office:value="-110051328">
                <text:p>-110051328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585">
                <text:p>1585</text:p>
              </table:table-cell>
              <table:table-cell office:value-type="float" office:value="-108462080">
                <text:p>-10846208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587">
                <text:p>1587</text:p>
              </table:table-cell>
              <table:table-cell office:value-type="float" office:value="-106676224">
                <text:p>-10667622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589">
                <text:p>1589</text:p>
              </table:table-cell>
              <table:table-cell office:value-type="float" office:value="-104808448">
                <text:p>-10480844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591">
                <text:p>1591</text:p>
              </table:table-cell>
              <table:table-cell office:value-type="float" office:value="-102940672">
                <text:p>-10294067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593">
                <text:p>1593</text:p>
              </table:table-cell>
              <table:table-cell office:value-type="float" office:value="-101400576">
                <text:p>-101400576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595">
                <text:p>1595</text:p>
              </table:table-cell>
              <table:table-cell office:value-type="float" office:value="-100220928">
                <text:p>-100220928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597">
                <text:p>1597</text:p>
              </table:table-cell>
              <table:table-cell office:value-type="float" office:value="-99205120">
                <text:p>-9920512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599">
                <text:p>1599</text:p>
              </table:table-cell>
              <table:table-cell office:value-type="float" office:value="-98254848">
                <text:p>-98254848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601">
                <text:p>1601</text:p>
              </table:table-cell>
              <table:table-cell office:value-type="float" office:value="-97370112">
                <text:p>-97370112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603">
                <text:p>1603</text:p>
              </table:table-cell>
              <table:table-cell office:value-type="float" office:value="-96354304">
                <text:p>-9635430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605">
                <text:p>1605</text:p>
              </table:table-cell>
              <table:table-cell office:value-type="float" office:value="-95584256">
                <text:p>-9558425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607">
                <text:p>1607</text:p>
              </table:table-cell>
              <table:table-cell office:value-type="float" office:value="-95240192">
                <text:p>-9524019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609">
                <text:p>1609</text:p>
              </table:table-cell>
              <table:table-cell office:value-type="float" office:value="-95043584">
                <text:p>-9504358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611">
                <text:p>1611</text:p>
              </table:table-cell>
              <table:table-cell office:value-type="float" office:value="-95240192">
                <text:p>-9524019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613">
                <text:p>1613</text:p>
              </table:table-cell>
              <table:table-cell office:value-type="float" office:value="-95830016">
                <text:p>-95830016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615">
                <text:p>1615</text:p>
              </table:table-cell>
              <table:table-cell office:value-type="float" office:value="-96763904">
                <text:p>-9676390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617">
                <text:p>1617</text:p>
              </table:table-cell>
              <table:table-cell office:value-type="float" office:value="-97943552">
                <text:p>-9794355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619">
                <text:p>1619</text:p>
              </table:table-cell>
              <table:table-cell office:value-type="float" office:value="-99041280">
                <text:p>-9904128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621">
                <text:p>1621</text:p>
              </table:table-cell>
              <table:table-cell office:value-type="float" office:value="-99975168">
                <text:p>-9997516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623">
                <text:p>1623</text:p>
              </table:table-cell>
              <table:table-cell office:value-type="float" office:value="-100909056">
                <text:p>-10090905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625">
                <text:p>1625</text:p>
              </table:table-cell>
              <table:table-cell office:value-type="float" office:value="-102072320">
                <text:p>-10207232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627">
                <text:p>1627</text:p>
              </table:table-cell>
              <table:table-cell office:value-type="float" office:value="-103661568">
                <text:p>-103661568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629">
                <text:p>1629</text:p>
              </table:table-cell>
              <table:table-cell office:value-type="float" office:value="-105611264">
                <text:p>-10561126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631">
                <text:p>1631</text:p>
              </table:table-cell>
              <table:table-cell office:value-type="float" office:value="-107593728">
                <text:p>-107593728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633">
                <text:p>1633</text:p>
              </table:table-cell>
              <table:table-cell office:value-type="float" office:value="-109412352">
                <text:p>-10941235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635">
                <text:p>1635</text:p>
              </table:table-cell>
              <table:table-cell office:value-type="float" office:value="-111198208">
                <text:p>-11119820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637">
                <text:p>1637</text:p>
              </table:table-cell>
              <table:table-cell office:value-type="float" office:value="-113164288">
                <text:p>-113164288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639">
                <text:p>1639</text:p>
              </table:table-cell>
              <table:table-cell office:value-type="float" office:value="-115146752">
                <text:p>-11514675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641">
                <text:p>1641</text:p>
              </table:table-cell>
              <table:table-cell office:value-type="float" office:value="-117047296">
                <text:p>-117047296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643">
                <text:p>1643</text:p>
              </table:table-cell>
              <table:table-cell office:value-type="float" office:value="-118652928">
                <text:p>-118652928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645">
                <text:p>1645</text:p>
              </table:table-cell>
              <table:table-cell office:value-type="float" office:value="-119914496">
                <text:p>-119914496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647">
                <text:p>1647</text:p>
              </table:table-cell>
              <table:table-cell office:value-type="float" office:value="-121176064">
                <text:p>-121176064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649">
                <text:p>1649</text:p>
              </table:table-cell>
              <table:table-cell office:value-type="float" office:value="-122667008">
                <text:p>-122667008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651">
                <text:p>1651</text:p>
              </table:table-cell>
              <table:table-cell office:value-type="float" office:value="-124305408">
                <text:p>-124305408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653">
                <text:p>1653</text:p>
              </table:table-cell>
              <table:table-cell office:value-type="float" office:value="-126107648">
                <text:p>-126107648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655">
                <text:p>1655</text:p>
              </table:table-cell>
              <table:table-cell office:value-type="float" office:value="-127860736">
                <text:p>-127860736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657">
                <text:p>1657</text:p>
              </table:table-cell>
              <table:table-cell office:value-type="float" office:value="-129253376">
                <text:p>-12925337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659">
                <text:p>1659</text:p>
              </table:table-cell>
              <table:table-cell office:value-type="float" office:value="-130695168">
                <text:p>-13069516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661">
                <text:p>1661</text:p>
              </table:table-cell>
              <table:table-cell office:value-type="float" office:value="-132104192">
                <text:p>-13210419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663">
                <text:p>1663</text:p>
              </table:table-cell>
              <table:table-cell office:value-type="float" office:value="-133185536">
                <text:p>-13318553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665">
                <text:p>1665</text:p>
              </table:table-cell>
              <table:table-cell office:value-type="float" office:value="-134070272">
                <text:p>-13407027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667">
                <text:p>1667</text:p>
              </table:table-cell>
              <table:table-cell office:value-type="float" office:value="-134955008">
                <text:p>-134955008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669">
                <text:p>1669</text:p>
              </table:table-cell>
              <table:table-cell office:value-type="float" office:value="-135921664">
                <text:p>-13592166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671">
                <text:p>1671</text:p>
              </table:table-cell>
              <table:table-cell office:value-type="float" office:value="-136675328">
                <text:p>-136675328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673">
                <text:p>1673</text:p>
              </table:table-cell>
              <table:table-cell office:value-type="float" office:value="-137330688">
                <text:p>-137330688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675">
                <text:p>1675</text:p>
              </table:table-cell>
              <table:table-cell office:value-type="float" office:value="-137986048">
                <text:p>-137986048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677">
                <text:p>1677</text:p>
              </table:table-cell>
              <table:table-cell office:value-type="float" office:value="-138674176">
                <text:p>-13867417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679">
                <text:p>1679</text:p>
              </table:table-cell>
              <table:table-cell office:value-type="float" office:value="-139280384">
                <text:p>-139280384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681">
                <text:p>1681</text:p>
              </table:table-cell>
              <table:table-cell office:value-type="float" office:value="-139542528">
                <text:p>-139542528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683">
                <text:p>1683</text:p>
              </table:table-cell>
              <table:table-cell office:value-type="float" office:value="-139624448">
                <text:p>-139624448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685">
                <text:p>1685</text:p>
              </table:table-cell>
              <table:table-cell office:value-type="float" office:value="-139722752">
                <text:p>-139722752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687">
                <text:p>1687</text:p>
              </table:table-cell>
              <table:table-cell office:value-type="float" office:value="-139296768">
                <text:p>-139296768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689">
                <text:p>1689</text:p>
              </table:table-cell>
              <table:table-cell office:value-type="float" office:value="-138559488">
                <text:p>-138559488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691">
                <text:p>1691</text:p>
              </table:table-cell>
              <table:table-cell office:value-type="float" office:value="-137822208">
                <text:p>-137822208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693">
                <text:p>1693</text:p>
              </table:table-cell>
              <table:table-cell office:value-type="float" office:value="-137117696">
                <text:p>-137117696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695">
                <text:p>1695</text:p>
              </table:table-cell>
              <table:table-cell office:value-type="float" office:value="-136429568">
                <text:p>-136429568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697">
                <text:p>1697</text:p>
              </table:table-cell>
              <table:table-cell office:value-type="float" office:value="-135626752">
                <text:p>-135626752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699">
                <text:p>1699</text:p>
              </table:table-cell>
              <table:table-cell office:value-type="float" office:value="-134660096">
                <text:p>-134660096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701">
                <text:p>1701</text:p>
              </table:table-cell>
              <table:table-cell office:value-type="float" office:value="-133398528">
                <text:p>-133398528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703">
                <text:p>1703</text:p>
              </table:table-cell>
              <table:table-cell office:value-type="float" office:value="-132038656">
                <text:p>-13203865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705">
                <text:p>1705</text:p>
              </table:table-cell>
              <table:table-cell office:value-type="float" office:value="-130695168">
                <text:p>-130695168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707">
                <text:p>1707</text:p>
              </table:table-cell>
              <table:table-cell office:value-type="float" office:value="-129466368">
                <text:p>-129466368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709">
                <text:p>1709</text:p>
              </table:table-cell>
              <table:table-cell office:value-type="float" office:value="-128172032">
                <text:p>-128172032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711">
                <text:p>1711</text:p>
              </table:table-cell>
              <table:table-cell office:value-type="float" office:value="-126320640">
                <text:p>-126320640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713">
                <text:p>1713</text:p>
              </table:table-cell>
              <table:table-cell office:value-type="float" office:value="-124141568">
                <text:p>-124141568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715">
                <text:p>1715</text:p>
              </table:table-cell>
              <table:table-cell office:value-type="float" office:value="-122241024">
                <text:p>-122241024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717">
                <text:p>1717</text:p>
              </table:table-cell>
              <table:table-cell office:value-type="float" office:value="-120569856">
                <text:p>-120569856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719">
                <text:p>1719</text:p>
              </table:table-cell>
              <table:table-cell office:value-type="float" office:value="-118849536">
                <text:p>-11884953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721">
                <text:p>1721</text:p>
              </table:table-cell>
              <table:table-cell office:value-type="float" office:value="-117293056">
                <text:p>-117293056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723">
                <text:p>1723</text:p>
              </table:table-cell>
              <table:table-cell office:value-type="float" office:value="-115834880">
                <text:p>-11583488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725">
                <text:p>1725</text:p>
              </table:table-cell>
              <table:table-cell office:value-type="float" office:value="-114065408">
                <text:p>-114065408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727">
                <text:p>1727</text:p>
              </table:table-cell>
              <table:table-cell office:value-type="float" office:value="-112033792">
                <text:p>-112033792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729">
                <text:p>1729</text:p>
              </table:table-cell>
              <table:table-cell office:value-type="float" office:value="-110166016">
                <text:p>-110166016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731">
                <text:p>1731</text:p>
              </table:table-cell>
              <table:table-cell office:value-type="float" office:value="-108560384">
                <text:p>-10856038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733">
                <text:p>1733</text:p>
              </table:table-cell>
              <table:table-cell office:value-type="float" office:value="-106840064">
                <text:p>-10684006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735">
                <text:p>1735</text:p>
              </table:table-cell>
              <table:table-cell office:value-type="float" office:value="-104988672">
                <text:p>-104988672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737">
                <text:p>1737</text:p>
              </table:table-cell>
              <table:table-cell office:value-type="float" office:value="-103235584">
                <text:p>-10323558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739">
                <text:p>1739</text:p>
              </table:table-cell>
              <table:table-cell office:value-type="float" office:value="-101761024">
                <text:p>-10176102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741">
                <text:p>1741</text:p>
              </table:table-cell>
              <table:table-cell office:value-type="float" office:value="-100548608">
                <text:p>-100548608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743">
                <text:p>1743</text:p>
              </table:table-cell>
              <table:table-cell office:value-type="float" office:value="-99368960">
                <text:p>-9936896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745">
                <text:p>1745</text:p>
              </table:table-cell>
              <table:table-cell office:value-type="float" office:value="-98320384">
                <text:p>-9832038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747">
                <text:p>1747</text:p>
              </table:table-cell>
              <table:table-cell office:value-type="float" office:value="-97402880">
                <text:p>-9740288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749">
                <text:p>1749</text:p>
              </table:table-cell>
              <table:table-cell office:value-type="float" office:value="-96403456">
                <text:p>-96403456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751">
                <text:p>1751</text:p>
              </table:table-cell>
              <table:table-cell office:value-type="float" office:value="-95682560">
                <text:p>-95682560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753">
                <text:p>1753</text:p>
              </table:table-cell>
              <table:table-cell office:value-type="float" office:value="-95256576">
                <text:p>-95256576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755">
                <text:p>1755</text:p>
              </table:table-cell>
              <table:table-cell office:value-type="float" office:value="-94945280">
                <text:p>-94945280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757">
                <text:p>1757</text:p>
              </table:table-cell>
              <table:table-cell office:value-type="float" office:value="-94961664">
                <text:p>-94961664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759">
                <text:p>1759</text:p>
              </table:table-cell>
              <table:table-cell office:value-type="float" office:value="-95453184">
                <text:p>-9545318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761">
                <text:p>1761</text:p>
              </table:table-cell>
              <table:table-cell office:value-type="float" office:value="-96452608">
                <text:p>-96452608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763">
                <text:p>1763</text:p>
              </table:table-cell>
              <table:table-cell office:value-type="float" office:value="-97648640">
                <text:p>-9764864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765">
                <text:p>1765</text:p>
              </table:table-cell>
              <table:table-cell office:value-type="float" office:value="-98844672">
                <text:p>-98844672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767">
                <text:p>1767</text:p>
              </table:table-cell>
              <table:table-cell office:value-type="float" office:value="-99696640">
                <text:p>-9969664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769">
                <text:p>1769</text:p>
              </table:table-cell>
              <table:table-cell office:value-type="float" office:value="-100466688">
                <text:p>-100466688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771">
                <text:p>1771</text:p>
              </table:table-cell>
              <table:table-cell office:value-type="float" office:value="-101597184">
                <text:p>-101597184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773">
                <text:p>1773</text:p>
              </table:table-cell>
              <table:table-cell office:value-type="float" office:value="-103088128">
                <text:p>-103088128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775">
                <text:p>1775</text:p>
              </table:table-cell>
              <table:table-cell office:value-type="float" office:value="-105005056">
                <text:p>-105005056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777">
                <text:p>1777</text:p>
              </table:table-cell>
              <table:table-cell office:value-type="float" office:value="-107085824">
                <text:p>-107085824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779">
                <text:p>1779</text:p>
              </table:table-cell>
              <table:table-cell office:value-type="float" office:value="-108904448">
                <text:p>-108904448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781">
                <text:p>1781</text:p>
              </table:table-cell>
              <table:table-cell office:value-type="float" office:value="-110657536">
                <text:p>-110657536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783">
                <text:p>1783</text:p>
              </table:table-cell>
              <table:table-cell office:value-type="float" office:value="-112590848">
                <text:p>-112590848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785">
                <text:p>1785</text:p>
              </table:table-cell>
              <table:table-cell office:value-type="float" office:value="-114671616">
                <text:p>-114671616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787">
                <text:p>1787</text:p>
              </table:table-cell>
              <table:table-cell office:value-type="float" office:value="-116752384">
                <text:p>-116752384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789">
                <text:p>1789</text:p>
              </table:table-cell>
              <table:table-cell office:value-type="float" office:value="-118456320">
                <text:p>-11845632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791">
                <text:p>1791</text:p>
              </table:table-cell>
              <table:table-cell office:value-type="float" office:value="-119685120">
                <text:p>-119685120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793">
                <text:p>1793</text:p>
              </table:table-cell>
              <table:table-cell office:value-type="float" office:value="-120848384">
                <text:p>-120848384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795">
                <text:p>1795</text:p>
              </table:table-cell>
              <table:table-cell office:value-type="float" office:value="-122273792">
                <text:p>-122273792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797">
                <text:p>1797</text:p>
              </table:table-cell>
              <table:table-cell office:value-type="float" office:value="-123830272">
                <text:p>-123830272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799">
                <text:p>1799</text:p>
              </table:table-cell>
              <table:table-cell office:value-type="float" office:value="-125566976">
                <text:p>-125566976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801">
                <text:p>1801</text:p>
              </table:table-cell>
              <table:table-cell office:value-type="float" office:value="-127434752">
                <text:p>-127434752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803">
                <text:p>1803</text:p>
              </table:table-cell>
              <table:table-cell office:value-type="float" office:value="-129007616">
                <text:p>-129007616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805">
                <text:p>1805</text:p>
              </table:table-cell>
              <table:table-cell office:value-type="float" office:value="-130383872">
                <text:p>-130383872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807">
                <text:p>1807</text:p>
              </table:table-cell>
              <table:table-cell office:value-type="float" office:value="-131776512">
                <text:p>-131776512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809">
                <text:p>1809</text:p>
              </table:table-cell>
              <table:table-cell office:value-type="float" office:value="-132923392">
                <text:p>-132923392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811">
                <text:p>1811</text:p>
              </table:table-cell>
              <table:table-cell office:value-type="float" office:value="-133857280">
                <text:p>-133857280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813">
                <text:p>1813</text:p>
              </table:table-cell>
              <table:table-cell office:value-type="float" office:value="-134742016">
                <text:p>-134742016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815">
                <text:p>1815</text:p>
              </table:table-cell>
              <table:table-cell office:value-type="float" office:value="-135692288">
                <text:p>-135692288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817">
                <text:p>1817</text:p>
              </table:table-cell>
              <table:table-cell office:value-type="float" office:value="-136527872">
                <text:p>-136527872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819">
                <text:p>1819</text:p>
              </table:table-cell>
              <table:table-cell office:value-type="float" office:value="-137166848">
                <text:p>-137166848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821">
                <text:p>1821</text:p>
              </table:table-cell>
              <table:table-cell office:value-type="float" office:value="-137773056">
                <text:p>-13777305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823">
                <text:p>1823</text:p>
              </table:table-cell>
              <table:table-cell office:value-type="float" office:value="-138428416">
                <text:p>-138428416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825">
                <text:p>1825</text:p>
              </table:table-cell>
              <table:table-cell office:value-type="float" office:value="-139034624">
                <text:p>-139034624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827">
                <text:p>1827</text:p>
              </table:table-cell>
              <table:table-cell office:value-type="float" office:value="-139313152">
                <text:p>-139313152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829">
                <text:p>1829</text:p>
              </table:table-cell>
              <table:table-cell office:value-type="float" office:value="-139460608">
                <text:p>-139460608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831">
                <text:p>1831</text:p>
              </table:table-cell>
              <table:table-cell office:value-type="float" office:value="-139476992">
                <text:p>-139476992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833">
                <text:p>1833</text:p>
              </table:table-cell>
              <table:table-cell office:value-type="float" office:value="-139083776">
                <text:p>-139083776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835">
                <text:p>1835</text:p>
              </table:table-cell>
              <table:table-cell office:value-type="float" office:value="-138444800">
                <text:p>-138444800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837">
                <text:p>1837</text:p>
              </table:table-cell>
              <table:table-cell office:value-type="float" office:value="-137691136">
                <text:p>-13769113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839">
                <text:p>1839</text:p>
              </table:table-cell>
              <table:table-cell office:value-type="float" office:value="-136822784">
                <text:p>-136822784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841">
                <text:p>1841</text:p>
              </table:table-cell>
              <table:table-cell office:value-type="float" office:value="-136151040">
                <text:p>-13615104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843">
                <text:p>1843</text:p>
              </table:table-cell>
              <table:table-cell office:value-type="float" office:value="-135462912">
                <text:p>-135462912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845">
                <text:p>1845</text:p>
              </table:table-cell>
              <table:table-cell office:value-type="float" office:value="-134512640">
                <text:p>-13451264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847">
                <text:p>1847</text:p>
              </table:table-cell>
              <table:table-cell office:value-type="float" office:value="-133283840">
                <text:p>-133283840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849">
                <text:p>1849</text:p>
              </table:table-cell>
              <table:table-cell office:value-type="float" office:value="-131858432">
                <text:p>-13185843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851">
                <text:p>1851</text:p>
              </table:table-cell>
              <table:table-cell office:value-type="float" office:value="-130678784">
                <text:p>-130678784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853">
                <text:p>1853</text:p>
              </table:table-cell>
              <table:table-cell office:value-type="float" office:value="-129515520">
                <text:p>-12951552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855">
                <text:p>1855</text:p>
              </table:table-cell>
              <table:table-cell office:value-type="float" office:value="-127942656">
                <text:p>-127942656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857">
                <text:p>1857</text:p>
              </table:table-cell>
              <table:table-cell office:value-type="float" office:value="-126107648">
                <text:p>-12610764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859">
                <text:p>1859</text:p>
              </table:table-cell>
              <table:table-cell office:value-type="float" office:value="-124026880">
                <text:p>-124026880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861">
                <text:p>1861</text:p>
              </table:table-cell>
              <table:table-cell office:value-type="float" office:value="-121978880">
                <text:p>-12197888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863">
                <text:p>1863</text:p>
              </table:table-cell>
              <table:table-cell office:value-type="float" office:value="-120291328">
                <text:p>-120291328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865">
                <text:p>1865</text:p>
              </table:table-cell>
              <table:table-cell office:value-type="float" office:value="-118702080">
                <text:p>-11870208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867">
                <text:p>1867</text:p>
              </table:table-cell>
              <table:table-cell office:value-type="float" office:value="-117227520">
                <text:p>-11722752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869">
                <text:p>1869</text:p>
              </table:table-cell>
              <table:table-cell office:value-type="float" office:value="-115687424">
                <text:p>-115687424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871">
                <text:p>1871</text:p>
              </table:table-cell>
              <table:table-cell office:value-type="float" office:value="-113868800">
                <text:p>-11386880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873">
                <text:p>1873</text:p>
              </table:table-cell>
              <table:table-cell office:value-type="float" office:value="-111935488">
                <text:p>-111935488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875">
                <text:p>1875</text:p>
              </table:table-cell>
              <table:table-cell office:value-type="float" office:value="-110116864">
                <text:p>-110116864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877">
                <text:p>1877</text:p>
              </table:table-cell>
              <table:table-cell office:value-type="float" office:value="-108544000">
                <text:p>-10854400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879">
                <text:p>1879</text:p>
              </table:table-cell>
              <table:table-cell office:value-type="float" office:value="-106938368">
                <text:p>-106938368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881">
                <text:p>1881</text:p>
              </table:table-cell>
              <table:table-cell office:value-type="float" office:value="-105185280">
                <text:p>-10518528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883">
                <text:p>1883</text:p>
              </table:table-cell>
              <table:table-cell office:value-type="float" office:value="-103301120">
                <text:p>-10330112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885">
                <text:p>1885</text:p>
              </table:table-cell>
              <table:table-cell office:value-type="float" office:value="-101515264">
                <text:p>-101515264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887">
                <text:p>1887</text:p>
              </table:table-cell>
              <table:table-cell office:value-type="float" office:value="-100286464">
                <text:p>-100286464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889">
                <text:p>1889</text:p>
              </table:table-cell>
              <table:table-cell office:value-type="float" office:value="-99287040">
                <text:p>-9928704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891">
                <text:p>1891</text:p>
              </table:table-cell>
              <table:table-cell office:value-type="float" office:value="-98336768">
                <text:p>-98336768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893">
                <text:p>1893</text:p>
              </table:table-cell>
              <table:table-cell office:value-type="float" office:value="-97435648">
                <text:p>-97435648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895">
                <text:p>1895</text:p>
              </table:table-cell>
              <table:table-cell office:value-type="float" office:value="-96387072">
                <text:p>-96387072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897">
                <text:p>1897</text:p>
              </table:table-cell>
              <table:table-cell office:value-type="float" office:value="-95567872">
                <text:p>-95567872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899">
                <text:p>1899</text:p>
              </table:table-cell>
              <table:table-cell office:value-type="float" office:value="-95109120">
                <text:p>-9510912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901">
                <text:p>1901</text:p>
              </table:table-cell>
              <table:table-cell office:value-type="float" office:value="-94814208">
                <text:p>-94814208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903">
                <text:p>1903</text:p>
              </table:table-cell>
              <table:table-cell office:value-type="float" office:value="-94978048">
                <text:p>-94978048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905">
                <text:p>1905</text:p>
              </table:table-cell>
              <table:table-cell office:value-type="float" office:value="-95584256">
                <text:p>-9558425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907">
                <text:p>1907</text:p>
              </table:table-cell>
              <table:table-cell office:value-type="float" office:value="-96518144">
                <text:p>-9651814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909">
                <text:p>1909</text:p>
              </table:table-cell>
              <table:table-cell office:value-type="float" office:value="-97566720">
                <text:p>-9756672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911">
                <text:p>1911</text:p>
              </table:table-cell>
              <table:table-cell office:value-type="float" office:value="-98566144">
                <text:p>-98566144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913">
                <text:p>1913</text:p>
              </table:table-cell>
              <table:table-cell office:value-type="float" office:value="-99450880">
                <text:p>-99450880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915">
                <text:p>1915</text:p>
              </table:table-cell>
              <table:table-cell office:value-type="float" office:value="-100319232">
                <text:p>-100319232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917">
                <text:p>1917</text:p>
              </table:table-cell>
              <table:table-cell office:value-type="float" office:value="-101498880">
                <text:p>-10149888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919">
                <text:p>1919</text:p>
              </table:table-cell>
              <table:table-cell office:value-type="float" office:value="-103055360">
                <text:p>-10305536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921">
                <text:p>1921</text:p>
              </table:table-cell>
              <table:table-cell office:value-type="float" office:value="-104955904">
                <text:p>-10495590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923">
                <text:p>1923</text:p>
              </table:table-cell>
              <table:table-cell office:value-type="float" office:value="-107036672">
                <text:p>-107036672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925">
                <text:p>1925</text:p>
              </table:table-cell>
              <table:table-cell office:value-type="float" office:value="-108806144">
                <text:p>-108806144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927">
                <text:p>1927</text:p>
              </table:table-cell>
              <table:table-cell office:value-type="float" office:value="-110624768">
                <text:p>-110624768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929">
                <text:p>1929</text:p>
              </table:table-cell>
              <table:table-cell office:value-type="float" office:value="-112689152">
                <text:p>-112689152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931">
                <text:p>1931</text:p>
              </table:table-cell>
              <table:table-cell office:value-type="float" office:value="-114737152">
                <text:p>-114737152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933">
                <text:p>1933</text:p>
              </table:table-cell>
              <table:table-cell office:value-type="float" office:value="-116637696">
                <text:p>-116637696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935">
                <text:p>1935</text:p>
              </table:table-cell>
              <table:table-cell office:value-type="float" office:value="-118226944">
                <text:p>-118226944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937">
                <text:p>1937</text:p>
              </table:table-cell>
              <table:table-cell office:value-type="float" office:value="-119603200">
                <text:p>-11960320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939">
                <text:p>1939</text:p>
              </table:table-cell>
              <table:table-cell office:value-type="float" office:value="-120881152">
                <text:p>-120881152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941">
                <text:p>1941</text:p>
              </table:table-cell>
              <table:table-cell office:value-type="float" office:value="-122257408">
                <text:p>-122257408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943">
                <text:p>1943</text:p>
              </table:table-cell>
              <table:table-cell office:value-type="float" office:value="-123863040">
                <text:p>-123863040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945">
                <text:p>1945</text:p>
              </table:table-cell>
              <table:table-cell office:value-type="float" office:value="-125730816">
                <text:p>-125730816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947">
                <text:p>1947</text:p>
              </table:table-cell>
              <table:table-cell office:value-type="float" office:value="-127565824">
                <text:p>-127565824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949">
                <text:p>1949</text:p>
              </table:table-cell>
              <table:table-cell office:value-type="float" office:value="-128974848">
                <text:p>-12897484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951">
                <text:p>1951</text:p>
              </table:table-cell>
              <table:table-cell office:value-type="float" office:value="-130367488">
                <text:p>-130367488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953">
                <text:p>1953</text:p>
              </table:table-cell>
              <table:table-cell office:value-type="float" office:value="-131891200">
                <text:p>-131891200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955">
                <text:p>1955</text:p>
              </table:table-cell>
              <table:table-cell office:value-type="float" office:value="-132939776">
                <text:p>-13293977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957">
                <text:p>1957</text:p>
              </table:table-cell>
              <table:table-cell office:value-type="float" office:value="-133791744">
                <text:p>-133791744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959">
                <text:p>1959</text:p>
              </table:table-cell>
              <table:table-cell office:value-type="float" office:value="-134840320">
                <text:p>-134840320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961">
                <text:p>1961</text:p>
              </table:table-cell>
              <table:table-cell office:value-type="float" office:value="-135839744">
                <text:p>-13583974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963">
                <text:p>1963</text:p>
              </table:table-cell>
              <table:table-cell office:value-type="float" office:value="-136527872">
                <text:p>-13652787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965">
                <text:p>1965</text:p>
              </table:table-cell>
              <table:table-cell office:value-type="float" office:value="-137101312">
                <text:p>-137101312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967">
                <text:p>1967</text:p>
              </table:table-cell>
              <table:table-cell office:value-type="float" office:value="-137822208">
                <text:p>-137822208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969">
                <text:p>1969</text:p>
              </table:table-cell>
              <table:table-cell office:value-type="float" office:value="-138477568">
                <text:p>-138477568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971">
                <text:p>1971</text:p>
              </table:table-cell>
              <table:table-cell office:value-type="float" office:value="-139083776">
                <text:p>-139083776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973">
                <text:p>1973</text:p>
              </table:table-cell>
              <table:table-cell office:value-type="float" office:value="-139362304">
                <text:p>-139362304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975">
                <text:p>1975</text:p>
              </table:table-cell>
              <table:table-cell office:value-type="float" office:value="-139476992">
                <text:p>-139476992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977">
                <text:p>1977</text:p>
              </table:table-cell>
              <table:table-cell office:value-type="float" office:value="-139624448">
                <text:p>-13962444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979">
                <text:p>1979</text:p>
              </table:table-cell>
              <table:table-cell office:value-type="float" office:value="-139247616">
                <text:p>-139247616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981">
                <text:p>1981</text:p>
              </table:table-cell>
              <table:table-cell office:value-type="float" office:value="-138543104">
                <text:p>-13854310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983">
                <text:p>1983</text:p>
              </table:table-cell>
              <table:table-cell office:value-type="float" office:value="-137887744">
                <text:p>-137887744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985">
                <text:p>1985</text:p>
              </table:table-cell>
              <table:table-cell office:value-type="float" office:value="-137003008">
                <text:p>-137003008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987">
                <text:p>1987</text:p>
              </table:table-cell>
              <table:table-cell office:value-type="float" office:value="-136183808">
                <text:p>-136183808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989">
                <text:p>1989</text:p>
              </table:table-cell>
              <table:table-cell office:value-type="float" office:value="-135610368">
                <text:p>-135610368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991">
                <text:p>1991</text:p>
              </table:table-cell>
              <table:table-cell office:value-type="float" office:value="-134561792">
                <text:p>-134561792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993">
                <text:p>1993</text:p>
              </table:table-cell>
              <table:table-cell office:value-type="float" office:value="-133267456">
                <text:p>-133267456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995">
                <text:p>1995</text:p>
              </table:table-cell>
              <table:table-cell office:value-type="float" office:value="-131956736">
                <text:p>-131956736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997">
                <text:p>1997</text:p>
              </table:table-cell>
              <table:table-cell office:value-type="float" office:value="-130580480">
                <text:p>-13058048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999">
                <text:p>1999</text:p>
              </table:table-cell>
              <table:table-cell office:value-type="float" office:value="-129351680">
                <text:p>-12935168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